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rs" style:family="table">
      <style:table-properties style:width="6.6903in" fo:margin-left="0in" table:align="left" fo:background-color="transparent">
        <style:background-image/>
      </style:table-properties>
    </style:style>
    <style:style style:name="Users.A" style:family="table-column">
      <style:table-column-properties style:column-width="0.6576in"/>
    </style:style>
    <style:style style:name="Users.B" style:family="table-column">
      <style:table-column-properties style:column-width="0.7778in"/>
    </style:style>
    <style:style style:name="Users.C" style:family="table-column">
      <style:table-column-properties style:column-width="1.1861in"/>
    </style:style>
    <style:style style:name="Users.D" style:family="table-column">
      <style:table-column-properties style:column-width="4.0688in"/>
    </style:style>
    <style:style style:name="Users.A1" style:family="table-cell">
      <style:table-cell-properties style:writing-mode="page"/>
    </style:style>
    <style:style style:name="Users.B1" style:family="table-cell">
      <style:table-cell-properties fo:padding="0in" fo:border="none" style:writing-mode="page"/>
    </style:style>
    <style:style style:name="Users.2" style:family="table-row">
      <style:table-row-properties style:min-row-height="0.8083in" fo:background-color="transparent">
        <style:background-image/>
      </style:table-row-properties>
    </style:style>
    <style:style style:name="Users.A2" style:family="table-cell">
      <style:table-cell-properties fo:background-color="#dddddd" style:writing-mode="page">
        <style:background-image/>
      </style:table-cell-properties>
    </style:style>
    <style:style style:name="Users.3" style:family="table-row">
      <style:table-row-properties fo:background-color="transparent">
        <style:background-image/>
      </style:table-row-properties>
    </style:style>
    <style:style style:name="Users.4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6576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4.068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8083in" fo:background-color="transparent">
        <style:background-image/>
      </style:table-row-properties>
    </style:style>
    <style:style style:name="Table1.A2" style:family="table-cell">
      <style:table-cell-properties fo:background-color="#dddddd" style:writing-mode="page">
        <style:background-image/>
      </style:table-cell-properties>
    </style:style>
    <style:style style:name="Table2" style:family="table">
      <style:table-properties style:width="6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Table2.2" style:family="table-row">
      <style:table-row-properties style:min-row-height="0.8083in" fo:background-color="transparent">
        <style:background-image/>
      </style:table-row-properties>
    </style:style>
    <style:style style:name="Table2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3" style:family="table">
      <style:table-properties style:width="6.6903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6576in"/>
    </style:style>
    <style:style style:name="Table3.B" style:family="table-column">
      <style:table-column-properties style:column-width="0.7778in"/>
    </style:style>
    <style:style style:name="Table3.C" style:family="table-column">
      <style:table-column-properties style:column-width="1.1861in"/>
    </style:style>
    <style:style style:name="Table3.D" style:family="table-column">
      <style:table-column-properties style:column-width="4.0688in"/>
    </style:style>
    <style:style style:name="Table3.A1" style:family="table-cell">
      <style:table-cell-properties style:writing-mode="page"/>
    </style:style>
    <style:style style:name="Table3.B1" style:family="table-cell">
      <style:table-cell-properties fo:padding="0in" fo:border="none" style:writing-mode="page"/>
    </style:style>
    <style:style style:name="Table3.2" style:family="table-row">
      <style:table-row-properties style:min-row-height="1.1903in" fo:background-color="transparent">
        <style:background-image/>
      </style:table-row-properties>
    </style:style>
    <style:style style:name="Table3.A2" style:family="table-cell">
      <style:table-cell-properties fo:background-color="#ffffff" style:writing-mode="page">
        <style:background-image/>
      </style:table-cell-properties>
    </style:style>
    <style:style style:name="Table3.B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" style:family="table">
      <style:table-properties style:width="6.6903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1.4375in"/>
    </style:style>
    <style:style style:name="Table4.D" style:family="table-column">
      <style:table-column-properties style:column-width="3.1903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8083in" fo:background-color="transparent">
        <style:background-image/>
      </style:table-row-properties>
    </style:style>
    <style:style style:name="Table4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.14" style:family="table-row">
      <style:table-row-properties style:min-row-height="1in" fo:background-color="transparent">
        <style:background-image/>
      </style:table-row-properties>
    </style:style>
    <style:style style:name="P1" style:family="paragraph" style:parent-style-name="Table_20_Contents">
      <style:text-properties officeooo:paragraph-rsid="001d1c54"/>
    </style:style>
    <style:style style:name="P2" style:family="paragraph" style:parent-style-name="Table_20_Contents">
      <style:text-properties officeooo:rsid="001d1c54" officeooo:paragraph-rsid="001d1c54"/>
    </style:style>
    <style:style style:name="P3" style:family="paragraph" style:parent-style-name="Table_20_Contents">
      <style:text-properties officeooo:rsid="001d1c54" officeooo:paragraph-rsid="0025fb06"/>
    </style:style>
    <style:style style:name="P4" style:family="paragraph" style:parent-style-name="Table_20_Contents">
      <style:text-properties officeooo:rsid="001d1c54" officeooo:paragraph-rsid="002023e3"/>
    </style:style>
    <style:style style:name="P5" style:family="paragraph" style:parent-style-name="Table_20_Contents">
      <style:text-properties officeooo:rsid="001d1c54" officeooo:paragraph-rsid="0028a3ba"/>
    </style:style>
    <style:style style:name="P6" style:family="paragraph" style:parent-style-name="Table_20_Contents">
      <style:text-properties officeooo:rsid="001d1c54" officeooo:paragraph-rsid="002b6193"/>
    </style:style>
    <style:style style:name="P7" style:family="paragraph" style:parent-style-name="Table_20_Contents">
      <style:text-properties officeooo:rsid="001d1c54" officeooo:paragraph-rsid="002e5c41"/>
    </style:style>
    <style:style style:name="P8" style:family="paragraph" style:parent-style-name="Table_20_Contents">
      <style:text-properties officeooo:rsid="001d1c54" officeooo:paragraph-rsid="00320341"/>
    </style:style>
    <style:style style:name="P9" style:family="paragraph" style:parent-style-name="Table_20_Contents">
      <style:text-properties fo:font-weight="bold" officeooo:rsid="001d1c54" officeooo:paragraph-rsid="001d1c54" style:font-weight-asian="bold" style:font-weight-complex="bold"/>
    </style:style>
    <style:style style:name="P10" style:family="paragraph" style:parent-style-name="Table_20_Contents">
      <style:text-properties fo:font-weight="bold" officeooo:rsid="001d1c54" officeooo:paragraph-rsid="0028a3ba" style:font-weight-asian="bold" style:font-weight-complex="bold"/>
    </style:style>
    <style:style style:name="P11" style:family="paragraph" style:parent-style-name="Table_20_Contents">
      <style:text-properties fo:font-weight="bold" officeooo:rsid="001d1c54" officeooo:paragraph-rsid="002b6193" style:font-weight-asian="bold" style:font-weight-complex="bold"/>
    </style:style>
    <style:style style:name="P12" style:family="paragraph" style:parent-style-name="Table_20_Contents">
      <style:text-properties fo:font-weight="bold" officeooo:rsid="002baf0c" officeooo:paragraph-rsid="002baf0c" style:font-weight-asian="bold" style:font-weight-complex="bold"/>
    </style:style>
    <style:style style:name="P13" style:family="paragraph" style:parent-style-name="Table_20_Contents">
      <style:text-properties officeooo:rsid="002023e3" officeooo:paragraph-rsid="002023e3"/>
    </style:style>
    <style:style style:name="P14" style:family="paragraph" style:parent-style-name="Table_20_Contents">
      <style:text-properties officeooo:rsid="0020ac5b" officeooo:paragraph-rsid="0020ac5b"/>
    </style:style>
    <style:style style:name="P15" style:family="paragraph" style:parent-style-name="Table_20_Contents">
      <style:text-properties officeooo:rsid="0020e28b" officeooo:paragraph-rsid="0020e28b"/>
    </style:style>
    <style:style style:name="P16" style:family="paragraph" style:parent-style-name="Table_20_Contents">
      <style:text-properties officeooo:rsid="0020e28b" officeooo:paragraph-rsid="002241d3"/>
    </style:style>
    <style:style style:name="P17" style:family="paragraph" style:parent-style-name="Table_20_Contents">
      <style:text-properties officeooo:rsid="0020e28b" officeooo:paragraph-rsid="0028a3ba"/>
    </style:style>
    <style:style style:name="P18" style:family="paragraph" style:parent-style-name="Table_20_Contents">
      <style:text-properties officeooo:rsid="0020e28b" officeooo:paragraph-rsid="002b6193"/>
    </style:style>
    <style:style style:name="P19" style:family="paragraph" style:parent-style-name="Table_20_Contents">
      <style:text-properties officeooo:paragraph-rsid="002241d3"/>
    </style:style>
    <style:style style:name="P20" style:family="paragraph" style:parent-style-name="Table_20_Contents">
      <style:text-properties officeooo:rsid="0025fb06" officeooo:paragraph-rsid="0025fb06"/>
    </style:style>
    <style:style style:name="P21" style:family="paragraph" style:parent-style-name="Table_20_Contents">
      <style:text-properties officeooo:rsid="0025fb06" officeooo:paragraph-rsid="0028a3ba"/>
    </style:style>
    <style:style style:name="P22" style:family="paragraph" style:parent-style-name="Table_20_Contents">
      <style:text-properties officeooo:paragraph-rsid="0025fb06"/>
    </style:style>
    <style:style style:name="P23" style:family="paragraph" style:parent-style-name="Table_20_Contents">
      <style:text-properties officeooo:rsid="0026b253" officeooo:paragraph-rsid="0026b253"/>
    </style:style>
    <style:style style:name="P24" style:family="paragraph" style:parent-style-name="Table_20_Contents">
      <style:text-properties officeooo:rsid="0026b253" officeooo:paragraph-rsid="0028a3ba"/>
    </style:style>
    <style:style style:name="P25" style:family="paragraph" style:parent-style-name="Table_20_Contents">
      <style:text-properties officeooo:rsid="0026b253" officeooo:paragraph-rsid="002baf0c"/>
    </style:style>
    <style:style style:name="P26" style:family="paragraph" style:parent-style-name="Table_20_Contents">
      <style:text-properties officeooo:paragraph-rsid="002e5c41"/>
    </style:style>
    <style:style style:name="P27" style:family="paragraph" style:parent-style-name="Table_20_Contents">
      <style:text-properties officeooo:paragraph-rsid="0028a3ba"/>
    </style:style>
    <style:style style:name="P28" style:family="paragraph" style:parent-style-name="Table_20_Contents">
      <style:text-properties officeooo:rsid="0028a3ba" officeooo:paragraph-rsid="0028a3ba"/>
    </style:style>
    <style:style style:name="P29" style:family="paragraph" style:parent-style-name="Table_20_Contents">
      <style:text-properties officeooo:rsid="0028a3ba" officeooo:paragraph-rsid="002b6193"/>
    </style:style>
    <style:style style:name="P30" style:family="paragraph" style:parent-style-name="Table_20_Contents">
      <style:text-properties officeooo:rsid="0028a3ba" officeooo:paragraph-rsid="0039e93b"/>
    </style:style>
    <style:style style:name="P31" style:family="paragraph" style:parent-style-name="Table_20_Contents">
      <style:text-properties officeooo:paragraph-rsid="002b6193"/>
    </style:style>
    <style:style style:name="P32" style:family="paragraph" style:parent-style-name="Table_20_Contents">
      <style:text-properties officeooo:rsid="002baf0c" officeooo:paragraph-rsid="002baf0c"/>
    </style:style>
    <style:style style:name="P33" style:family="paragraph" style:parent-style-name="Table_20_Contents">
      <style:text-properties officeooo:rsid="002d8751" officeooo:paragraph-rsid="002d8751"/>
    </style:style>
    <style:style style:name="P34" style:family="paragraph" style:parent-style-name="Table_20_Contents">
      <style:text-properties officeooo:paragraph-rsid="002baf0c"/>
    </style:style>
    <style:style style:name="P35" style:family="paragraph" style:parent-style-name="Table_20_Contents">
      <style:text-properties officeooo:rsid="00320341" officeooo:paragraph-rsid="00320341"/>
    </style:style>
    <style:style style:name="P36" style:family="paragraph" style:parent-style-name="Table_20_Contents">
      <style:text-properties officeooo:rsid="00350267" officeooo:paragraph-rsid="00350267"/>
    </style:style>
    <style:style style:name="P37" style:family="paragraph" style:parent-style-name="Table_20_Contents">
      <style:text-properties officeooo:rsid="0039e93b" officeooo:paragraph-rsid="0039e93b"/>
    </style:style>
    <style:style style:name="P38" style:family="paragraph" style:parent-style-name="Table_20_Contents">
      <style:text-properties officeooo:rsid="003b506e" officeooo:paragraph-rsid="003b506e"/>
    </style:style>
    <style:style style:name="P39" style:family="paragraph" style:parent-style-name="Text_20_body">
      <style:text-properties officeooo:paragraph-rsid="001538c5"/>
    </style:style>
    <style:style style:name="P40" style:family="paragraph" style:parent-style-name="Text_20_body">
      <style:text-properties officeooo:paragraph-rsid="0019e560"/>
    </style:style>
    <style:style style:name="P41" style:family="paragraph" style:parent-style-name="Text_20_body">
      <style:text-properties officeooo:paragraph-rsid="00181654"/>
    </style:style>
    <style:style style:name="P42" style:family="paragraph" style:parent-style-name="Text_20_body">
      <style:text-properties officeooo:rsid="00181654" officeooo:paragraph-rsid="00181654"/>
    </style:style>
    <style:style style:name="P43" style:family="paragraph" style:parent-style-name="Text_20_body">
      <style:text-properties officeooo:rsid="0019e560" officeooo:paragraph-rsid="0019e560"/>
    </style:style>
    <style:style style:name="P44" style:family="paragraph" style:parent-style-name="Text_20_body">
      <style:text-properties officeooo:paragraph-rsid="001d1c54"/>
    </style:style>
    <style:style style:name="P45" style:family="paragraph" style:parent-style-name="Text_20_body">
      <style:text-properties officeooo:rsid="0020e28b" officeooo:paragraph-rsid="0020e28b"/>
    </style:style>
    <style:style style:name="P46" style:family="paragraph" style:parent-style-name="Text_20_body">
      <style:text-properties officeooo:paragraph-rsid="0028a3ba"/>
    </style:style>
    <style:style style:name="P47" style:family="paragraph" style:parent-style-name="Text_20_body">
      <style:text-properties officeooo:rsid="0028a3ba" officeooo:paragraph-rsid="0028a3ba" fo:background-color="#ffff00"/>
    </style:style>
    <style:style style:name="P48" style:family="paragraph" style:parent-style-name="Text_20_body">
      <style:text-properties officeooo:paragraph-rsid="002b6193"/>
    </style:style>
    <style:style style:name="P49" style:family="paragraph" style:parent-style-name="Text_20_body">
      <style:text-properties officeooo:rsid="0026b253" officeooo:paragraph-rsid="0026b253"/>
    </style:style>
    <style:style style:name="P50" style:family="paragraph" style:parent-style-name="Heading_20_1">
      <style:text-properties officeooo:paragraph-rsid="001538c5"/>
    </style:style>
    <style:style style:name="P51" style:family="paragraph" style:parent-style-name="Heading_20_1">
      <style:text-properties officeooo:paragraph-rsid="001d1c54"/>
    </style:style>
    <style:style style:name="P52" style:family="paragraph" style:parent-style-name="Heading_20_2">
      <style:text-properties officeooo:paragraph-rsid="001538c5"/>
    </style:style>
    <style:style style:name="P53" style:family="paragraph" style:parent-style-name="Heading_20_2">
      <style:text-properties officeooo:paragraph-rsid="00181654"/>
    </style:style>
    <style:style style:name="P54" style:family="paragraph" style:parent-style-name="Heading_20_2">
      <style:text-properties officeooo:paragraph-rsid="001d1c54"/>
    </style:style>
    <style:style style:name="P55" style:family="paragraph" style:parent-style-name="Heading_20_2">
      <style:text-properties officeooo:paragraph-rsid="003166f7"/>
    </style:style>
    <style:style style:name="P56" style:family="paragraph" style:parent-style-name="Heading_20_2">
      <style:text-properties officeooo:paragraph-rsid="003f3789"/>
    </style:style>
    <style:style style:name="P57" style:family="paragraph" style:parent-style-name="Heading_20_2">
      <style:text-properties officeooo:paragraph-rsid="004374bc"/>
    </style:style>
    <style:style style:name="P58" style:family="paragraph" style:parent-style-name="Heading_20_3">
      <style:text-properties officeooo:rsid="00173731" officeooo:paragraph-rsid="00173731"/>
    </style:style>
    <style:style style:name="P59" style:family="paragraph" style:parent-style-name="Heading_20_3">
      <style:text-properties officeooo:paragraph-rsid="00181654"/>
    </style:style>
    <style:style style:name="P60" style:family="paragraph" style:parent-style-name="Standard">
      <style:text-properties officeooo:paragraph-rsid="00651a42"/>
    </style:style>
    <style:style style:name="P61" style:family="paragraph" style:parent-style-name="Standard">
      <style:text-properties officeooo:rsid="0068a0dd" officeooo:paragraph-rsid="0068a0dd"/>
    </style:style>
    <style:style style:name="P62" style:family="paragraph" style:parent-style-name="Standard">
      <style:text-properties officeooo:rsid="006a3754" officeooo:paragraph-rsid="006a3754"/>
    </style:style>
    <style:style style:name="P63" style:family="paragraph" style:parent-style-name="Standard">
      <style:text-properties officeooo:rsid="006cc0a7" officeooo:paragraph-rsid="006cc0a7"/>
    </style:style>
    <style:style style:name="P64" style:family="paragraph" style:parent-style-name="Standard">
      <style:text-properties officeooo:rsid="006cc0a7" officeooo:paragraph-rsid="006f7dc5"/>
    </style:style>
    <style:style style:name="P65" style:family="paragraph" style:parent-style-name="Standard">
      <style:text-properties officeooo:rsid="007430ac" officeooo:paragraph-rsid="007430ac"/>
    </style:style>
    <style:style style:name="P66" style:family="paragraph" style:parent-style-name="Standard">
      <style:text-properties officeooo:rsid="0020e28b" officeooo:paragraph-rsid="00771b1a"/>
    </style:style>
    <style:style style:name="P67" style:family="paragraph" style:parent-style-name="Standard">
      <style:text-properties officeooo:rsid="00771b1a" officeooo:paragraph-rsid="00771b1a"/>
    </style:style>
    <style:style style:name="P68" style:family="paragraph" style:parent-style-name="Standard">
      <style:text-properties officeooo:rsid="00798d1a" officeooo:paragraph-rsid="00798d1a"/>
    </style:style>
    <style:style style:name="P69" style:family="paragraph" style:parent-style-name="Standard">
      <style:text-properties officeooo:rsid="00798d1a" officeooo:paragraph-rsid="00811b7e"/>
    </style:style>
    <style:style style:name="P70" style:family="paragraph" style:parent-style-name="Standard">
      <style:text-properties officeooo:paragraph-rsid="00798d1a"/>
    </style:style>
    <style:style style:name="P71" style:family="paragraph" style:parent-style-name="Standard">
      <style:text-properties officeooo:paragraph-rsid="00811b7e"/>
    </style:style>
    <style:style style:name="P72" style:family="paragraph" style:parent-style-name="Standard">
      <style:text-properties officeooo:rsid="00822935" officeooo:paragraph-rsid="00822935"/>
    </style:style>
    <style:style style:name="P73" style:family="paragraph" style:parent-style-name="Standard">
      <style:text-properties officeooo:rsid="00842689" officeooo:paragraph-rsid="00842689"/>
    </style:style>
    <style:style style:name="P74" style:family="paragraph" style:parent-style-name="Standard">
      <style:text-properties officeooo:rsid="00845614" officeooo:paragraph-rsid="00845614"/>
    </style:style>
    <style:style style:name="P75" style:family="paragraph" style:parent-style-name="Standard">
      <style:text-properties officeooo:paragraph-rsid="00822935"/>
    </style:style>
    <style:style style:name="P76" style:family="paragraph" style:parent-style-name="Standard">
      <style:text-properties officeooo:paragraph-rsid="00842689"/>
    </style:style>
    <style:style style:name="P77" style:family="paragraph" style:parent-style-name="Table_20_Contents" style:list-style-name="L8">
      <style:text-properties officeooo:paragraph-rsid="002d321d"/>
    </style:style>
    <style:style style:name="P78" style:family="paragraph" style:parent-style-name="Table_20_Contents" style:list-style-name="L8">
      <style:text-properties officeooo:paragraph-rsid="002e5c41"/>
    </style:style>
    <style:style style:name="P79" style:family="paragraph" style:parent-style-name="Table_20_Contents" style:list-style-name="L8">
      <style:text-properties officeooo:paragraph-rsid="002c74e6"/>
    </style:style>
    <style:style style:name="P80" style:family="paragraph" style:parent-style-name="Table_20_Contents" style:list-style-name="L8">
      <style:text-properties officeooo:paragraph-rsid="004c7102"/>
    </style:style>
    <style:style style:name="P81" style:family="paragraph" style:parent-style-name="Table_20_Contents" style:list-style-name="L8">
      <style:text-properties officeooo:paragraph-rsid="0052a34a"/>
    </style:style>
    <style:style style:name="P82" style:family="paragraph" style:parent-style-name="Table_20_Contents" style:list-style-name="L8">
      <style:text-properties officeooo:rsid="001d1c54" officeooo:paragraph-rsid="001d1c54"/>
    </style:style>
    <style:style style:name="P83" style:family="paragraph" style:parent-style-name="Table_20_Contents" style:list-style-name="L8">
      <style:text-properties officeooo:rsid="001d1c54" officeooo:paragraph-rsid="0025fb06"/>
    </style:style>
    <style:style style:name="P84" style:family="paragraph" style:parent-style-name="Table_20_Contents" style:list-style-name="L8">
      <style:text-properties officeooo:rsid="001d1c54" officeooo:paragraph-rsid="002241d3"/>
    </style:style>
    <style:style style:name="P85" style:family="paragraph" style:parent-style-name="Table_20_Contents" style:list-style-name="L9">
      <style:text-properties officeooo:rsid="001d1c54" officeooo:paragraph-rsid="001d1c54"/>
    </style:style>
    <style:style style:name="P86" style:family="paragraph" style:parent-style-name="Table_20_Contents" style:list-style-name="L11">
      <style:text-properties officeooo:rsid="001d1c54" officeooo:paragraph-rsid="0028a3ba"/>
    </style:style>
    <style:style style:name="P87" style:family="paragraph" style:parent-style-name="Table_20_Contents" style:list-style-name="L12">
      <style:text-properties officeooo:rsid="001d1c54" officeooo:paragraph-rsid="0028a3ba"/>
    </style:style>
    <style:style style:name="P88" style:family="paragraph" style:parent-style-name="Table_20_Contents" style:list-style-name="L13">
      <style:text-properties officeooo:rsid="001d1c54" officeooo:paragraph-rsid="002baf0c"/>
    </style:style>
    <style:style style:name="P89" style:family="paragraph" style:parent-style-name="Table_20_Contents">
      <style:text-properties officeooo:rsid="001d1c54" officeooo:paragraph-rsid="002b6193"/>
    </style:style>
    <style:style style:name="P90" style:family="paragraph" style:parent-style-name="Table_20_Contents">
      <style:text-properties officeooo:rsid="001d1c54" officeooo:paragraph-rsid="003f3789"/>
    </style:style>
    <style:style style:name="P91" style:family="paragraph" style:parent-style-name="Table_20_Contents" style:list-style-name="L17">
      <style:text-properties officeooo:rsid="001d1c54" officeooo:paragraph-rsid="004f76c9"/>
    </style:style>
    <style:style style:name="P92" style:family="paragraph" style:parent-style-name="Table_20_Contents">
      <style:text-properties officeooo:rsid="001d1c54" officeooo:paragraph-rsid="004f76c9"/>
    </style:style>
    <style:style style:name="P93" style:family="paragraph" style:parent-style-name="Table_20_Contents">
      <style:text-properties officeooo:rsid="001d1c54" officeooo:paragraph-rsid="0052a34a"/>
    </style:style>
    <style:style style:name="P94" style:family="paragraph" style:parent-style-name="Table_20_Contents">
      <style:text-properties officeooo:rsid="001d1c54" officeooo:paragraph-rsid="002e5c41"/>
    </style:style>
    <style:style style:name="P95" style:family="paragraph" style:parent-style-name="Table_20_Contents">
      <style:text-properties officeooo:rsid="001d1c54" officeooo:paragraph-rsid="00320341"/>
    </style:style>
    <style:style style:name="P96" style:family="paragraph" style:parent-style-name="Table_20_Contents">
      <style:text-properties officeooo:rsid="001d1c54" officeooo:paragraph-rsid="00651a42"/>
    </style:style>
    <style:style style:name="P97" style:family="paragraph" style:parent-style-name="Table_20_Contents">
      <style:text-properties officeooo:rsid="001d1c54" officeooo:paragraph-rsid="00653e42"/>
    </style:style>
    <style:style style:name="P98" style:family="paragraph" style:parent-style-name="Table_20_Contents">
      <style:text-properties officeooo:rsid="001d1c54" officeooo:paragraph-rsid="0068a0dd"/>
    </style:style>
    <style:style style:name="P99" style:family="paragraph" style:parent-style-name="Table_20_Contents">
      <style:text-properties officeooo:rsid="001d1c54" officeooo:paragraph-rsid="006b928c"/>
    </style:style>
    <style:style style:name="P100" style:family="paragraph" style:parent-style-name="Table_20_Contents">
      <style:text-properties officeooo:rsid="001d1c54" officeooo:paragraph-rsid="006cc0a7"/>
    </style:style>
    <style:style style:name="P101" style:family="paragraph" style:parent-style-name="Table_20_Contents">
      <style:text-properties officeooo:rsid="001d1c54" officeooo:paragraph-rsid="0071d83b"/>
    </style:style>
    <style:style style:name="P102" style:family="paragraph" style:parent-style-name="Table_20_Contents">
      <style:text-properties officeooo:rsid="001d1c54" officeooo:paragraph-rsid="0075421d"/>
    </style:style>
    <style:style style:name="P103" style:family="paragraph" style:parent-style-name="Table_20_Contents">
      <style:text-properties officeooo:rsid="001d1c54" officeooo:paragraph-rsid="0078708d"/>
    </style:style>
    <style:style style:name="P104" style:family="paragraph" style:parent-style-name="Table_20_Contents">
      <style:text-properties officeooo:rsid="001d1c54" officeooo:paragraph-rsid="00798e79"/>
    </style:style>
    <style:style style:name="P105" style:family="paragraph" style:parent-style-name="Table_20_Contents">
      <style:text-properties officeooo:rsid="001d1c54" officeooo:paragraph-rsid="00811b7e"/>
    </style:style>
    <style:style style:name="P106" style:family="paragraph" style:parent-style-name="Table_20_Contents">
      <style:text-properties officeooo:rsid="001d1c54" officeooo:paragraph-rsid="00822935"/>
    </style:style>
    <style:style style:name="P107" style:family="paragraph" style:parent-style-name="Table_20_Contents">
      <style:text-properties officeooo:rsid="001d1c54" officeooo:paragraph-rsid="00845614"/>
    </style:style>
    <style:style style:name="P108" style:family="paragraph" style:parent-style-name="Table_20_Contents" style:list-style-name="L9">
      <style:text-properties officeooo:paragraph-rsid="001d1c54"/>
    </style:style>
    <style:style style:name="P109" style:family="paragraph" style:parent-style-name="Table_20_Contents" style:list-style-name="L10">
      <style:text-properties officeooo:paragraph-rsid="0025fb06"/>
    </style:style>
    <style:style style:name="P110" style:family="paragraph" style:parent-style-name="Table_20_Contents" style:list-style-name="L8">
      <style:text-properties officeooo:rsid="0026b253" officeooo:paragraph-rsid="0026b253"/>
    </style:style>
    <style:style style:name="P111" style:family="paragraph" style:parent-style-name="Table_20_Contents" style:list-style-name="L8">
      <style:text-properties officeooo:rsid="002a34ae" officeooo:paragraph-rsid="002a34ae"/>
    </style:style>
    <style:style style:name="P112" style:family="paragraph" style:parent-style-name="Table_20_Contents" style:list-style-name="L8">
      <style:text-properties officeooo:rsid="002a34ae" officeooo:paragraph-rsid="002b6193"/>
    </style:style>
    <style:style style:name="P113" style:family="paragraph" style:parent-style-name="Table_20_Contents" style:list-style-name="L8">
      <style:text-properties officeooo:rsid="002a34ae" officeooo:paragraph-rsid="002c74e6"/>
    </style:style>
    <style:style style:name="P114" style:family="paragraph" style:parent-style-name="Table_20_Contents" style:list-style-name="L8">
      <style:text-properties officeooo:rsid="002a34ae" officeooo:paragraph-rsid="002d321d"/>
    </style:style>
    <style:style style:name="P115" style:family="paragraph" style:parent-style-name="Table_20_Contents" style:list-style-name="L8">
      <style:text-properties officeooo:rsid="002a34ae" officeooo:paragraph-rsid="004f76c9"/>
    </style:style>
    <style:style style:name="P116" style:family="paragraph" style:parent-style-name="Table_20_Contents" style:list-style-name="L8">
      <style:text-properties officeooo:rsid="002a34ae" officeooo:paragraph-rsid="0052a34a"/>
    </style:style>
    <style:style style:name="P117" style:family="paragraph" style:parent-style-name="Table_20_Contents" style:list-style-name="L8">
      <style:text-properties officeooo:rsid="002a34ae" officeooo:paragraph-rsid="00547628"/>
    </style:style>
    <style:style style:name="P118" style:family="paragraph" style:parent-style-name="Table_20_Contents" style:list-style-name="L13">
      <style:text-properties officeooo:rsid="002a34ae" officeooo:paragraph-rsid="002d321d"/>
    </style:style>
    <style:style style:name="P119" style:family="paragraph" style:parent-style-name="Table_20_Contents">
      <style:text-properties officeooo:rsid="002a34ae" officeooo:paragraph-rsid="002d321d"/>
    </style:style>
    <style:style style:name="P120" style:family="paragraph" style:parent-style-name="Table_20_Contents" style:list-style-name="L18">
      <style:text-properties officeooo:rsid="002a34ae" officeooo:paragraph-rsid="0052a34a"/>
    </style:style>
    <style:style style:name="P121" style:family="paragraph" style:parent-style-name="Table_20_Contents" style:list-style-name="L13">
      <style:text-properties officeooo:paragraph-rsid="002baf0c"/>
    </style:style>
    <style:style style:name="P122" style:family="paragraph" style:parent-style-name="Table_20_Contents" style:list-style-name="L13">
      <style:text-properties officeooo:paragraph-rsid="002d321d"/>
    </style:style>
    <style:style style:name="P123" style:family="paragraph" style:parent-style-name="Table_20_Contents" style:list-style-name="L13">
      <style:text-properties officeooo:paragraph-rsid="00653e42"/>
    </style:style>
    <style:style style:name="P124" style:family="paragraph" style:parent-style-name="Table_20_Contents" style:list-style-name="L13">
      <style:text-properties officeooo:paragraph-rsid="0068a0dd"/>
    </style:style>
    <style:style style:name="P125" style:family="paragraph" style:parent-style-name="Table_20_Contents" style:list-style-name="L14">
      <style:text-properties officeooo:paragraph-rsid="002e5c41"/>
    </style:style>
    <style:style style:name="P126" style:family="paragraph" style:parent-style-name="Table_20_Contents" style:list-style-name="L14">
      <style:text-properties officeooo:rsid="00320341" officeooo:paragraph-rsid="00320341"/>
    </style:style>
    <style:style style:name="P127" style:family="paragraph" style:parent-style-name="Table_20_Contents">
      <style:text-properties officeooo:rsid="00320341" officeooo:paragraph-rsid="00320341"/>
    </style:style>
    <style:style style:name="P128" style:family="paragraph" style:parent-style-name="Table_20_Contents">
      <style:text-properties officeooo:rsid="00336cc2" officeooo:paragraph-rsid="002baf0c"/>
    </style:style>
    <style:style style:name="P129" style:family="paragraph" style:parent-style-name="Table_20_Contents">
      <style:text-properties fo:font-weight="bold" officeooo:rsid="002baf0c" officeooo:paragraph-rsid="003f3789" style:font-weight-asian="bold" style:font-weight-complex="bold"/>
    </style:style>
    <style:style style:name="P130" style:family="paragraph" style:parent-style-name="Table_20_Contents">
      <style:text-properties fo:font-weight="bold" officeooo:rsid="002baf0c" officeooo:paragraph-rsid="004374bc" style:font-weight-asian="bold" style:font-weight-complex="bold"/>
    </style:style>
    <style:style style:name="P131" style:family="paragraph" style:parent-style-name="Table_20_Contents">
      <style:text-properties fo:font-weight="bold" officeooo:rsid="001d1c54" officeooo:paragraph-rsid="003f3789" style:font-weight-asian="bold" style:font-weight-complex="bold"/>
    </style:style>
    <style:style style:name="P132" style:family="paragraph" style:parent-style-name="Table_20_Contents">
      <style:text-properties fo:font-weight="bold" officeooo:rsid="001d1c54" officeooo:paragraph-rsid="004374bc" style:font-weight-asian="bold" style:font-weight-complex="bold"/>
    </style:style>
    <style:style style:name="P133" style:family="paragraph" style:parent-style-name="Table_20_Contents">
      <style:text-properties officeooo:rsid="0028a3ba" officeooo:paragraph-rsid="003f3789"/>
    </style:style>
    <style:style style:name="P134" style:family="paragraph" style:parent-style-name="Table_20_Contents">
      <style:text-properties officeooo:rsid="0028a3ba" officeooo:paragraph-rsid="004494e7"/>
    </style:style>
    <style:style style:name="P135" style:family="paragraph" style:parent-style-name="Table_20_Contents">
      <style:text-properties officeooo:rsid="0028a3ba" officeooo:paragraph-rsid="002b6193"/>
    </style:style>
    <style:style style:name="P136" style:family="paragraph" style:parent-style-name="Table_20_Contents">
      <style:text-properties officeooo:rsid="0028a3ba" officeooo:paragraph-rsid="00606d2b"/>
    </style:style>
    <style:style style:name="P137" style:family="paragraph" style:parent-style-name="Table_20_Contents">
      <style:text-properties officeooo:rsid="0020e28b" officeooo:paragraph-rsid="003f3789"/>
    </style:style>
    <style:style style:name="P138" style:family="paragraph" style:parent-style-name="Table_20_Contents">
      <style:text-properties officeooo:rsid="0020e28b" officeooo:paragraph-rsid="004374bc"/>
    </style:style>
    <style:style style:name="P139" style:family="paragraph" style:parent-style-name="Table_20_Contents">
      <style:text-properties officeooo:rsid="0020e28b" officeooo:paragraph-rsid="00771b1a"/>
    </style:style>
    <style:style style:name="P140" style:family="paragraph" style:parent-style-name="Table_20_Contents">
      <style:text-properties officeooo:paragraph-rsid="003f3789"/>
    </style:style>
    <style:style style:name="P141" style:family="paragraph" style:parent-style-name="Table_20_Contents">
      <style:text-properties officeooo:rsid="0041f882" officeooo:paragraph-rsid="0041f882"/>
    </style:style>
    <style:style style:name="P142" style:family="paragraph" style:parent-style-name="Table_20_Contents">
      <style:text-properties officeooo:rsid="0041f882" officeooo:paragraph-rsid="004992ff"/>
    </style:style>
    <style:style style:name="P143" style:family="paragraph" style:parent-style-name="Table_20_Contents">
      <style:text-properties officeooo:paragraph-rsid="004494e7"/>
    </style:style>
    <style:style style:name="P144" style:family="paragraph" style:parent-style-name="Table_20_Contents">
      <style:text-properties officeooo:rsid="004494e7" officeooo:paragraph-rsid="004494e7" fo:background-color="#ffff00"/>
    </style:style>
    <style:style style:name="P145" style:family="paragraph" style:parent-style-name="Table_20_Contents">
      <style:text-properties officeooo:rsid="004494e7" officeooo:paragraph-rsid="00497a28" fo:background-color="#ffff00"/>
    </style:style>
    <style:style style:name="P146" style:family="paragraph" style:parent-style-name="Table_20_Contents">
      <style:text-properties officeooo:rsid="004494e7" officeooo:paragraph-rsid="006b928c" fo:background-color="#ffff00"/>
    </style:style>
    <style:style style:name="P147" style:family="paragraph" style:parent-style-name="Table_20_Contents">
      <style:text-properties officeooo:rsid="004494e7" officeooo:paragraph-rsid="0085191f" fo:background-color="#ffff00"/>
    </style:style>
    <style:style style:name="P148" style:family="paragraph" style:parent-style-name="Table_20_Contents">
      <style:text-properties officeooo:rsid="002d321d" officeooo:paragraph-rsid="002d321d" fo:background-color="#ffff00"/>
    </style:style>
    <style:style style:name="P149" style:family="paragraph" style:parent-style-name="Table_20_Contents">
      <style:text-properties officeooo:paragraph-rsid="00451430"/>
    </style:style>
    <style:style style:name="P150" style:family="paragraph" style:parent-style-name="Table_20_Contents">
      <style:text-properties officeooo:rsid="004589b3" officeooo:paragraph-rsid="004589b3"/>
    </style:style>
    <style:style style:name="P151" style:family="paragraph" style:parent-style-name="Table_20_Contents">
      <style:text-properties officeooo:rsid="00472670" officeooo:paragraph-rsid="00472670"/>
    </style:style>
    <style:style style:name="P152" style:family="paragraph" style:parent-style-name="Table_20_Contents">
      <style:text-properties officeooo:paragraph-rsid="00497a28"/>
    </style:style>
    <style:style style:name="P153" style:family="paragraph" style:parent-style-name="Table_20_Contents">
      <style:text-properties fo:font-style="italic" officeooo:paragraph-rsid="004374bc" style:font-style-asian="italic" style:font-style-complex="italic"/>
    </style:style>
    <style:style style:name="P154" style:family="paragraph" style:parent-style-name="Table_20_Contents">
      <style:text-properties officeooo:rsid="004a82d7" officeooo:paragraph-rsid="004a82d7"/>
    </style:style>
    <style:style style:name="P155" style:family="paragraph" style:parent-style-name="Table_20_Contents">
      <style:text-properties officeooo:rsid="00350267" officeooo:paragraph-rsid="00350267"/>
    </style:style>
    <style:style style:name="P156" style:family="paragraph" style:parent-style-name="Table_20_Contents">
      <style:text-properties officeooo:rsid="00350267" officeooo:paragraph-rsid="00651a42"/>
    </style:style>
    <style:style style:name="P157" style:family="paragraph" style:parent-style-name="Table_20_Contents">
      <style:text-properties officeooo:rsid="004c7102" officeooo:paragraph-rsid="004c7102"/>
    </style:style>
    <style:style style:name="P158" style:family="paragraph" style:parent-style-name="Table_20_Contents" style:list-style-name="L20">
      <style:text-properties officeooo:rsid="004c7102" officeooo:paragraph-rsid="004c7102"/>
    </style:style>
    <style:style style:name="P159" style:family="paragraph" style:parent-style-name="Table_20_Contents" style:list-style-name="L20">
      <style:text-properties officeooo:rsid="004c7102" officeooo:paragraph-rsid="006b928c"/>
    </style:style>
    <style:style style:name="P160" style:family="paragraph" style:parent-style-name="Table_20_Contents" style:list-style-name="L20">
      <style:text-properties officeooo:rsid="004c7102" officeooo:paragraph-rsid="0075421d"/>
    </style:style>
    <style:style style:name="P161" style:family="paragraph" style:parent-style-name="Table_20_Contents" style:list-style-name="L20">
      <style:text-properties officeooo:rsid="004c7102" officeooo:paragraph-rsid="0078708d"/>
    </style:style>
    <style:style style:name="P162" style:family="paragraph" style:parent-style-name="Table_20_Contents" style:list-style-name="L20">
      <style:text-properties officeooo:rsid="004c7102" officeooo:paragraph-rsid="00798e79"/>
    </style:style>
    <style:style style:name="P163" style:family="paragraph" style:parent-style-name="Table_20_Contents" style:list-style-name="L20">
      <style:text-properties officeooo:rsid="004c7102" officeooo:paragraph-rsid="00811b7e"/>
    </style:style>
    <style:style style:name="P164" style:family="paragraph" style:parent-style-name="Table_20_Contents" style:list-style-name="L20">
      <style:text-properties officeooo:rsid="004c7102" officeooo:paragraph-rsid="00822935"/>
    </style:style>
    <style:style style:name="P165" style:family="paragraph" style:parent-style-name="Table_20_Contents" style:list-style-name="L20">
      <style:text-properties officeooo:rsid="004c7102" officeooo:paragraph-rsid="00845614"/>
    </style:style>
    <style:style style:name="P166" style:family="paragraph" style:parent-style-name="Table_20_Contents" style:list-style-name="L13">
      <style:text-properties officeooo:rsid="004c7102" officeooo:paragraph-rsid="00653e42"/>
    </style:style>
    <style:style style:name="P167" style:family="paragraph" style:parent-style-name="Table_20_Contents">
      <style:text-properties officeooo:paragraph-rsid="002b6193"/>
    </style:style>
    <style:style style:name="P168" style:family="paragraph" style:parent-style-name="Table_20_Contents">
      <style:text-properties officeooo:paragraph-rsid="004c7102"/>
    </style:style>
    <style:style style:name="P169" style:family="paragraph" style:parent-style-name="Table_20_Contents">
      <style:text-properties officeooo:rsid="004f76c9" officeooo:paragraph-rsid="004f76c9"/>
    </style:style>
    <style:style style:name="P170" style:family="paragraph" style:parent-style-name="Table_20_Contents">
      <style:text-properties officeooo:paragraph-rsid="002baf0c"/>
    </style:style>
    <style:style style:name="P171" style:family="paragraph" style:parent-style-name="Table_20_Contents">
      <style:text-properties officeooo:paragraph-rsid="004f76c9"/>
    </style:style>
    <style:style style:name="P172" style:family="paragraph" style:parent-style-name="Table_20_Contents">
      <style:text-properties officeooo:paragraph-rsid="00320341"/>
    </style:style>
    <style:style style:name="P173" style:family="paragraph" style:parent-style-name="Table_20_Contents">
      <style:text-properties officeooo:rsid="0052a34a" officeooo:paragraph-rsid="0052a34a"/>
    </style:style>
    <style:style style:name="P174" style:family="paragraph" style:parent-style-name="Table_20_Contents">
      <style:text-properties officeooo:rsid="002d321d" officeooo:paragraph-rsid="002d321d" fo:background-color="transparent"/>
    </style:style>
    <style:style style:name="P175" style:family="paragraph" style:parent-style-name="Table_20_Contents">
      <style:text-properties officeooo:rsid="002d321d" officeooo:paragraph-rsid="0052a34a" fo:background-color="transparent"/>
    </style:style>
    <style:style style:name="P176" style:family="paragraph" style:parent-style-name="Table_20_Contents">
      <style:text-properties officeooo:rsid="0052a34a" officeooo:paragraph-rsid="0052a34a" fo:background-color="transparent"/>
    </style:style>
    <style:style style:name="P177" style:family="paragraph" style:parent-style-name="Table_20_Contents" style:list-style-name="L22">
      <style:text-properties officeooo:rsid="004494e7" officeooo:paragraph-rsid="006b928c" fo:background-color="transparent"/>
    </style:style>
    <style:style style:name="P178" style:family="paragraph" style:parent-style-name="Table_20_Contents" style:list-style-name="L22">
      <style:text-properties officeooo:rsid="004494e7" officeooo:paragraph-rsid="0071d83b" fo:background-color="transparent"/>
    </style:style>
    <style:style style:name="P179" style:family="paragraph" style:parent-style-name="Table_20_Contents" style:list-style-name="L24">
      <style:text-properties officeooo:rsid="004494e7" officeooo:paragraph-rsid="0075421d" fo:background-color="transparent"/>
    </style:style>
    <style:style style:name="P180" style:family="paragraph" style:parent-style-name="Table_20_Contents">
      <style:text-properties officeooo:paragraph-rsid="0052a34a"/>
    </style:style>
    <style:style style:name="P181" style:family="paragraph" style:parent-style-name="Table_20_Contents">
      <style:text-properties officeooo:rsid="00547628" officeooo:paragraph-rsid="00547628"/>
    </style:style>
    <style:style style:name="P182" style:family="paragraph" style:parent-style-name="Table_20_Contents">
      <style:text-properties officeooo:rsid="002d8751" officeooo:paragraph-rsid="002d8751"/>
    </style:style>
    <style:style style:name="P183" style:family="paragraph" style:parent-style-name="Table_20_Contents">
      <style:text-properties officeooo:paragraph-rsid="002e5c41"/>
    </style:style>
    <style:style style:name="P184" style:family="paragraph" style:parent-style-name="Table_20_Contents">
      <style:text-properties fo:font-style="normal" officeooo:paragraph-rsid="004374bc" style:font-style-asian="normal" style:font-style-complex="normal"/>
    </style:style>
    <style:style style:name="P185" style:family="paragraph" style:parent-style-name="Table_20_Contents">
      <style:text-properties fo:font-style="normal" officeooo:rsid="0058e000" officeooo:paragraph-rsid="0058e000" style:font-style-asian="normal" style:font-style-complex="normal"/>
    </style:style>
    <style:style style:name="P186" style:family="paragraph" style:parent-style-name="Table_20_Contents">
      <style:text-properties fo:font-style="normal" officeooo:rsid="006316f3" officeooo:paragraph-rsid="006316f3" style:font-style-asian="normal" style:font-style-complex="normal"/>
    </style:style>
    <style:style style:name="P187" style:family="paragraph" style:parent-style-name="Table_20_Contents">
      <style:text-properties fo:font-style="normal" officeooo:paragraph-rsid="006e58fb" style:font-style-asian="normal" style:font-style-complex="normal"/>
    </style:style>
    <style:style style:name="P188" style:family="paragraph" style:parent-style-name="Table_20_Contents">
      <style:text-properties fo:font-style="normal" officeooo:paragraph-rsid="00732661" style:font-style-asian="normal" style:font-style-complex="normal"/>
    </style:style>
    <style:style style:name="P189" style:family="paragraph" style:parent-style-name="Table_20_Contents">
      <style:text-properties fo:font-style="normal" officeooo:paragraph-rsid="00798d1a" style:font-style-asian="normal" style:font-style-complex="normal"/>
    </style:style>
    <style:style style:name="P190" style:family="paragraph" style:parent-style-name="Table_20_Contents">
      <style:text-properties fo:font-style="normal" officeooo:paragraph-rsid="0089f003" style:font-style-asian="normal" style:font-style-complex="normal"/>
    </style:style>
    <style:style style:name="P191" style:family="paragraph" style:parent-style-name="Table_20_Contents">
      <style:text-properties officeooo:rsid="006049e6" officeooo:paragraph-rsid="006049e6"/>
    </style:style>
    <style:style style:name="P192" style:family="paragraph" style:parent-style-name="Table_20_Contents">
      <style:text-properties officeooo:rsid="006049e6" officeooo:paragraph-rsid="00606d2b"/>
    </style:style>
    <style:style style:name="P193" style:family="paragraph" style:parent-style-name="Table_20_Contents">
      <style:text-properties officeooo:rsid="00606d2b" officeooo:paragraph-rsid="00606d2b"/>
    </style:style>
    <style:style style:name="P194" style:family="paragraph" style:parent-style-name="Table_20_Contents">
      <style:text-properties officeooo:paragraph-rsid="00606d2b"/>
    </style:style>
    <style:style style:name="P195" style:family="paragraph" style:parent-style-name="Table_20_Contents">
      <style:text-properties officeooo:rsid="006316f3" officeooo:paragraph-rsid="006316f3"/>
    </style:style>
    <style:style style:name="P196" style:family="paragraph" style:parent-style-name="Table_20_Contents">
      <style:text-properties officeooo:rsid="00651a42" officeooo:paragraph-rsid="00651a42"/>
    </style:style>
    <style:style style:name="P197" style:family="paragraph" style:parent-style-name="Table_20_Contents" style:list-style-name="L21">
      <style:text-properties officeooo:rsid="00651a42" officeooo:paragraph-rsid="00651a42"/>
    </style:style>
    <style:style style:name="P198" style:family="paragraph" style:parent-style-name="Table_20_Contents">
      <style:text-properties officeooo:rsid="00654480" officeooo:paragraph-rsid="00654480"/>
    </style:style>
    <style:style style:name="P199" style:family="paragraph" style:parent-style-name="Table_20_Contents" style:list-style-name="L20">
      <style:text-properties officeooo:paragraph-rsid="004c7102"/>
    </style:style>
    <style:style style:name="P200" style:family="paragraph" style:parent-style-name="Table_20_Contents" style:list-style-name="L20">
      <style:text-properties officeooo:paragraph-rsid="006b928c"/>
    </style:style>
    <style:style style:name="P201" style:family="paragraph" style:parent-style-name="Table_20_Contents" style:list-style-name="L20">
      <style:text-properties officeooo:paragraph-rsid="0075421d"/>
    </style:style>
    <style:style style:name="P202" style:family="paragraph" style:parent-style-name="Table_20_Contents" style:list-style-name="L20">
      <style:text-properties officeooo:paragraph-rsid="0078708d"/>
    </style:style>
    <style:style style:name="P203" style:family="paragraph" style:parent-style-name="Table_20_Contents" style:list-style-name="L20">
      <style:text-properties officeooo:paragraph-rsid="00798e79"/>
    </style:style>
    <style:style style:name="P204" style:family="paragraph" style:parent-style-name="Table_20_Contents" style:list-style-name="L20">
      <style:text-properties officeooo:paragraph-rsid="00811b7e"/>
    </style:style>
    <style:style style:name="P205" style:family="paragraph" style:parent-style-name="Table_20_Contents" style:list-style-name="L20">
      <style:text-properties officeooo:paragraph-rsid="00822935"/>
    </style:style>
    <style:style style:name="P206" style:family="paragraph" style:parent-style-name="Table_20_Contents" style:list-style-name="L20">
      <style:text-properties officeooo:paragraph-rsid="00845614"/>
    </style:style>
    <style:style style:name="P207" style:family="paragraph" style:parent-style-name="Table_20_Contents">
      <style:text-properties officeooo:rsid="0068a0dd" officeooo:paragraph-rsid="0068a0dd"/>
    </style:style>
    <style:style style:name="P208" style:family="paragraph" style:parent-style-name="Table_20_Contents" style:list-style-name="L13">
      <style:text-properties officeooo:rsid="0068a0dd" officeooo:paragraph-rsid="0068a0dd"/>
    </style:style>
    <style:style style:name="P209" style:family="paragraph" style:parent-style-name="Table_20_Contents">
      <style:text-properties officeooo:rsid="006a3754" officeooo:paragraph-rsid="006a3754"/>
    </style:style>
    <style:style style:name="P210" style:family="paragraph" style:parent-style-name="Table_20_Contents">
      <style:text-properties officeooo:rsid="006cc0a7" officeooo:paragraph-rsid="006cc0a7"/>
    </style:style>
    <style:style style:name="P211" style:family="paragraph" style:parent-style-name="Table_20_Contents">
      <style:text-properties officeooo:rsid="006ffc6d" officeooo:paragraph-rsid="006ffc6d"/>
    </style:style>
    <style:style style:name="P212" style:family="paragraph" style:parent-style-name="Table_20_Contents">
      <style:text-properties officeooo:rsid="007282ec" officeooo:paragraph-rsid="007282ec"/>
    </style:style>
    <style:style style:name="P213" style:family="paragraph" style:parent-style-name="Table_20_Contents">
      <style:text-properties officeooo:rsid="00732db0" officeooo:paragraph-rsid="00732db0"/>
    </style:style>
    <style:style style:name="P214" style:family="paragraph" style:parent-style-name="Table_20_Contents">
      <style:text-properties officeooo:rsid="0075421d" officeooo:paragraph-rsid="0075421d"/>
    </style:style>
    <style:style style:name="P215" style:family="paragraph" style:parent-style-name="Table_20_Contents">
      <style:text-properties officeooo:paragraph-rsid="0078708d"/>
    </style:style>
    <style:style style:name="P216" style:family="paragraph" style:parent-style-name="Table_20_Contents" style:list-style-name="L25">
      <style:text-properties officeooo:paragraph-rsid="0078708d"/>
    </style:style>
    <style:style style:name="P217" style:family="paragraph" style:parent-style-name="Table_20_Contents">
      <style:text-properties officeooo:rsid="00798d1a" officeooo:paragraph-rsid="00798d1a"/>
    </style:style>
    <style:style style:name="P218" style:family="paragraph" style:parent-style-name="Table_20_Contents" style:list-style-name="L26">
      <style:text-properties officeooo:rsid="00798d1a" officeooo:paragraph-rsid="00798e79"/>
    </style:style>
    <style:style style:name="P219" style:family="paragraph" style:parent-style-name="Table_20_Contents" style:list-style-name="L27">
      <style:text-properties officeooo:rsid="00798d1a" officeooo:paragraph-rsid="00811b7e"/>
    </style:style>
    <style:style style:name="P220" style:family="paragraph" style:parent-style-name="Table_20_Contents" style:list-style-name="L28">
      <style:text-properties officeooo:rsid="00798d1a" officeooo:paragraph-rsid="00822935"/>
    </style:style>
    <style:style style:name="P221" style:family="paragraph" style:parent-style-name="Table_20_Contents" style:list-style-name="L29">
      <style:text-properties officeooo:rsid="00798d1a" officeooo:paragraph-rsid="00845614"/>
    </style:style>
    <style:style style:name="P222" style:family="paragraph" style:parent-style-name="Table_20_Contents">
      <style:text-properties officeooo:paragraph-rsid="00798e79"/>
    </style:style>
    <style:style style:name="P223" style:family="paragraph" style:parent-style-name="Table_20_Contents">
      <style:text-properties officeooo:rsid="007f9d8c" officeooo:paragraph-rsid="007f9d8c"/>
    </style:style>
    <style:style style:name="P224" style:family="paragraph" style:parent-style-name="Table_20_Contents">
      <style:text-properties officeooo:rsid="00811b7e" officeooo:paragraph-rsid="00811b7e"/>
    </style:style>
    <style:style style:name="P225" style:family="paragraph" style:parent-style-name="Table_20_Contents">
      <style:text-properties officeooo:paragraph-rsid="00811b7e"/>
    </style:style>
    <style:style style:name="P226" style:family="paragraph" style:parent-style-name="Table_20_Contents">
      <style:text-properties officeooo:rsid="00822935" officeooo:paragraph-rsid="00822935"/>
    </style:style>
    <style:style style:name="P227" style:family="paragraph" style:parent-style-name="Table_20_Contents">
      <style:text-properties officeooo:paragraph-rsid="00822935"/>
    </style:style>
    <style:style style:name="P228" style:family="paragraph" style:parent-style-name="Table_20_Contents">
      <style:text-properties officeooo:rsid="00842689" officeooo:paragraph-rsid="00842689"/>
    </style:style>
    <style:style style:name="P229" style:family="paragraph" style:parent-style-name="Table_20_Contents">
      <style:text-properties officeooo:paragraph-rsid="00845614"/>
    </style:style>
    <style:style style:name="P230" style:family="paragraph" style:parent-style-name="Table_20_Contents" style:list-style-name="L28">
      <style:text-properties officeooo:paragraph-rsid="00822935"/>
    </style:style>
    <style:style style:name="P231" style:family="paragraph" style:parent-style-name="Table_20_Contents" style:list-style-name="L29">
      <style:text-properties officeooo:paragraph-rsid="00845614"/>
    </style:style>
    <style:style style:name="P232" style:family="paragraph" style:parent-style-name="Text_20_body" style:list-style-name="L1"/>
    <style:style style:name="P233" style:family="paragraph" style:parent-style-name="Text_20_body" style:list-style-name="L2"/>
    <style:style style:name="P234" style:family="paragraph" style:parent-style-name="Text_20_body" style:list-style-name="L3"/>
    <style:style style:name="P235" style:family="paragraph" style:parent-style-name="Text_20_body" style:list-style-name="L4">
      <style:text-properties officeooo:paragraph-rsid="0019e560"/>
    </style:style>
    <style:style style:name="P236" style:family="paragraph" style:parent-style-name="Text_20_body" style:list-style-name="L4">
      <style:text-properties officeooo:rsid="0019e560" officeooo:paragraph-rsid="0019e560"/>
    </style:style>
    <style:style style:name="P237" style:family="paragraph" style:parent-style-name="Text_20_body" style:list-style-name="L5">
      <style:text-properties officeooo:paragraph-rsid="00173731"/>
    </style:style>
    <style:style style:name="P238" style:family="paragraph" style:parent-style-name="Text_20_body" style:list-style-name="L6">
      <style:text-properties officeooo:paragraph-rsid="00173731"/>
    </style:style>
    <style:style style:name="P239" style:family="paragraph" style:parent-style-name="Text_20_body" style:list-style-name="L7">
      <style:text-properties officeooo:paragraph-rsid="0018146e"/>
    </style:style>
    <style:style style:name="P240" style:family="paragraph" style:parent-style-name="Text_20_body">
      <style:text-properties fo:font-style="italic" officeooo:rsid="001538c5" officeooo:paragraph-rsid="003f3789" style:font-style-asian="italic" style:font-style-complex="italic"/>
    </style:style>
    <style:style style:name="P241" style:family="paragraph" style:parent-style-name="Text_20_body">
      <style:text-properties fo:font-style="italic" officeooo:rsid="001538c5" officeooo:paragraph-rsid="004374bc" style:font-style-asian="italic" style:font-style-complex="italic"/>
    </style:style>
    <style:style style:name="P242" style:family="paragraph" style:parent-style-name="Text_20_body">
      <style:text-properties officeooo:paragraph-rsid="003f3789"/>
    </style:style>
    <style:style style:name="P243" style:family="paragraph" style:parent-style-name="Text_20_body">
      <style:text-properties officeooo:paragraph-rsid="004374bc"/>
    </style:style>
    <style:style style:name="P244" style:family="paragraph" style:parent-style-name="Text_20_body">
      <style:text-properties officeooo:rsid="00676692" officeooo:paragraph-rsid="00676692"/>
    </style:style>
    <style:style style:name="P245" style:family="paragraph" style:parent-style-name="Text_20_body">
      <style:text-properties officeooo:paragraph-rsid="00676692"/>
    </style:style>
    <style:style style:name="P246" style:family="paragraph" style:parent-style-name="Text_20_body">
      <style:text-properties officeooo:rsid="001d1c54" officeooo:paragraph-rsid="001d1c54"/>
    </style:style>
    <style:style style:name="P247" style:family="paragraph" style:parent-style-name="Text_20_body">
      <style:text-properties officeooo:rsid="007e950c" officeooo:paragraph-rsid="007e950c"/>
    </style:style>
    <style:style style:name="P248" style:family="paragraph" style:parent-style-name="Text_20_body">
      <style:text-properties officeooo:rsid="0028a3ba" officeooo:paragraph-rsid="0028a3ba" fo:background-color="#ffff00"/>
    </style:style>
    <style:style style:name="P249" style:family="paragraph" style:parent-style-name="Text_20_body">
      <style:text-properties officeooo:rsid="00813305" officeooo:paragraph-rsid="00813305" fo:background-color="#ffff00"/>
    </style:style>
    <style:style style:name="P250" style:family="paragraph">
      <style:paragraph-properties fo:text-align="center"/>
      <style:text-properties fo:font-size="12pt"/>
    </style:style>
    <style:style style:name="P251" style:family="paragraph">
      <style:paragraph-properties fo:text-align="center"/>
    </style:style>
    <style:style style:name="P252" style:family="paragraph">
      <style:paragraph-properties fo:text-align="center" style:writing-mode="lr-tb"/>
      <style:text-properties fo:font-size="12pt"/>
    </style:style>
    <style:style style:name="P253" style:family="paragraph">
      <loext:graphic-properties draw:fill="solid" draw:fill-color="#ff6666"/>
      <style:paragraph-properties fo:text-align="center" style:writing-mode="lr-tb"/>
      <style:text-properties fo:font-size="12pt"/>
    </style:style>
    <style:style style:name="P254" style:family="paragraph">
      <style:paragraph-properties fo:text-align="center" style:writing-mode="lr-tb"/>
    </style:style>
    <style:style style:name="P255" style:family="paragraph">
      <loext:graphic-properties draw:fill="solid" draw:fill-color="#eeeeee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6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8c5" style:font-style-asian="italic" style:font-style-complex="italic"/>
    </style:style>
    <style:style style:name="T4" style:family="text">
      <style:text-properties fo:font-style="italic" officeooo:rsid="00181654" style:font-style-asian="italic" style:font-style-complex="italic"/>
    </style:style>
    <style:style style:name="T5" style:family="text">
      <style:text-properties fo:font-style="italic" officeooo:rsid="001d1c54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538c5" style:font-style-asian="italic" style:font-style-complex="italic"/>
    </style:style>
    <style:style style:name="T8" style:family="text">
      <style:text-properties style:font-name="Liberation Sans" fo:font-size="14pt" fo:font-weight="bold" officeooo:rsid="001d1c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" style:family="text">
      <style:text-properties style:font-name="Liberation Sans" fo:font-size="12pt" fo:font-weight="bold" officeooo:rsid="0028a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2pt" fo:font-weight="bold" officeooo:rsid="002b619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2pt" fo:font-weight="bold" officeooo:rsid="003166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2pt" fo:font-weight="bold" officeooo:rsid="003f378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2pt" fo:font-weight="bold" officeooo:rsid="004374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officeooo:rsid="00173731"/>
    </style:style>
    <style:style style:name="T15" style:family="text">
      <style:text-properties officeooo:rsid="0018146e"/>
    </style:style>
    <style:style style:name="T16" style:family="text">
      <style:text-properties officeooo:rsid="00181654"/>
    </style:style>
    <style:style style:name="T17" style:family="text">
      <style:text-properties officeooo:rsid="0019e560"/>
    </style:style>
    <style:style style:name="T18" style:family="text">
      <style:text-properties officeooo:rsid="001b9b6f"/>
    </style:style>
    <style:style style:name="T19" style:family="text">
      <style:text-properties officeooo:rsid="001d1c54"/>
    </style:style>
    <style:style style:name="T20" style:family="text">
      <style:text-properties officeooo:rsid="001e66e4"/>
    </style:style>
    <style:style style:name="T21" style:family="text">
      <style:text-properties officeooo:rsid="002023e3"/>
    </style:style>
    <style:style style:name="T22" style:family="text">
      <style:text-properties officeooo:rsid="0020ac5b"/>
    </style:style>
    <style:style style:name="T23" style:family="text">
      <style:text-properties officeooo:rsid="0020e28b"/>
    </style:style>
    <style:style style:name="T24" style:family="text">
      <style:text-properties officeooo:rsid="002241d3"/>
    </style:style>
    <style:style style:name="T25" style:family="text">
      <style:text-properties officeooo:rsid="0024292e"/>
    </style:style>
    <style:style style:name="T26" style:family="text">
      <style:text-properties officeooo:rsid="0025fb06"/>
    </style:style>
    <style:style style:name="T27" style:family="text">
      <style:text-properties officeooo:rsid="0026b253"/>
    </style:style>
    <style:style style:name="T28" style:family="text">
      <style:text-properties officeooo:rsid="0028a3ba"/>
    </style:style>
    <style:style style:name="T29" style:family="text">
      <style:text-properties officeooo:rsid="002a34ae"/>
    </style:style>
    <style:style style:name="T30" style:family="text">
      <style:text-properties officeooo:rsid="002baf0c"/>
    </style:style>
    <style:style style:name="T31" style:family="text">
      <style:text-properties officeooo:rsid="002c74e6"/>
    </style:style>
    <style:style style:name="T32" style:family="text">
      <style:text-properties officeooo:rsid="002d321d"/>
    </style:style>
    <style:style style:name="T33" style:family="text">
      <style:text-properties officeooo:rsid="002e5c41"/>
    </style:style>
    <style:style style:name="T34" style:family="text">
      <style:text-properties officeooo:rsid="0030a7c3"/>
    </style:style>
    <style:style style:name="T35" style:family="text">
      <style:text-properties officeooo:rsid="003166f7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9e560" style:font-style-asian="normal" style:font-style-complex="normal"/>
    </style:style>
    <style:style style:name="T38" style:family="text">
      <style:text-properties fo:font-style="normal" officeooo:rsid="003166f7" style:font-style-asian="normal" style:font-style-complex="normal"/>
    </style:style>
    <style:style style:name="T39" style:family="text">
      <style:text-properties officeooo:rsid="00320341"/>
    </style:style>
    <style:style style:name="T40" style:family="text">
      <style:text-properties officeooo:rsid="00336cc2"/>
    </style:style>
    <style:style style:name="T41" style:family="text">
      <style:text-properties officeooo:rsid="0033d39a"/>
    </style:style>
    <style:style style:name="T42" style:family="text">
      <style:text-properties officeooo:rsid="0035babd"/>
    </style:style>
    <style:style style:name="T43" style:family="text">
      <style:text-properties officeooo:rsid="0039606a"/>
    </style:style>
    <style:style style:name="T44" style:family="text">
      <style:text-properties officeooo:rsid="003a432b"/>
    </style:style>
    <style:style style:name="T45" style:family="text">
      <style:text-properties officeooo:rsid="003b506e"/>
    </style:style>
    <style:style style:name="T46" style:family="text">
      <style:text-properties officeooo:rsid="003bbd13"/>
    </style:style>
    <style:style style:name="T47" style:family="text">
      <style:text-properties officeooo:rsid="003f3789"/>
    </style:style>
    <style:style style:name="T48" style:family="text">
      <style:text-properties officeooo:rsid="003fb766"/>
    </style:style>
    <style:style style:name="T49" style:family="text">
      <style:text-properties officeooo:rsid="00408e44"/>
    </style:style>
    <style:style style:name="T50" style:family="text">
      <style:text-properties officeooo:rsid="004374bc"/>
    </style:style>
    <style:style style:name="T51" style:family="text">
      <style:text-properties officeooo:rsid="004494e7"/>
    </style:style>
    <style:style style:name="T52" style:family="text">
      <style:text-properties officeooo:rsid="00451430"/>
    </style:style>
    <style:style style:name="T53" style:family="text">
      <style:text-properties officeooo:rsid="00495a85"/>
    </style:style>
    <style:style style:name="T54" style:family="text">
      <style:text-properties officeooo:rsid="004494e7" fo:background-color="#ffff00" loext:char-shading-value="0"/>
    </style:style>
    <style:style style:name="T55" style:family="text">
      <style:text-properties officeooo:rsid="00497a28" fo:background-color="#ffff00" loext:char-shading-value="0"/>
    </style:style>
    <style:style style:name="T56" style:family="text">
      <style:text-properties officeooo:rsid="004a227b"/>
    </style:style>
    <style:style style:name="T57" style:family="text">
      <style:text-properties officeooo:rsid="004c7102"/>
    </style:style>
    <style:style style:name="T58" style:family="text">
      <style:text-properties officeooo:rsid="004d0b39"/>
    </style:style>
    <style:style style:name="T59" style:family="text">
      <style:text-properties officeooo:rsid="004f76c9"/>
    </style:style>
    <style:style style:name="T60" style:family="text">
      <style:text-properties officeooo:rsid="005167fb"/>
    </style:style>
    <style:style style:name="T61" style:family="text">
      <style:text-properties officeooo:rsid="0051871e"/>
    </style:style>
    <style:style style:name="T62" style:family="text">
      <style:text-properties officeooo:rsid="0052a34a"/>
    </style:style>
    <style:style style:name="T63" style:family="text">
      <style:text-properties officeooo:rsid="00547628"/>
    </style:style>
    <style:style style:name="T64" style:family="text">
      <style:text-properties officeooo:rsid="005554f6"/>
    </style:style>
    <style:style style:name="T65" style:family="text">
      <style:text-properties officeooo:rsid="00572dc2"/>
    </style:style>
    <style:style style:name="T66" style:family="text">
      <style:text-properties officeooo:rsid="0058e000"/>
    </style:style>
    <style:style style:name="T67" style:family="text">
      <style:text-properties officeooo:rsid="005c8e00"/>
    </style:style>
    <style:style style:name="T68" style:family="text">
      <style:text-properties officeooo:rsid="005f6df1"/>
    </style:style>
    <style:style style:name="T69" style:family="text">
      <style:text-properties officeooo:rsid="006049e6"/>
    </style:style>
    <style:style style:name="T70" style:family="text">
      <style:text-properties officeooo:rsid="00615245"/>
    </style:style>
    <style:style style:name="T71" style:family="text">
      <style:text-properties officeooo:rsid="0063a0ac"/>
    </style:style>
    <style:style style:name="T72" style:family="text">
      <style:text-properties officeooo:rsid="00651a42"/>
    </style:style>
    <style:style style:name="T73" style:family="text">
      <style:text-properties officeooo:rsid="00653e42"/>
    </style:style>
    <style:style style:name="T74" style:family="text">
      <style:text-properties officeooo:rsid="00654480"/>
    </style:style>
    <style:style style:name="T75" style:family="text">
      <style:text-properties officeooo:rsid="0065cb64"/>
    </style:style>
    <style:style style:name="T76" style:family="text">
      <style:text-properties officeooo:rsid="00676692"/>
    </style:style>
    <style:style style:name="T77" style:family="text">
      <style:text-properties officeooo:rsid="006815e2"/>
    </style:style>
    <style:style style:name="T78" style:family="text">
      <style:text-properties officeooo:rsid="0068a0dd"/>
    </style:style>
    <style:style style:name="T79" style:family="text">
      <style:text-properties officeooo:rsid="006939ed"/>
    </style:style>
    <style:style style:name="T80" style:family="text">
      <style:text-properties officeooo:rsid="006a3754"/>
    </style:style>
    <style:style style:name="T81" style:family="text">
      <style:text-properties officeooo:rsid="006b928c"/>
    </style:style>
    <style:style style:name="T82" style:family="text">
      <style:text-properties officeooo:rsid="006cc0a7"/>
    </style:style>
    <style:style style:name="T83" style:family="text">
      <style:text-properties officeooo:rsid="006e58fb"/>
    </style:style>
    <style:style style:name="T84" style:family="text">
      <style:text-properties officeooo:rsid="006f7dc5"/>
    </style:style>
    <style:style style:name="T85" style:family="text">
      <style:text-properties officeooo:rsid="0071d83b"/>
    </style:style>
    <style:style style:name="T86" style:family="text">
      <style:text-properties officeooo:rsid="00795ae1" fo:background-color="transparent" loext:char-shading-value="0"/>
    </style:style>
    <style:style style:name="T87" style:family="text">
      <style:text-properties officeooo:rsid="002a34ae" fo:background-color="transparent" loext:char-shading-value="0"/>
    </style:style>
    <style:style style:name="T88" style:family="text">
      <style:text-properties officeooo:rsid="002d321d" fo:background-color="transparent" loext:char-shading-value="0"/>
    </style:style>
    <style:style style:name="T89" style:family="text">
      <style:text-properties officeooo:rsid="002baf0c" fo:background-color="transparent" loext:char-shading-value="0"/>
    </style:style>
    <style:style style:name="T90" style:family="text">
      <style:text-properties officeooo:rsid="007e950c" fo:background-color="transparent" loext:char-shading-value="0"/>
    </style:style>
    <style:style style:name="T91" style:family="text">
      <style:text-properties officeooo:rsid="00822935" fo:background-color="transparent" loext:char-shading-value="0"/>
    </style:style>
    <style:style style:name="T92" style:family="text">
      <style:text-properties officeooo:rsid="0085191f" fo:background-color="transparent" loext:char-shading-value="0"/>
    </style:style>
    <style:style style:name="T93" style:family="text">
      <style:text-properties officeooo:rsid="008874cd" fo:background-color="transparent" loext:char-shading-value="0"/>
    </style:style>
    <style:style style:name="T94" style:family="text">
      <style:text-properties officeooo:rsid="0089914c" fo:background-color="transparent" loext:char-shading-value="0"/>
    </style:style>
    <style:style style:name="T95" style:family="text">
      <style:text-properties officeooo:rsid="008b9b90" fo:background-color="transparent" loext:char-shading-value="0"/>
    </style:style>
    <style:style style:name="T96" style:family="text">
      <style:text-properties officeooo:rsid="008c7358" fo:background-color="transparent" loext:char-shading-value="0"/>
    </style:style>
    <style:style style:name="T97" style:family="text">
      <style:text-properties officeooo:rsid="00732661"/>
    </style:style>
    <style:style style:name="T98" style:family="text">
      <style:text-properties officeooo:rsid="007430ac"/>
    </style:style>
    <style:style style:name="T99" style:family="text">
      <style:text-properties officeooo:rsid="0075421d"/>
    </style:style>
    <style:style style:name="T100" style:family="text">
      <style:text-properties officeooo:rsid="00771b1a"/>
    </style:style>
    <style:style style:name="T101" style:family="text">
      <style:text-properties officeooo:rsid="0078708d"/>
    </style:style>
    <style:style style:name="T102" style:family="text">
      <style:text-properties officeooo:rsid="00798d1a"/>
    </style:style>
    <style:style style:name="T103" style:family="text">
      <style:text-properties officeooo:rsid="00798e79"/>
    </style:style>
    <style:style style:name="T104" style:family="text">
      <style:text-properties officeooo:rsid="007ae766"/>
    </style:style>
    <style:style style:name="T105" style:family="text">
      <style:text-properties officeooo:rsid="007b66fd"/>
    </style:style>
    <style:style style:name="T106" style:family="text">
      <style:text-properties officeooo:rsid="007cd17e"/>
    </style:style>
    <style:style style:name="T107" style:family="text">
      <style:text-properties officeooo:rsid="007d736d"/>
    </style:style>
    <style:style style:name="T108" style:family="text">
      <style:text-properties officeooo:rsid="007f9d8c"/>
    </style:style>
    <style:style style:name="T109" style:family="text">
      <style:text-properties officeooo:rsid="00811b7e"/>
    </style:style>
    <style:style style:name="T110" style:family="text">
      <style:text-properties officeooo:rsid="00822935"/>
    </style:style>
    <style:style style:name="T111" style:family="text">
      <style:text-properties officeooo:rsid="00842689"/>
    </style:style>
    <style:style style:name="T112" style:family="text">
      <style:text-properties officeooo:rsid="00845614"/>
    </style:style>
    <style:style style:name="T113" style:family="text">
      <style:text-properties officeooo:rsid="0085191f"/>
    </style:style>
    <style:style style:name="T114" style:family="text">
      <style:text-properties officeooo:rsid="0086f703"/>
    </style:style>
    <style:style style:name="T115" style:family="text">
      <style:text-properties officeooo:rsid="008874cd"/>
    </style:style>
    <style:style style:name="T116" style:family="text">
      <style:text-properties officeooo:rsid="0089f003"/>
    </style:style>
    <style:style style:name="T117" style:family="text">
      <style:text-properties officeooo:rsid="008b9b90"/>
    </style:style>
    <style:style style:name="T118" style:family="text">
      <style:text-properties officeooo:rsid="008c7358"/>
    </style:style>
    <style:style style:name="T119" style:family="text">
      <style:text-properties officeooo:rsid="008dd55e"/>
    </style:style>
    <style:style style:name="T120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</text:span>A.F.J.D. : <text:span text:style-name="T1">spécifications des « API REST »</text:span></text:p>
      <text:p text:style-name="Standard"/>
      <text:h text:style-name="P50" text:outline-level="1">Contexte</text:h>
      <text:h text:style-name="Heading_20_2" text:outline-level="2">But:</text:h>
      <text:p text:style-name="Standard"><text:s/>Ce document présente <text:span text:style-name="T1">les différents services disponibles via l’interface API REST.</text:span></text:p>
      <text:p text:style-name="Standard"/>
      <text:h text:style-name="Heading_20_2" text:outline-level="2">Vue d’ensemble simplifiée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4"><draw:custom-shape draw:style-name="gr5" draw:text-style-name="P255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56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7" draw:text-style-name="P256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1" draw:text-style-name="P251" svg:x1="1.4346in" svg:y1="0.1583in" svg:x2="2.2992in" svg:y2="0.4917in"><text:p/></draw:line></text:p>
      <text:p text:style-name="Text_20_body"><draw:line text:anchor-type="paragraph" draw:z-index="7" draw:style-name="gr1" draw:text-style-name="P250" svg:x1="2.2992in" svg:y1="1.0752in" svg:x2="1.4138in" svg:y2="1.1945in"><text:p/></draw:line><draw:line text:anchor-type="paragraph" draw:z-index="6" draw:style-name="gr1" draw:text-style-name="P250" svg:x1="4.6953in" svg:y1="0.8043in" svg:x2="3.8098in" svg:y2="0.9236in"><text:p/></draw:line><draw:line text:anchor-type="paragraph" draw:z-index="5" draw:style-name="gr1" draw:text-style-name="P250" svg:x1="3.8098in" svg:y1="0.2728in" svg:x2="4.6744in" svg:y2="0.6063in"><text:p/></draw:line><draw:custom-shape text:anchor-type="paragraph" draw:z-index="2" draw:name="Shape1" draw:style-name="gr3" draw:text-style-name="P254" svg:width="1.5106in" svg:height="1.526in" svg:x="2.2992in" svg:y="-0.0917in"><text:p text:style-name="P254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2" draw:text-style-name="P253" svg:width="1.5106in" svg:height="1.115in" svg:x="4.6953in" svg:y="0.1791in"><text:p text:style-name="P252"><text:span text:style-name="T120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ifférence très importante : </text:p>
      <text:list xml:id="list3669856699" text:style-name="L1">
        <text:list-item>
          <text:p text:style-name="P232">Un composant « Front-End » est susceptible d'être altéré à des fins malicieuses</text:p>
        </text:list-item>
        <text:list-item>
          <text:p text:style-name="P232">Un composant « Back-End » est hébergé sur un serveur contrôlé par l’association, il ne peut donc pas être altéré à des fins malicieuses. 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DdeLink__52_790069481"/>Composants « Front End »<text:bookmark-end text:name="__DdeLink__52_790069481"/></text:h>
      <text:p text:style-name="Text_20_body">Ce sont en réalité des <text:span text:style-name="T1">Interfaces Homme Machine.</text:span> <text:span text:style-name="T1">Ils sont directement au contact de l’utilisateur. Ces composants ne sont pas détaillés dans ce document.</text:span></text:p>
      <text:p text:style-name="P244"><text:bookmark-start text:name="__DdeLink__1439_2175262302"/>Ces composants doivent parler à l’utilisateur en français.<text:bookmark-end text:name="__DdeLink__1439_2175262302"/></text:p>
      <text:h text:style-name="Heading_20_2" text:outline-level="2">Composants « Back End »</text:h>
      <text:p text:style-name="Text_20_body">Ce sont, sauf exception des serveurs REST. <text:span text:style-name="T1">I</text:span>ls s’appuient sur une base de données sqlite3. Les tables sont de deux sortes :</text:p>
      <text:list xml:id="list1984753214" text:style-name="L2">
        <text:list-item>
          <text:p text:style-name="P233"><text:soft-page-break/>tables « objets » pour lesquelles une rangée correspond à un objet (exemple : un compte utilisateur). Chaque objet possède un identifiant numérique unique.</text:p>
        </text:list-item>
        <text:list-item>
          <text:p text:style-name="P233">tables « relations » qui servent à relier des objets entre eux (exemple : l'appartenance à une partie). Pour ce faire, l’identifiant des objets est utilisé.</text:p>
        </text:list-item>
      </text:list>
      <text:p text:style-name="P245"><text:span text:style-name="T76">Ces composants parleront à leur client en anglais.</text:span></text:p>
      <text:h text:style-name="Heading_20_1" text:outline-level="1"><text:bookmark-start text:name="__DdeLink__205_3448217467"/><text:span text:style-name="T19">Présentation des </text:span>APIs<text:bookmark-start text:name="__DdeLink__58_790069481"/><text:bookmark text:name="__DdeLink__54_790069481"/></text:h>
      <text:h text:style-name="Heading_20_2" text:outline-level="2"><text:bookmark-end text:name="__DdeLink__58_790069481"/>« <text:span text:style-name="T17">USER</text:span><text:span text:style-name="T18">S</text:span><text:span text:style-name="T17"> », </text:span><text:span text:style-name="T35">l</text:span>e module identification/authentification (non REST)</text:h>
      <text:p text:style-name="P43"><text:bookmark-end text:name="__DdeLink__205_3448217467"/>Gestion des comptes utilisateurs (numéro, pseudo, mot de passe)</text:p>
      <text:p text:style-name="P43">Important : le mot de passe n’est pas conservé en clair dans la base de données.</text:p>
      <text:p text:style-name="P41"><text:span text:style-name="T14">Ce module est une brique fondamentale de cette architecture </text:span><text:span text:style-name="T17">pour éviter les usurpations d’identité</text:span><text:span text:style-name="T14">.</text:span></text:p>
      <text:h text:style-name="P58" text:outline-level="3"><text:bookmark-start text:name="__DdeLink__187_3448217467"/>Rôle<text:bookmark-end text:name="__DdeLink__187_3448217467"/><text:bookmark text:name="__DdeLink__191_3448217467"/></text:h>
      <text:list xml:id="list1128632243" text:style-name="L3">
        <text:list-item>
          <text:p text:style-name="P234">Il sait créer et conserver un couple pseudo/mot de passe (le mot de passe n'est pas conservé en clair)</text:p>
        </text:list-item>
        <text:list-item>
          <text:p text:style-name="P234">Il sait fournir un jeton lorsqu’un composant lui présente un pseudo/mot de passe qu’il reconnaît</text:p>
        </text:list-item>
        <text:list-item>
          <text:p text:style-name="P234"><text:bookmark-start text:name="__DdeLink__197_3448217467"/>Il sait authentifier un jeton qui lui est présenté.<text:bookmark-end text:name="__DdeLink__197_3448217467"/></text:p>
        </text:list-item>
        <text:list-item>
          <text:p text:style-name="P234">Il logue soigneusement dans un fichier les événements qui se produisent.</text:p>
        </text:list-item>
      </text:list>
      <text:p text:style-name="Text_20_body"><text:bookmark-start text:name="__DdeLink__56_790069481"/><text:span text:style-name="T6">Implémentation </text:span><text:span text:style-name="T2">: </text:span><text:span text:style-name="T3">S’appuie sur</text:span><text:span text:style-name="T2"> flask-jwt-extended . </text:span><text:bookmark-end text:name="__DdeLink__56_790069481"/></text:p>
      <text:h text:style-name="P52" text:outline-level="2">« <text:span text:style-name="T17">EMAILS », </text:span><text:span text:style-name="T35">l</text:span>e gestionnair<text:span text:style-name="T35">e d’emails</text:span></text:h>
      <text:p text:style-name="P43">Gestion des codes de <text:span text:style-name="T47">confirmation</text:span> des <text:span text:style-name="T47">adresses</text:span> mail.</text:p>
      <text:p text:style-name="Text_20_body">Ce module est <text:span text:style-name="T16">anecdotique</text:span></text:p>
      <text:h text:style-name="Heading_20_3" text:outline-level="3">Rôle</text:h>
      <text:list xml:id="list4169356527" text:style-name="L4">
        <text:list-item>
          <text:p text:style-name="P236">Il sait enregistrer un <text:bookmark-start text:name="__DdeLink__199_3448217467"/>couple adresse émail et code de quatre chiffre<text:bookmark-end text:name="__DdeLink__199_3448217467"/></text:p>
        </text:list-item>
        <text:list-item>
          <text:p text:style-name="P235"><text:span text:style-name="T17">Il</text:span> sait authentifier un <text:span text:style-name="T17">couple adresse émail et code de quatre chiffres</text:span> qui lui est présenté.</text:p>
        </text:list-item>
      </text:list>
      <text:p text:style-name="Text_20_body"><text:bookmark-start text:name="__DdeLink__183_3448217467"/><text:span text:style-name="T6">Implémentation </text:span><text:span text:style-name="T2">: </text:span><text:span text:style-name="T3">s’appuie sur flask-restful</text:span><text:bookmark-end text:name="__DdeLink__183_3448217467"/><text:span text:style-name="T3"> </text:span><text:span text:style-name="T4">et flask-mail</text:span></text:p>
      <text:h text:style-name="P52" text:outline-level="2"><text:span text:style-name="T2">«</text:span><text:span text:style-name="T36"> </text:span><text:span text:style-name="T37">PLAYERS », </text:span><text:span text:style-name="T38">l</text:span><text:bookmark-start text:name="__DdeLink__181_3448217467"/>e gestionnaire de compte<text:span text:style-name="T35">s des joueurs</text:span></text:h>
      <text:p text:style-name="P43">Gestion des joueurs avec toutes les informations à leur sujet, notamment leur fuseau horaire, leur localisation et leur adresse emal</text:p>
      <text:p text:style-name="P42">Ce module est important</text:p>
      <text:h text:style-name="Heading_20_3" text:outline-level="3"><text:soft-page-break/>Rôle</text:h>
      <text:list xml:id="list3892911246" text:style-name="L5">
        <text:list-item>
          <text:p text:style-name="P237">Il sait créer un compte utilisateur. Il vérifie l'adresse de l’utilisateur par le biais d'un code de 4 chiffres que l’utilisateur doit saisir pour prouver qu’il a bien reçu le mail.</text:p>
        </text:list-item>
      </text:list>
      <text:p text:style-name="P39"><text:bookmark-end text:name="__DdeLink__181_3448217467"/><text:span text:style-name="T6">Implémentation </text:span><text:span text:style-name="T2">: </text:span><text:span text:style-name="T3">s’appuie </text:span><text:bookmark-start text:name="__DdeLink__189_3448217467"/><text:span text:style-name="T3">sur flask-restful</text:span><text:bookmark-start text:name="__DdeLink__185_3448217467"/><text:bookmark-end text:name="__DdeLink__189_3448217467"/></text:p>
      <text:h text:style-name="P53" text:outline-level="2">« <text:span text:style-name="T17">SOLVER » , </text:span><text:span text:style-name="T35">l</text:span>e <text:span text:style-name="T35">solveur Diplomatie</text:span></text:h>
      <text:p text:style-name="P42"><text:bookmark-start text:name="__DdeLink__195_3448217467"/>Ce composant est le plus difficile à réaliser dans l’absolu.<text:bookmark-end text:name="__DdeLink__195_3448217467"/> <text:span text:style-name="T17">C’est ce que l’on appelle habituellement le « moteur de résolution ». Il sait gérer toutes les variantes du jeu Diplomatie qui ne s’écartent pas trop du modèle original. </text:span></text:p>
      <text:h text:style-name="P59" text:outline-level="3">Rôle</text:h>
      <text:list xml:id="list130743256" text:style-name="L6">
        <text:list-item>
          <text:p text:style-name="P238"><text:span text:style-name="T14">Il </text:span><text:span text:style-name="T15">sait </text:span><text:span text:style-name="T14"><text:s/>réalise</text:span><text:span text:style-name="T15">r</text:span><text:span text:style-name="T14"> une résolution au sens du jeu Diplomatie</text:span></text:p>
        </text:list-item>
      </text:list>
      <text:p text:style-name="P41"><text:span text:style-name="T6">Implémentation </text:span><text:span text:style-name="T2">: </text:span><text:bookmark-start text:name="__DdeLink__201_3448217467"/><text:span text:style-name="T3">s’appuie sur sur flask-restful </text:span><text:bookmark-end text:name="__DdeLink__201_3448217467"/><text:span text:style-name="T4">et </text:span><text:span text:style-name="T3">un solveur réalisé il y a une vingtaine d‘années en langage C</text:span><text:bookmark-end text:name="__DdeLink__185_3448217467"/></text:p>
      <text:h text:style-name="Heading_20_2" text:outline-level="2">« <text:span text:style-name="T18">GAMES » , </text:span><text:span text:style-name="T35">l</text:span><text:bookmark-start text:name="__DdeLink__193_3448217467"/>e gestionnaire de parties</text:h>
      <text:p text:style-name="P42"><text:bookmark-end text:name="__DdeLink__193_3448217467"/>Ce composant est le celui qui offre le plus de services et qui <text:span text:style-name="T17">sera</text:span> le plus utilisé directement pour <text:span text:style-name="T17">réaliser </text:span>la partie de diplomatie</text:p>
      <text:h text:style-name="Heading_20_3" text:outline-level="3">Rôle</text:h>
      <text:list xml:id="list2145316990" text:style-name="L7">
        <text:list-item>
          <text:p text:style-name="P239">Il sait créer une partie, </text:p>
        </text:list-item>
        <text:list-item>
          <text:p text:style-name="P239"><text:span text:style-name="T15">I</text:span>l sait la faire avancer.</text:p>
        </text:list-item>
      </text:list>
      <text:p text:style-name="P40"><text:span text:style-name="T7">Implémentation </text:span><text:span text:style-name="T3">: s’appuie </text:span><text:span text:style-name="T5">sur</text:span><text:span text:style-name="T3"> flask-restful </text:span></text:p>
      <text:h text:style-name="P51" text:outline-level="1"><text:span text:style-name="T8">Interface</text:span><text:span text:style-name="T19"> </text:span>APIs</text:h>
      <text:p text:style-name="P246"><text:bookmark text:name="__DdeLink__54_7900694811"/>Les interfaces grisées ne sont pas destinées à être utilisées directement (depuis le module « Front End »). Elles sont mentionnées à titre d’information.</text:p>
      <text:p text:style-name="P247">Les cas d’erreurs grisés ne doivent pas se produire et correspondent à une sorte d’erreur interne.</text:p>
      <text:p text:style-name="P45">La mention « protection par jeton » signifie qu’il faut présenter un jeton d’authentification pour que la requête soit acceptée.</text:p>
      <text:p text:style-name="P47">TODO : préciser la manière d’appeler <text:span text:style-name="T35">les services REST</text:span></text:p>
      <text:p text:style-name="P249">TODO : préciser les cas de retour avec d’autres éléments que ‘msg’<text:bookmark-start text:name="__DdeLink__58_7900694811"/></text:p>
      <text:h text:style-name="P54" text:outline-level="2"><text:bookmark-start text:name="__DdeLink__233_3448217467"/><text:bookmark-end text:name="__DdeLink__58_7900694811"/>« <text:span text:style-name="T17">USER</text:span><text:span text:style-name="T18">S</text:span><text:span text:style-name="T17"> » </text:span><text:bookmark-start text:name="__DdeLink__1053_530786642"/><text:span text:style-name="T19">(</text:span><text:span text:style-name="T11">interface standard non</text:span><text:span text:style-name="T19"> REST)</text:span><text:bookmark-end text:name="__DdeLink__1053_530786642"/></text:h>
      <text:p text:style-name="P49">Pour des raisons de sécurité, la réponse à « login » reste vague et ne précise pas le défaut (utilisateur inexistant ou mauvais mot de passe)</text:p>
      <text:p text:style-name="P47"><text:bookmark-start text:name="__DdeLink__243_3448217467"/>TODO : vu que c’est pas REST préciser la manière d’appeler<text:bookmark-end text:name="__DdeLink__243_3448217467"/>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9">Nom</text:p>
          </table:table-cell>
          <table:table-cell table:style-name="Users.B1" office:value-type="string">
            <text:p text:style-name="P9">Méthode</text:p>
          </table:table-cell>
          <table:table-cell table:style-name="Users.A1" office:value-type="string">
            <text:p text:style-name="P9">Paramètres / <text:span text:style-name="T23">Protection par </text:span><text:soft-page-break/><text:span text:style-name="T23">jeton</text:span></text:p>
          </table:table-cell>
          <table:table-cell table:style-name="Users.A1" office:value-type="string">
            <text:p text:style-name="P9">Explications</text:p>
          </table:table-cell>
        </table:table-row>
        <table:table-row table:style-name="Users.2">
          <table:table-cell table:style-name="Users.A2" office:value-type="string">
            <text:p text:style-name="P1">add</text:p>
          </table:table-cell>
          <table:table-cell table:style-name="Users.B1" office:value-type="string">
            <text:p text:style-name="P2"><text:bookmark-start text:name="__DdeLink__209_3448217467"/>POST<text:bookmark-end text:name="__DdeLink__209_3448217467"/></text:p>
          </table:table-cell>
          <table:table-cell table:style-name="Users.A1" office:value-type="string">
            <text:p text:style-name="Table_20_Contents">user_name<text:bookmark-start text:name="__DdeLink__1311_2175262302"/> <text:span text:style-name="T51">(str)</text:span><text:bookmark-end text:name="__DdeLink__1311_2175262302"/></text:p>
            <text:p text:style-name="P143">password <text:span text:style-name="T51">(str)</text:span></text:p>
            <text:p text:style-name="Table_20_Contents"/>
            <text:p text:style-name="P15">Non</text:p>
          </table:table-cell>
          <table:table-cell table:style-name="Users.A1" office:value-type="string">
            <text:p text:style-name="P2"><text:span text:style-name="T20">Insère</text:span> <text:span text:style-name="T21">u</text:span>n compte utilisateur dans la base.</text:p>
            <text:p text:style-name="P2">Cas d’erreur :</text:p>
            <text:list xml:id="list1219872258" text:style-name="L8">
              <text:list-item>
                <text:p text:style-name="P82">Missing JSON in reques<text:span text:style-name="T20">t,</text:span> 400</text:p>
              </text:list-item>
              <text:list-item>
                <text:p text:style-name="P82">Missing user_name parameter 400</text:p>
              </text:list-item>
              <text:list-item>
                <text:p text:style-name="P82"><text:bookmark-start text:name="__DdeLink__217_3448217467"/>Missing password parameter 400<text:bookmark-end text:name="__DdeLink__217_3448217467"/></text:p>
              </text:list-item>
              <text:list-item>
                <text:p text:style-name="P82"><text:bookmark-start text:name="__DdeLink__211_3448217467"/>User already exists 400<text:bookmark-end text:name="__DdeLink__211_3448217467"/></text:p>
              </text:list-item>
            </text:list>
            <text:p text:style-name="P2">Succès :</text:p>
            <text:list xml:id="list3899229645" text:style-name="L9">
              <text:list-item>
                <text:p text:style-name="P85">User was added, 201</text:p>
              </text:list-item>
            </text:list>
          </table:table-cell>
        </table:table-row>
        <table:table-row table:style-name="Users.3">
          <table:table-cell table:style-name="Users.A2" office:value-type="string">
            <text:p text:style-name="P13">remove</text:p>
          </table:table-cell>
          <table:table-cell table:style-name="Users.B1" office:value-type="string">
            <text:p text:style-name="P4">POST</text:p>
          </table:table-cell>
          <table:table-cell table:style-name="Users.A1" office:value-type="string">
            <text:p text:style-name="Table_20_Contents"><text:bookmark-start text:name="__DdeLink__213_3448217467"/>user_name</text:p>
            <text:p text:style-name="Table_20_Contents"/>
            <text:p text:style-name="P15">Oui<text:bookmark-end text:name="__DdeLink__213_3448217467"/></text:p>
          </table:table-cell>
          <table:table-cell table:style-name="Users.A1" office:value-type="string">
            <text:p text:style-name="P1"><text:span text:style-name="T21">Supprime</text:span><text:span text:style-name="T19"> </text:span><text:span text:style-name="T21">u</text:span><text:span text:style-name="T19">n compte utilisateur dans la base.</text:span></text:p>
            <text:p text:style-name="P2">Cas d’erreur :</text:p>
            <text:list xml:id="list210133072478388" text:continue-list="list1219872258" text:style-name="L8">
              <text:list-item>
                <text:p text:style-name="P82">Missing JSON in reques<text:span text:style-name="T20">t,</text:span> 400</text:p>
              </text:list-item>
              <text:list-item>
                <text:p text:style-name="P82">Missing user_name parameter 400</text:p>
              </text:list-item>
              <text:list-item>
                <text:p text:style-name="P82"><text:bookmark-start text:name="__DdeLink__219_3448217467"/>User does not exist, 404<text:bookmark-end text:name="__DdeLink__219_3448217467"/></text:p>
              </text:list-item>
              <text:list-item>
                <text:p text:style-name="P82"><text:bookmark-start text:name="__DdeLink__215_3448217467"/>This is not you ! Good try !, 400<text:bookmark-end text:name="__DdeLink__215_3448217467"/></text:p>
              </text:list-item>
            </text:list>
            <text:p text:style-name="P2">Succès :</text:p>
            <text:list xml:id="list210131854227893" text:continue-list="list3899229645" text:style-name="L9">
              <text:list-item>
                <text:p text:style-name="P108"><text:span text:style-name="T19">User was </text:span><text:span text:style-name="T21">removed</text:span><text:span text:style-name="T19">, 20</text:span><text:span text:style-name="T21">0</text:span>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14">change</text:p>
          </table:table-cell>
          <table:table-cell table:style-name="Users.B1" office:value-type="string">
            <text:p text:style-name="P14">POST</text:p>
          </table:table-cell>
          <table:table-cell table:style-name="Users.A1" office:value-type="string">
            <text:p text:style-name="P143"><text:bookmark-start text:name="__DdeLink__223_3448217467"/>user_name <text:span text:style-name="T51">(str)</text:span></text:p>
            <text:p text:style-name="P143">password<text:bookmark-end text:name="__DdeLink__223_3448217467"/> <text:span text:style-name="T51">(str)</text:span></text:p>
            <text:p text:style-name="P19"/>
            <text:p text:style-name="P16">Oui</text:p>
          </table:table-cell>
          <table:table-cell table:style-name="Users.A1" office:value-type="string">
            <text:p text:style-name="P1"><text:bookmark-start text:name="__DdeLink__221_3448217467"/><text:span text:style-name="T22">Modifie</text:span><text:span text:style-name="T19"> </text:span><text:span text:style-name="T21">u</text:span><text:span text:style-name="T19">n compte utilisateur dans la base </text:span><text:span text:style-name="T24">(le mot de passe)</text:span></text:p>
            <text:p text:style-name="P2">Cas d’erreur :</text:p>
            <text:list xml:id="list210133769725898" text:continue-list="list210133072478388" text:style-name="L8">
              <text:list-item>
                <text:p text:style-name="P82">Missing JSON in reques<text:span text:style-name="T20">t,</text:span> 400</text:p>
              </text:list-item>
              <text:list-item>
                <text:p text:style-name="P82">Missing user_name parameter 400</text:p>
              </text:list-item>
              <text:list-item>
                <text:p text:style-name="P83">Missing password parameter 400</text:p>
              </text:list-item>
              <text:list-item>
                <text:p text:style-name="P83">User does not exist, 404</text:p>
              </text:list-item>
              <text:list-item>
                <text:p text:style-name="P84">This is not you ! Good try !, 400</text:p>
              </text:list-item>
            </text:list>
            <text:p text:style-name="P2">Succès :</text:p>
            <text:list xml:id="list210131904108660" text:continue-list="list210131854227893" text:style-name="L9">
              <text:list-item>
                <text:p text:style-name="P108"><text:span text:style-name="T19">User was </text:span><text:span text:style-name="T25">changed</text:span><text:span text:style-name="T19">, 20</text:span><text:span text:style-name="T25">1</text:span><text:bookmark-end text:name="__DdeLink__221_3448217467"/></text:p>
              </text:list-item>
            </text:list>
          </table:table-cell>
        </table:table-row>
        <table:table-row>
          <table:table-cell table:style-name="Users.A1" office:value-type="string">
            <text:p text:style-name="P20">login</text:p>
          </table:table-cell>
          <table:table-cell table:style-name="Users.B1" office:value-type="string">
            <text:p text:style-name="P20">POST</text:p>
          </table:table-cell>
          <table:table-cell table:style-name="Users.A1" office:value-type="string">
            <text:p text:style-name="P143">user_name <text:span text:style-name="T51">(str)</text:span></text:p>
            <text:p text:style-name="P143">password <text:span text:style-name="T51">(str)</text:span></text:p>
            <text:p text:style-name="Table_20_Contents"/>
            <text:p text:style-name="P23">Non</text:p>
          </table:table-cell>
          <table:table-cell table:style-name="Users.A1" office:value-type="string">
            <text:p text:style-name="P20">A partir d‘un pseudo et d’un mot de passe, fournit un jeton d’authentification à utiliser par la suite</text:p>
            <text:p text:style-name="P3">Cas d’erreur :</text:p>
            <text:list xml:id="list210132227548369" text:continue-list="list210133769725898" text:style-name="L8">
              <text:list-item>
                <text:p text:style-name="P83">Missing JSON in reques<text:span text:style-name="T20">t,</text:span> 400</text:p>
              </text:list-item>
              <text:list-item>
                <text:p text:style-name="P83">Missing user_name parameter 400</text:p>
              </text:list-item>
              <text:list-item>
                <text:p text:style-name="P83">Missing password parameter 400</text:p>
              </text:list-item>
              <text:list-item>
                <text:p text:style-name="P83">Bad user_name or password, 404</text:p>
              </text:list-item>
            </text:list>
            <text:p text:style-name="P3">Succès :</text:p>
            <text:list xml:id="list587240433" text:style-name="L10">
              <text:list-item>
                <text:p text:style-name="P109"><text:span text:style-name="T26">Le jeton d’authentification</text:span><text:span text:style-name="T19">, 20</text:span><text:span text:style-name="T26">0</text:span></text:p>
              </text:list-item>
            </text:list>
          </table:table-cell>
        </table:table-row>
        <table:table-row>
          <table:table-cell table:style-name="Users.A1" office:value-type="string">
            <text:p text:style-name="P23">verify</text:p>
          </table:table-cell>
          <table:table-cell table:style-name="Users.B1" office:value-type="string">
            <text:p text:style-name="P23">GET</text:p>
          </table:table-cell>
          <table:table-cell table:style-name="Users.A1" office:value-type="string">
            <text:p text:style-name="P22">-</text:p>
            <text:p text:style-name="Table_20_Contents"/>
            <text:p text:style-name="P20">Oui</text:p>
          </table:table-cell>
          <table:table-cell table:style-name="Users.A1" office:value-type="string">
            <text:p text:style-name="P20">A partir d‘un <text:s/>jeton d’authentification <text:span text:style-name="T27">vérifie l’authentification</text:span></text:p>
            <text:p text:style-name="P3">Cas d’erreur :</text:p>
            <text:list xml:id="list210132243203747" text:continue-list="list210132227548369" text:style-name="L8">
              <text:list-item>
                <text:p text:style-name="P110">Sans objet </text:p>
              </text:list-item>
            </text:list>
            <text:p text:style-name="P3">Succès :</text:p>
            <text:list xml:id="list210132677572862" text:continue-list="list587240433" text:style-name="L10">
              <text:list-item>
                <text:p text:style-name="P109"><text:span text:style-name="T27">Utilisateur</text:span><text:span text:style-name="T19">, 20</text:span><text:span text:style-name="T26">0</text:span></text:p>
              </text:list-item>
            </text:list>
          </table:table-cell>
        </table:table-row>
      </table:table>
      <text:p text:style-name="P44"/>
      <text:h text:style-name="P55" text:outline-level="2"><text:bookmark-start text:name="__DdeLink__252_3448217467"/><text:bookmark-start text:name="__DdeLink__1286_2175262302"/>«<text:span text:style-name="T9">EMAILS</text:span><text:span text:style-name="T17">» </text:span><text:bookmark-start text:name="__DdeLink__1055_530786642"/><text:span text:style-name="T19">(</text:span><text:span text:style-name="T11">interface </text:span><text:span text:style-name="T19">REST)</text:span><text:bookmark-end text:name="__DdeLink__1055_530786642"/></text:h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<text:bookmark-start text:name="__DdeLink__257_3448217467"/>Point d’accès<text:bookmark-end text:name="__DdeLink__257_3448217467"/></text:p>
          </table:table-cell>
          <table:table-cell table:style-name="Table1.B1" office:value-type="string">
            <text:p text:style-name="P10">Méthode</text:p>
          </table:table-cell>
          <table:table-cell table:style-name="Table1.A1" office:value-type="string">
            <text:p text:style-name="P10">Paramètres / <text:span text:style-name="T23">Protection par jeton</text:span></text:p>
          </table:table-cell>
          <table:table-cell table:style-name="Table1.A1" office:value-type="string">
            <text:p text:style-name="P10">Explications</text:p>
          </table:table-cell>
        </table:table-row>
        <table:table-row table:style-name="Table1.2">
          <table:table-cell table:style-name="Table1.A2" table:number-rows-spanned="2" office:value-type="string">
            <text:p text:style-name="P28">/emails</text:p>
          </table:table-cell>
          <table:table-cell table:style-name="Table1.B1" office:value-type="string">
            <text:p text:style-name="P5"><text:bookmark-start text:name="__DdeLink__209_34482174671"/>POST<text:bookmark-end text:name="__DdeLink__209_34482174671"/></text:p>
          </table:table-cell>
          <table:table-cell table:style-name="Table1.A1" office:value-type="string">
            <text:p text:style-name="P143"><text:bookmark-start text:name="__DdeLink__247_3448217467"/>email_value <text:span text:style-name="T51">(str)</text:span></text:p>
            <text:p text:style-name="P28">code <text:span text:style-name="T51">(int)</text:span></text:p>
            <text:p text:style-name="P27"/>
            <text:p text:style-name="P17"><text:soft-page-break/>Non<text:bookmark-end text:name="__DdeLink__247_3448217467"/></text:p>
          </table:table-cell>
          <table:table-cell table:style-name="Table1.A1" office:value-type="string">
            <text:p text:style-name="P5"><text:span text:style-name="T20">Insère</text:span> <text:span text:style-name="T21">u</text:span>n compte utilisateur dans la base.</text:p>
            <text:p text:style-name="P5">Cas d’erreur :</text:p>
            <text:list xml:id="list210132589145053" text:continue-list="list210132243203747" text:style-name="L8">
              <text:list-item>
                <text:p text:style-name="P111">Sans objet</text:p>
              </text:list-item>
            </text:list>
            <text:p text:style-name="P5"><text:soft-page-break/>Succès :</text:p>
            <text:list xml:id="list1599973599" text:style-name="L11">
              <text:list-item>
                <text:p text:style-name="P86"><text:bookmark-start text:name="__DdeLink__245_3448217467"/><text:span text:style-name="T28">{</text:span>'msg': 'Email was added or updated'<text:span text:style-name="T28">}, 201</text:span><text:bookmark-end text:name="__DdeLink__245_3448217467"/></text:p>
              </text:list-item>
            </text:list>
          </table:table-cell>
        </table:table-row>
        <table:table-row>
          <table:covered-table-cell/>
          <table:table-cell table:style-name="Table1.B1" office:value-type="string">
            <text:p text:style-name="P24">GET</text:p>
          </table:table-cell>
          <table:table-cell table:style-name="Table1.A1" office:value-type="string">
            <text:p text:style-name="P143">email_value <text:span text:style-name="T51">(str)</text:span></text:p>
            <text:p text:style-name="P28">code <text:span text:style-name="T51">(int)</text:span></text:p>
            <text:p text:style-name="P27"/>
            <text:p text:style-name="P17">Non</text:p>
          </table:table-cell>
          <table:table-cell table:style-name="Table1.A1" office:value-type="string">
            <text:p text:style-name="P21">A partir d‘un <text:s/>jeton d’authentification <text:span text:style-name="T27">vérifie l’authentification</text:span></text:p>
            <text:p text:style-name="P5">Cas d’erreur :</text:p>
            <text:list xml:id="list210132361530805" text:continue-numbering="true" text:style-name="L11">
              <text:list-item>
                <text:p text:style-name="P86"><text:span text:style-name="T28">{‘msg’, ‘</text:span>Email {email_value} does not exists’<text:span text:style-name="T28">}, 404</text:span></text:p>
              </text:list-item>
              <text:list-item>
                <text:p text:style-name="P86"><text:span text:style-name="T28">{</text:span>'msg': 'Code is incorrect'<text:span text:style-name="T28">}, 401</text:span></text:p>
              </text:list-item>
            </text:list>
            <text:p text:style-name="P5">Succès :</text:p>
            <text:list xml:id="list3278061333" text:style-name="L12">
              <text:list-item>
                <text:p text:style-name="P87"><text:span text:style-name="T28">{</text:span>'msg': 'Email is correct'<text:span text:style-name="T28">}, 200</text:span></text:p>
              </text:list-item>
            </text:list>
          </table:table-cell>
        </table:table-row>
      </table:table>
      <text:p text:style-name="P46"><text:bookmark-end text:name="__DdeLink__1286_2175262302"/></text:p>
      <text:h text:style-name="P55" text:outline-level="2">«<text:span text:style-name="T10">PLAYERS</text:span><text:span text:style-name="T17">» </text:span><text:span text:style-name="T19">(</text:span><text:span text:style-name="T11">interface </text:span><text:span text:style-name="T19">REST)</text:span></text:h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Point d’accès</text:p>
          </table:table-cell>
          <table:table-cell table:style-name="Table2.B1" office:value-type="string">
            <text:p text:style-name="P11">Méthode</text:p>
          </table:table-cell>
          <table:table-cell table:style-name="Table2.A1" office:value-type="string">
            <text:p text:style-name="P11">Paramètres / <text:span text:style-name="T23">Protection par jeton</text:span></text:p>
          </table:table-cell>
          <table:table-cell table:style-name="Table2.A1" office:value-type="string">
            <text:p text:style-name="P11">Explications</text:p>
          </table:table-cell>
        </table:table-row>
        <table:table-row table:style-name="Table2.2">
          <table:table-cell table:style-name="Table2.A2" office:value-type="string">
            <text:p text:style-name="P29">/player_identifiers/&lt;pseudo&gt;</text:p>
          </table:table-cell>
          <table:table-cell table:style-name="Table2.B1" office:value-type="string">
            <text:p text:style-name="P25"><text:bookmark-start text:name="__DdeLink__209_344821746711"/>GET<text:bookmark-end text:name="__DdeLink__209_344821746711"/></text:p>
          </table:table-cell>
          <table:table-cell table:style-name="Table2.B1" office:value-type="string">
            <text:p text:style-name="P29">-<text:bookmark-start text:name="__DdeLink__247_34482174671"/></text:p>
            <text:p text:style-name="P31"/>
            <text:p text:style-name="P18">Non<text:bookmark-end text:name="__DdeLink__247_34482174671"/></text:p>
          </table:table-cell>
          <table:table-cell table:style-name="Table2.B1" office:value-type="string">
            <text:p text:style-name="P34"><text:bookmark-start text:name="__DdeLink__1345_2175262302"/><text:span text:style-name="T59">Renvoie</text:span><text:span text:style-name="T30"> le numéro (l’</text:span><text:bookmark-start text:name="__DdeLink__262_3448217467"/><text:span text:style-name="T30">identifiant numérique</text:span><text:bookmark-end text:name="__DdeLink__262_3448217467"/><text:span text:style-name="T30">) d’un joueur à partir de son pseudo</text:span></text:p>
            <text:p text:style-name="P6">Cas d’erreur :</text:p>
            <text:list xml:id="list210132842406557" text:continue-list="list210132589145053" text:style-name="L8">
              <text:list-item>
                <text:p text:style-name="P112">Sans objet</text:p>
              </text:list-item>
            </text:list>
            <text:p text:style-name="P6">Succès :</text:p>
            <text:list xml:id="list827179123" text:style-name="L13">
              <text:list-item>
                <text:p text:style-name="P88"><text:span text:style-name="T30">« identifiant numérique »</text:span><text:bookmark-start text:name="__DdeLink__245_34482174671"/><text:span text:style-name="T28">, 20</text:span><text:bookmark-end text:name="__DdeLink__245_34482174671"/><text:span text:style-name="T30">0</text:span><text:bookmark-end text:name="__DdeLink__1345_2175262302"/></text:p>
              </text:list-item>
            </text:list>
          </table:table-cell>
        </table:table-row>
        <table:table-row table:style-name="Table2.2">
          <table:table-cell table:style-name="Table2.A2" table:number-rows-spanned="3" office:value-type="string">
            <text:p text:style-name="P29">/playe<text:span text:style-name="T30">rs</text:span>/&lt;pseudo&gt;</text:p>
          </table:table-cell>
          <table:table-cell table:style-name="Table2.B1" office:value-type="string">
            <text:p text:style-name="P25"><text:bookmark-start text:name="__DdeLink__209_3448217467111"/>GET<text:bookmark-end text:name="__DdeLink__209_3448217467111"/></text:p>
          </table:table-cell>
          <table:table-cell table:style-name="Table2.B1" office:value-type="string">
            <text:p text:style-name="P29">-<text:bookmark-start text:name="__DdeLink__247_344821746711"/></text:p>
            <text:p text:style-name="P31"/>
            <text:p text:style-name="P32"><text:bookmark-end text:name="__DdeLink__247_344821746711"/>Oui</text:p>
          </table:table-cell>
          <table:table-cell table:style-name="Table2.B1" office:value-type="string">
            <text:p text:style-name="P171"><text:span text:style-name="T59">Renvoie</text:span><text:span text:style-name="T30"> les informations relatives à un joueur à partir de son pseudo.</text:span></text:p>
            <text:p text:style-name="P6">Cas d’erreur :</text:p>
            <text:list xml:id="list210132631600538" text:continue-list="list210132842406557" text:style-name="L8">
              <text:list-item>
                <text:p text:style-name="P112">‘Not allowed for retrieve!:{message} ‘, <text:span text:style-name="T30">400</text:span></text:p>
              </text:list-item>
              <text:list-item>
                <text:p text:style-name="P113">‘Player {pseudo} doesn't exist‘, <text:span text:style-name="T30">40</text:span><text:span text:style-name="T31">4</text:span></text:p>
              </text:list-item>
            </text:list>
            <text:p text:style-name="P6">Succès :</text:p>
            <text:list xml:id="list210132017502377" text:continue-list="list827179123" text:style-name="L13">
              <text:list-item>
                <text:p text:style-name="P121"><text:span text:style-name="T30">« dictionnaire des informations relatives au joueur »</text:span><text:bookmark-start text:name="__DdeLink__245_344821746711"/><text:span text:style-name="T28">, 20</text:span><text:bookmark-end text:name="__DdeLink__245_344821746711"/><text:span text:style-name="T30">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32"><text:bookmark-start text:name="__DdeLink__209_34482174671111"/>P<text:bookmark-end text:name="__DdeLink__209_34482174671111"/>UT</text:p>
          </table:table-cell>
          <table:table-cell table:style-name="Table2.B1" office:value-type="string">
            <text:p text:style-name="P134"><text:span text:style-name="T31">p</text:span>seudo <text:span text:style-name="T51">(str)</text:span></text:p>
            <text:p text:style-name="P134">password <text:span text:style-name="T51">(str)</text:span><text:bookmark-start text:name="__DdeLink__247_3448217467111"/></text:p>
            <text:p text:style-name="P143">email <text:span text:style-name="T51">(str)</text:span></text:p>
            <text:p text:style-name="P31"><text:bookmark-start text:name="__DdeLink__1313_2175262302"/>email_confirmed<text:bookmark-end text:name="__DdeLink__1313_2175262302"/> <text:span text:style-name="T51">(</text:span><text:span text:style-name="T53">bool</text:span><text:span text:style-name="T51">)</text:span></text:p>
            <text:p text:style-name="P143">telephone <text:span text:style-name="T51">(str)</text:span></text:p>
            <text:p text:style-name="P31">replace <text:span text:style-name="T51">(bool)</text:span></text:p>
            <text:p text:style-name="P143">first_name <text:span text:style-name="T51">(str)</text:span></text:p>
            <text:p text:style-name="P143">family_name <text:span text:style-name="T51">(str)</text:span></text:p>
            <text:p text:style-name="P31">country <text:span text:style-name="T51">(int)</text:span></text:p>
            <text:p text:style-name="P31">time_zone <text:span text:style-name="T51">(int)</text:span></text:p>
            <text:p text:style-name="P31"/>
            <text:p text:style-name="P32"><text:bookmark-end text:name="__DdeLink__247_3448217467111"/>Oui</text:p>
          </table:table-cell>
          <table:table-cell table:style-name="Table2.B1" office:value-type="string">
            <text:p text:style-name="P34"><text:bookmark-start text:name="__DdeLink__295_3448217467"/><text:bookmark-start text:name="__DdeLink__1377_2175262302"/><text:bookmark-start text:name="__DdeLink__1366_2175262302"/><text:span text:style-name="T31">Met à jour</text:span><text:span text:style-name="T30"> les informations relatives à un joueur à partir de son pseudo</text:span><text:bookmark-end text:name="__DdeLink__295_3448217467"/></text:p>
            <text:p text:style-name="P148">Le changement de mot de passe est exclusif du changement d’une autre information</text:p>
            <text:p text:style-name="P174"/>
            <text:p text:style-name="P176">Cf. POST pour les explications sur les différents champs</text:p>
            <text:p text:style-name="P174"/>
            <text:p text:style-name="P6"><text:bookmark-start text:name="__DdeLink__303_3448217467"/>Cas d’erreur :</text:p>
            <text:list xml:id="list210132597952738" text:continue-list="list210132631600538" text:style-name="L8">
              <text:list-item>
                <text:p text:style-name="P113"><text:bookmark-start text:name="__DdeLink__287_3448217467"/><text:bookmark-start text:name="__DdeLink__282_3448217467"/>‘Not allowed for retrieve!:{message} ‘, <text:span text:style-name="T30">400</text:span><text:bookmark-end text:name="__DdeLink__287_3448217467"/><text:bookmark-end text:name="__DdeLink__282_3448217467"/></text:p>
              </text:list-item>
              <text:list-item>
                <text:p text:style-name="P113"><text:bookmark-start text:name="__DdeLink__291_3448217467"/><text:bookmark-start text:name="__DdeLink__285_3448217467"/><text:bookmark-start text:name="__DdeLink__311_3448217467"/>‘User modification failed!:{message} ‘, <text:span text:style-name="T30">400 </text:span><text:span text:style-name="T31">(mise à jour de mot de passe)</text:span><text:bookmark-end text:name="__DdeLink__291_3448217467"/><text:bookmark-end text:name="__DdeLink__311_3448217467"/></text:p>
              </text:list-item>
              <text:list-item>
                <text:p text:style-name="P77"><text:span text:style-name="T29">‘Not allowed for </text:span><text:span text:style-name="T32">update</text:span><text:span text:style-name="T29">!:{message} ‘, </text:span><text:span text:style-name="T30">400</text:span></text:p>
              </text:list-item>
              <text:list-item>
                <text:p text:style-name="P114">‘Player {pseudo} does not exist ‘, <text:span text:style-name="T30">40</text:span><text:span text:style-name="T32">4</text:span></text:p>
              </text:list-item>
              <text:list-item>
                <text:p text:style-name="P77"><text:span text:style-name="T29">‘Failed to store email code!:{message} ‘, </text:span><text:span text:style-name="T30">400 </text:span><text:span text:style-name="T31">(mise à jour d</text:span><text:span text:style-name="T32">e l’adresse mail</text:span><text:span text:style-name="T31">)</text:span></text:p>
              </text:list-item>
            </text:list>
            <text:p text:style-name="P6"><text:bookmark-end text:name="__DdeLink__285_3448217467"/>Succès :</text:p>
            <text:list xml:id="list210133433547260" text:continue-list="list210132017502377" text:style-name="L13">
              <text:list-item>
                <text:p text:style-name="P118"><text:bookmark-start text:name="__DdeLink__293_3448217467"/><text:bookmark-start text:name="__DdeLink__289_3448217467"/><text:soft-page-break/>‘Ok updated ‘, <text:span text:style-name="T32">2</text:span><text:span text:style-name="T30">00 </text:span><text:span text:style-name="T31">(mise à jour de mot de passe)</text:span><text:bookmark-end text:name="__DdeLink__293_3448217467"/><text:bookmark-end text:name="__DdeLink__289_3448217467"/></text:p>
              </text:list-item>
              <text:list-item>
                <text:p text:style-name="P118">‘<text:span text:style-name="T32">Ok</text:span> but no change ! ‘, <text:span text:style-name="T32">2</text:span><text:span text:style-name="T30">00 </text:span><text:span text:style-name="T31">(mise à jour de mot de passe)</text:span></text:p>
              </text:list-item>
              <text:list-item>
                <text:p text:style-name="P118">‘Ok updated ‘, <text:span text:style-name="T32">2</text:span><text:span text:style-name="T30">00</text:span><text:bookmark-end text:name="__DdeLink__303_3448217467"/><text:bookmark-end text:name="__DdeLink__1366_2175262302"/><text:bookmark-end text:name="__DdeLink__1377_2175262302"/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33">DELETE</text:p>
          </table:table-cell>
          <table:table-cell table:style-name="Table2.B1" office:value-type="string">
            <text:p text:style-name="P29">-</text:p>
            <text:p text:style-name="P29"/>
            <text:p text:style-name="P33">Oui</text:p>
          </table:table-cell>
          <table:table-cell table:style-name="Table2.B1" office:value-type="string">
            <text:p text:style-name="P26"><text:span text:style-name="T33">Suppression d’</text:span><text:span text:style-name="T30">un joueur à partir de son pseudo</text:span></text:p>
            <text:p text:style-name="P7">Cas d’erreur :</text:p>
            <text:list xml:id="list210133322780175" text:continue-list="list210132597952738" text:style-name="L8">
              <text:list-item>
                <text:p text:style-name="P78"><text:bookmark-start text:name="__DdeLink__285_34482174671"/><text:span text:style-name="T29">‘Player {pseudo} does not exist ‘, </text:span><text:span text:style-name="T30">40</text:span><text:span text:style-name="T32">4</text:span></text:p>
              </text:list-item>
              <text:list-item>
                <text:p text:style-name="P78"><text:bookmark-start text:name="__DdeLink__313_3448217467"/><text:bookmark-start text:name="__DdeLink__315_3448217467"/><text:span text:style-name="T29">‘</text:span><text:span text:style-name="T34">Allocation check</text:span><text:span text:style-name="T29"> failed!:{message} ‘, </text:span><text:span text:style-name="T30">400 </text:span></text:p>
              </text:list-item>
              <text:list-item>
                <text:p text:style-name="P78"><text:bookmark-end text:name="__DdeLink__315_3448217467"/><text:span text:style-name="T29">‘</text:span><text:span text:style-name="T46">Player is still in, a game</text:span><text:span text:style-name="T29"> ‘, </text:span><text:span text:style-name="T30">400 </text:span><text:bookmark-end text:name="__DdeLink__285_34482174671"/><text:bookmark-end text:name="__DdeLink__313_3448217467"/></text:p>
              </text:list-item>
              <text:list-item>
                <text:p text:style-name="P78"><text:span text:style-name="T29">‘User </text:span><text:span text:style-name="T33">removal</text:span><text:span text:style-name="T29"> failed!:{message} ‘, </text:span><text:span text:style-name="T30">400 </text:span></text:p>
              </text:list-item>
            </text:list>
            <text:p text:style-name="P7"><text:bookmark-start text:name="__DdeLink__1091_530786642"/>Succès :</text:p>
            <text:list xml:id="list2203317045" text:style-name="L14">
              <text:list-item>
                <text:p text:style-name="P125"><text:span text:style-name="T29">‘Ok </text:span><text:span text:style-name="T33">removed</text:span><text:span text:style-name="T29">‘, </text:span><text:span text:style-name="T32">2</text:span><text:span text:style-name="T30">00</text:span><text:bookmark-end text:name="__DdeLink__1091_530786642"/></text:p>
              </text:list-item>
            </text:list>
          </table:table-cell>
        </table:table-row>
        <table:table-row table:style-name="Table2.2">
          <table:table-cell table:style-name="Table2.A2" table:number-rows-spanned="2" office:value-type="string">
            <text:p text:style-name="Standard">/<text:span text:style-name="T39">players</text:span></text:p>
          </table:table-cell>
          <table:table-cell table:style-name="Table2.B1" office:value-type="string">
            <text:p text:style-name="P35">GET</text:p>
          </table:table-cell>
          <table:table-cell table:style-name="Table2.A1" office:value-type="string">
            <text:p text:style-name="P29">- </text:p>
            <text:p text:style-name="P29"/>
            <text:p text:style-name="P151">Non</text:p>
          </table:table-cell>
          <table:table-cell table:style-name="Table2.A1" office:value-type="string">
            <text:p text:style-name="P172"><text:span text:style-name="T59">Renvoie</text:span><text:span text:style-name="T39"> un dictionnaire identifiant numérique : <text:s/>pseudos de tous les joueurs</text:span></text:p>
            <text:p text:style-name="P8">Succès :</text:p>
            <text:list xml:id="list210132002362875" text:continue-numbering="true" text:style-name="L14">
              <text:list-item>
                <text:p text:style-name="P126">dictionnaire<text:span text:style-name="T29">, </text:span><text:span text:style-name="T32">2</text:span><text:span text:style-name="T30">0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35">POST</text:p>
          </table:table-cell>
          <table:table-cell table:style-name="Table2.A1" office:value-type="string">
            <text:p text:style-name="P134"><text:bookmark-start text:name="__DdeLink__1145_530786642"/><text:span text:style-name="T31">p</text:span>seudo<text:bookmark-end text:name="__DdeLink__1145_530786642"/> <text:span text:style-name="T51">(str)</text:span></text:p>
            <text:p text:style-name="P134">password <text:span text:style-name="T51">(str)</text:span><text:bookmark-start text:name="__DdeLink__247_34482174671113"/></text:p>
            <text:p text:style-name="P143">email <text:span text:style-name="T51">(str)</text:span></text:p>
            <text:p text:style-name="P31">email_confirmed <text:span text:style-name="T51">(</text:span><text:span text:style-name="T53">bool</text:span><text:span text:style-name="T51">)</text:span></text:p>
            <text:p text:style-name="P149">telephone <text:span text:style-name="T51">(str)</text:span></text:p>
            <text:p text:style-name="P31">replace <text:span text:style-name="T52">(bool)</text:span></text:p>
            <text:p text:style-name="P149">first_name <text:span text:style-name="T51">(str)</text:span></text:p>
            <text:p text:style-name="P149">family_name <text:span text:style-name="T51">(str)</text:span></text:p>
            <text:p text:style-name="P31">country <text:span text:style-name="T52">(int)</text:span></text:p>
            <text:p text:style-name="P31">time_zone <text:span text:style-name="T52">(int)</text:span></text:p>
            <text:p text:style-name="P31"/>
            <text:p text:style-name="P150"><text:bookmark-end text:name="__DdeLink__247_34482174671113"/>Non</text:p>
          </table:table-cell>
          <table:table-cell table:style-name="Table2.A1" office:value-type="string">
            <text:p text:style-name="P128">Insère un joueur avec son pseudo et ses informations</text:p>
            <text:p text:style-name="P36">Utilise l’adresse <text:span text:style-name="T42">e-mail</text:span> pour envoyer un <text:span text:style-name="T42">e-mail</text:span> avec un code de 4 chiffres</text:p>
            <text:p text:style-name="P36"/>
            <text:p text:style-name="P6"><text:bookmark-start text:name="__DdeLink__303_34482174673"/>Cas d’erreur :</text:p>
            <text:list xml:id="list210133382243605" text:continue-list="list210133322780175" text:style-name="L8">
              <text:list-item>
                <text:p text:style-name="P113"><text:bookmark-start text:name="__DdeLink__287_34482174673"/><text:bookmark-start text:name="__DdeLink__282_34482174673"/>‘Player {pseudo} already exists ‘, <text:span text:style-name="T30">40</text:span><text:bookmark-end text:name="__DdeLink__287_34482174673"/><text:bookmark-end text:name="__DdeLink__282_34482174673"/><text:span text:style-name="T41">0</text:span></text:p>
              </text:list-item>
              <text:list-item>
                <text:p text:style-name="P79"><text:bookmark-start text:name="__DdeLink__291_34482174673"/><text:bookmark-start text:name="__DdeLink__285_34482174674"/><text:bookmark-start text:name="__DdeLink__311_34482174673"/><text:span text:style-name="T29">‘User </text:span><text:span text:style-name="T41">creation</text:span><text:span text:style-name="T29"> failed!:{message} ‘, </text:span><text:span text:style-name="T30">400 </text:span><text:span text:style-name="T31">(mise à jour de mot de passe)</text:span><text:bookmark-end text:name="__DdeLink__291_34482174673"/><text:bookmark-end text:name="__DdeLink__311_34482174673"/></text:p>
              </text:list-item>
              <text:list-item>
                <text:p text:style-name="P77"><text:span text:style-name="T29">‘Failed to store email code!:{message} ‘, </text:span><text:span text:style-name="T30">400</text:span></text:p>
              </text:list-item>
            </text:list>
            <text:p text:style-name="P6"><text:bookmark-end text:name="__DdeLink__285_34482174674"/>Succès :</text:p>
            <text:list xml:id="list210132834458159" text:continue-list="list210133433547260" text:style-name="L13">
              <text:list-item>
                <text:p text:style-name="P118">‘Ok player created‘, <text:span text:style-name="T32">2</text:span><text:span text:style-name="T30">00</text:span><text:bookmark-end text:name="__DdeLink__303_34482174673"/></text:p>
              </text:list-item>
            </text:list>
            <text:p text:style-name="P119"/>
            <text:p text:style-name="P144"><text:bookmark-start text:name="__DdeLink__1316_2175262302"/>TODO EXPLICATIONS SUR LES CHAMPS</text:p>
            <text:p text:style-name="P144"><text:bookmark-end text:name="__DdeLink__1316_2175262302"/></text:p>
          </table:table-cell>
        </table:table-row>
        <table:table-row table:style-name="Table2.2">
          <table:table-cell table:style-name="Table2.A2" office:value-type="string">
            <text:p text:style-name="Standard">/<text:span text:style-name="T43">emails</text:span></text:p>
          </table:table-cell>
          <table:table-cell table:style-name="Table2.B1" office:value-type="string">
            <text:p text:style-name="P37">POST</text:p>
          </table:table-cell>
          <table:table-cell table:style-name="Table2.A1" office:value-type="string">
            <text:p text:style-name="P30"><text:span text:style-name="T44">p</text:span>seudo</text:p>
            <text:p text:style-name="P37">email</text:p>
          </table:table-cell>
          <table:table-cell table:style-name="Table2.A1" office:value-type="string">
            <text:p text:style-name="P38">Vérifie un couple pseudo/code de quatre chiffres</text:p>
            <text:p text:style-name="P36"/>
            <text:p text:style-name="P6"><text:bookmark-start text:name="__DdeLink__303_344821746731"/>Cas d’erreur :</text:p>
            <text:list xml:id="list210132868842984" text:continue-list="list210133382243605" text:style-name="L8">
              <text:list-item>
                <text:p text:style-name="P79"><text:bookmark-start text:name="__DdeLink__287_344821746731"/><text:bookmark-start text:name="__DdeLink__282_344821746731"/><text:span text:style-name="T29">‘Player {pseudo} </text:span><text:span text:style-name="T45">does not</text:span><text:span text:style-name="T29"> exist ‘, </text:span><text:span text:style-name="T30">40</text:span><text:bookmark-end text:name="__DdeLink__287_344821746731"/><text:bookmark-end text:name="__DdeLink__282_344821746731"/><text:span text:style-name="T45">4</text:span></text:p>
              </text:list-item>
              <text:list-item>
                <text:p text:style-name="P77"><text:bookmark-start text:name="__DdeLink__285_344821746741"/><text:bookmark text:name="__DdeLink__291_344821746731"/><text:bookmark text:name="__DdeLink__311_344821746731"/><text:span text:style-name="T29">‘Wrong code!:{message} ‘, </text:span><text:span text:style-name="T30">400</text:span></text:p>
              </text:list-item>
            </text:list>
            <text:p text:style-name="P6"><text:bookmark-end text:name="__DdeLink__285_344821746741"/>Succès :</text:p>
            <text:list xml:id="list210131786911897" text:continue-list="list210132834458159" text:style-name="L13">
              <text:list-item>
                <text:p text:style-name="P122"><text:span text:style-name="T29">‘Ok </text:span><text:span text:style-name="T45">code is correct</text:span><text:span text:style-name="T29">‘, </text:span><text:span text:style-name="T32">2</text:span><text:span text:style-name="T30">00</text:span><text:bookmark-end text:name="__DdeLink__303_344821746731"/></text:p>
              </text:list-item>
            </text:list>
          </table:table-cell>
        </table:table-row>
      </table:table>
      <text:p text:style-name="P48"/>
      <text:h text:style-name="P56" text:outline-level="2"><text:bookmark-start text:name="__DdeLink__1303_2175262302"/>«<text:span text:style-name="T12">SOLVER</text:span><text:span text:style-name="T17">» </text:span><text:bookmark-start text:name="__DdeLink__1055_5307866421"/><text:span text:style-name="T19">(</text:span><text:span text:style-name="T11">interface </text:span><text:span text:style-name="T19">REST)</text:span><text:bookmark-end text:name="__DdeLink__1055_5307866421"/></text:h>
      <text:p text:style-name="P2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9"><text:bookmark-start text:name="__DdeLink__257_34482174671"/>Point d’accès<text:bookmark-end text:name="__DdeLink__257_34482174671"/></text:p>
          </table:table-cell>
          <table:table-cell table:style-name="Table3.B1" office:value-type="string">
            <text:p text:style-name="P131">Méthode</text:p>
          </table:table-cell>
          <table:table-cell table:style-name="Table3.A1" office:value-type="string">
            <text:p text:style-name="P131">Paramètres / <text:span text:style-name="T23">Protection par jeton</text:span></text:p>
          </table:table-cell>
          <table:table-cell table:style-name="Table3.A1" office:value-type="string">
            <text:p text:style-name="P131">Explications</text:p>
          </table:table-cell>
        </table:table-row>
        <table:table-row table:style-name="Table3.2">
          <table:table-cell table:style-name="Table3.A2" office:value-type="string">
            <text:p text:style-name="P140"><text:span text:style-name="T28">/</text:span><text:span text:style-name="T48">solve</text:span></text:p>
          </table:table-cell>
          <table:table-cell table:style-name="Table3.B2" office:value-type="string">
            <text:p text:style-name="P90"><text:bookmark-start text:name="__DdeLink__209_344821746712"/>POST<text:bookmark-end text:name="__DdeLink__209_344821746712"/></text:p>
          </table:table-cell>
          <table:table-cell table:style-name="Table3.A1" office:value-type="string">
            <text:p text:style-name="P140">variant</text:p>
            <text:p text:style-name="P133"><text:bookmark-start text:name="__DdeLink__1293_2175262302"/>advancement<text:bookmark-start text:name="__DdeLink__247_34482174672"/><text:bookmark-end text:name="__DdeLink__1293_2175262302"/></text:p>
            <text:p text:style-name="P140">situation</text:p>
            <text:p text:style-name="P140"><text:soft-page-break/>orders</text:p>
            <text:p text:style-name="P140">r<text:span text:style-name="T49">o</text:span>le</text:p>
            <text:p text:style-name="P140">names</text:p>
            <text:p text:style-name="P140"/>
            <text:p text:style-name="P137">Non<text:bookmark-end text:name="__DdeLink__247_34482174672"/></text:p>
          </table:table-cell>
          <table:table-cell table:style-name="Table3.A1" office:value-type="string">
            <text:p text:style-name="P141">Réalise une résolution.</text:p>
            <text:p text:style-name="P141"/>
            <text:p text:style-name="P141">« Variant » est le nom de la variante. Utiliser « standard »</text:p>
            <text:p text:style-name="P141"><text:soft-page-break/></text:p>
            <text:p text:style-name="P141">« A<text:span text:style-name="T28">dvancement » </text:span>est l’avancement de la partie, il vaut zéro à la création de la partie et augmente de un à chaque résolution. Il permet de déterminer la saison (donc la phase de jeu parmi Mouvements, Retraites, Retraites + mise à jour des possessions de centres, Ajustements) et l’année (décorative) à l’aide de la variante</text:p>
            <text:p text:style-name="P141"/>
            <text:p text:style-name="P141"><text:bookmark-start text:name="__DdeLink__1295_2175262302"/>« Situation » est un dictionnaire :</text:p>
            <text:p text:style-name="P152"><text:bookmark-start text:name="__DdeLink__1318_2175262302"/><text:span text:style-name="T54">TODO </text:span><text:span text:style-name="T55">DESCRIPTION</text:span></text:p>
            <text:p text:style-name="P145"><text:bookmark-end text:name="__DdeLink__1295_2175262302"/><text:bookmark-end text:name="__DdeLink__1318_2175262302"/></text:p>
            <text:p text:style-name="P141">« Orders » est un dictionnaire :</text:p>
            <text:p text:style-name="P152"><text:bookmark-start text:name="__DdeLink__1320_2175262302"/><text:span text:style-name="T54">TODO </text:span><text:span text:style-name="T55">DESCRIPTION</text:span><text:bookmark-end text:name="__DdeLink__1320_2175262302"/></text:p>
            <text:p text:style-name="P145"/>
            <text:p text:style-name="P141">« Role » est le rôle. Une valeur différente de zéro signifie qu’il faut « inventer » des ordres pour tous les autres pays</text:p>
            <text:p text:style-name="P141"/>
            <text:p text:style-name="P141">« <text:span text:style-name="T50">Names » donne les noms à utiliser <text:s/></text:span></text:p>
            <text:p text:style-name="P142"><text:span text:style-name="T54">TODO </text:span><text:span text:style-name="T55">DESCRIPTION</text:span></text:p>
            <text:p text:style-name="P141"/>
          </table:table-cell>
        </table:table-row>
      </table:table>
      <text:p text:style-name="P240"><text:bookmark-end text:name="__DdeLink__233_3448217467"/><text:bookmark-end text:name="__DdeLink__1303_2175262302"/><text:bookmark-end text:name="__DdeLink__252_3448217467"/></text:p>
      <text:h text:style-name="P57" text:outline-level="2">«<text:span text:style-name="T13">GAMES</text:span><text:span text:style-name="T17">» </text:span><text:bookmark-start text:name="__DdeLink__1055_53078664211"/><text:span text:style-name="T19">(</text:span><text:span text:style-name="T11">interface </text:span><text:span text:style-name="T19">REST)</text:span><text:bookmark-end text:name="__DdeLink__1055_53078664211"/></text:h>
      <text:p text:style-name="P2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30"><text:bookmark-start text:name="__DdeLink__257_344821746711"/>Point d’accès<text:bookmark-end text:name="__DdeLink__257_344821746711"/></text:p>
          </table:table-cell>
          <table:table-cell table:style-name="Table4.A1" office:value-type="string">
            <text:p text:style-name="P132">Méthode</text:p>
          </table:table-cell>
          <table:table-cell table:style-name="Table4.A1" office:value-type="string">
            <text:p text:style-name="P132">Paramètres / <text:span text:style-name="T23">Protection par jeton</text:span></text:p>
          </table:table-cell>
          <table:table-cell table:style-name="Table4.A1" office:value-type="string">
            <text:p text:style-name="P132">Explications</text:p>
          </table:table-cell>
        </table:table-row>
        <table:table-row table:style-name="Table4.2">
          <table:table-cell table:style-name="Table4.A2" office:value-type="string">
            <text:p text:style-name="P184"><text:span text:style-name="T56">variants/&lt;name&gt;</text:span></text:p>
          </table:table-cell>
          <table:table-cell table:style-name="Table4.A2" office:value-type="string">
            <text:p text:style-name="P154"><text:bookmark-start text:name="__DdeLink__209_3448217467121"/>G<text:bookmark-end text:name="__DdeLink__209_3448217467121"/>ET</text:p>
          </table:table-cell>
          <table:table-cell table:style-name="Table4.A1" office:value-type="string">
            <text:p text:style-name="P138">- </text:p>
            <text:p text:style-name="P154"/>
            <text:p text:style-name="P154">Non</text:p>
          </table:table-cell>
          <table:table-cell table:style-name="Table4.A1" office:value-type="string">
            <text:p text:style-name="P157">Renvoie les informations de la variante</text:p>
            <text:p text:style-name="P36"/>
            <text:p text:style-name="P6"><text:bookmark-start text:name="__DdeLink__303_3448217467311"/>Cas d’erreur :</text:p>
            <text:list xml:id="list210133513029521" text:continue-list="list210132868842984" text:style-name="L8">
              <text:list-item>
                <text:p text:style-name="P80"><text:bookmark-start text:name="__DdeLink__282_3448217467311"/><text:bookmark-start text:name="__DdeLink__287_3448217467311"/><text:span text:style-name="T29">‘Variant {name} is incorrect as a name ‘, </text:span><text:span text:style-name="T30">40</text:span><text:bookmark-end text:name="__DdeLink__282_3448217467311"/><text:bookmark-end text:name="__DdeLink__287_3448217467311"/><text:span text:style-name="T58">0</text:span></text:p>
              </text:list-item>
              <text:list-item>
                <text:p text:style-name="P80"><text:bookmark-start text:name="__DdeLink__282_34482174673111"/><text:bookmark-start text:name="__DdeLink__287_34482174673111"/><text:span text:style-name="T29">‘Variant {name} </text:span><text:span text:style-name="T45">does not</text:span><text:span text:style-name="T29"> exist ‘, </text:span><text:span text:style-name="T30">40</text:span><text:bookmark-end text:name="__DdeLink__282_34482174673111"/><text:bookmark-end text:name="__DdeLink__287_34482174673111"/><text:span text:style-name="T45">4</text:span></text:p>
              </text:list-item>
            </text:list>
            <text:p text:style-name="P168"><text:bookmark-start text:name="__DdeLink__285_3448217467411"/><text:bookmark-start text:name="__DdeLink__1337_2175262302"/><text:bookmark-end text:name="__DdeLink__285_3448217467411"/><text:bookmark-end text:name="__DdeLink__1337_2175262302"/><text:span text:style-name="T19">Succès :</text:span></text:p>
            <text:list xml:id="list210133679171608" text:continue-list="list210131786911897" text:style-name="L13">
              <text:list-item>
                <text:p text:style-name="P122"><text:span text:style-name="T29">‘Ok </text:span><text:span text:style-name="T45">code is correct</text:span><text:span text:style-name="T29">‘, </text:span><text:span text:style-name="T32">2</text:span><text:span text:style-name="T30">00</text:span><text:bookmark-end text:name="__DdeLink__303_3448217467311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4">game-identifiers/&lt;name&gt;</text:p>
          </table:table-cell>
          <table:table-cell table:style-name="Table4.A2" office:value-type="string">
            <text:p text:style-name="P169">GET</text:p>
          </table:table-cell>
          <table:table-cell table:style-name="Table4.A1" office:value-type="string">
            <text:p text:style-name="P138">-</text:p>
            <text:p text:style-name="P138"/>
            <text:p text:style-name="P169">Non</text:p>
          </table:table-cell>
          <table:table-cell table:style-name="Table4.A1" office:value-type="string">
            <text:p text:style-name="P171"><text:span text:style-name="T59">Renvoie</text:span><text:span text:style-name="T30"> le numéro (l’</text:span><text:bookmark-start text:name="__DdeLink__262_34482174671"/><text:span text:style-name="T30">identifiant numérique</text:span><text:bookmark-end text:name="__DdeLink__262_34482174671"/><text:span text:style-name="T30">) d’un</text:span><text:span text:style-name="T59">e</text:span><text:span text:style-name="T30"> </text:span><text:span text:style-name="T59">partie</text:span><text:span text:style-name="T30"> à partir de son </text:span><text:span text:style-name="T59">nom</text:span></text:p>
            <text:p text:style-name="P92">Cas d’erreur :</text:p>
            <text:list xml:id="list210133715493991" text:continue-list="list210133513029521" text:style-name="L8">
              <text:list-item>
                <text:p text:style-name="P115">Sans objet</text:p>
              </text:list-item>
            </text:list>
            <text:p text:style-name="P92">Succès :</text:p>
            <text:list xml:id="list104102864" text:style-name="L17">
              <text:list-item>
                <text:p text:style-name="P91"><text:span text:style-name="T30">« identifiant numérique »</text:span><text:bookmark-start text:name="__DdeLink__245_344821746712"/><text:span text:style-name="T28">, 20</text:span><text:bookmark-end text:name="__DdeLink__245_344821746712"/><text:span text:style-name="T30">0</text:span></text:p>
              </text:list-item>
            </text:list>
          </table:table-cell>
        </table:table-row>
        <table:table-row table:style-name="Table4.2">
          <table:table-cell table:style-name="Table4.A2" table:number-rows-spanned="3" office:value-type="string">
            <text:p text:style-name="P184">/games/&lt;name&gt;</text:p>
          </table:table-cell>
          <table:table-cell table:style-name="Table4.A2" office:value-type="string">
            <text:p text:style-name="P169">GET</text:p>
          </table:table-cell>
          <table:table-cell table:style-name="Table4.A1" office:value-type="string">
            <text:p text:style-name="P138">-</text:p>
            <text:p text:style-name="P138"/>
            <text:p text:style-name="P169">Non</text:p>
          </table:table-cell>
          <table:table-cell table:style-name="Table4.A1" office:value-type="string">
            <text:p text:style-name="P171"><text:span text:style-name="T59">Renvoie</text:span><text:span text:style-name="T30"> les informations relatives à un</text:span><text:span text:style-name="T59">e</text:span><text:span text:style-name="T30"> </text:span><text:span text:style-name="T59">partie </text:span><text:span text:style-name="T30">à partir de son </text:span><text:span text:style-name="T59">nom</text:span><text:span text:style-name="T30">.</text:span></text:p>
            <text:p text:style-name="P6">Cas d’erreur :</text:p>
            <text:list xml:id="list210132395093595" text:continue-list="list210133715493991" text:style-name="L8">
              <text:list-item>
                <text:p text:style-name="P79"><text:span text:style-name="T29">‘</text:span><text:span text:style-name="T60">Game</text:span><text:span text:style-name="T29"> {</text:span><text:span text:style-name="T60">name</text:span><text:span text:style-name="T29">} doesn't exist‘, </text:span><text:span text:style-name="T30">40</text:span><text:span text:style-name="T31">4</text:span></text:p>
              </text:list-item>
            </text:list>
            <text:p text:style-name="P6">Succès :</text:p>
            <text:list xml:id="list210132676072675" text:continue-list="list210133679171608" text:style-name="L13">
              <text:list-item>
                <text:p text:style-name="P121"><text:span text:style-name="T30">« dictionnaire des informations relatives </text:span><text:span text:style-name="T61">à la partie</text:span><text:span text:style-name="T30">»</text:span><text:bookmark-start text:name="__DdeLink__245_3448217467111"/><text:span text:style-name="T28">, 20</text:span><text:bookmark-end text:name="__DdeLink__245_3448217467111"/><text:span text:style-name="T30">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73">PUT</text:p>
          </table:table-cell>
          <table:table-cell table:style-name="Table4.A1" office:value-type="string">
            <text:p text:style-name="P136"><text:bookmark-start text:name="__DdeLink__1145_53078664221"/>name<text:bookmark-end text:name="__DdeLink__1145_53078664221"/> <text:span text:style-name="T51">(str)</text:span></text:p>
            <text:p text:style-name="P136">description <text:span text:style-name="T51">(str)</text:span></text:p>
            <text:p text:style-name="P194">variant <text:span text:style-name="T51">(str)</text:span></text:p>
            <text:p text:style-name="P194">archive <text:span text:style-name="T51">(</text:span><text:span text:style-name="T68">int</text:span><text:span text:style-name="T51">)</text:span></text:p>
            <text:p text:style-name="P194"><text:soft-page-break/>anonymous <text:span text:style-name="T51">(</text:span><text:span text:style-name="T68">int</text:span><text:span text:style-name="T51">)</text:span></text:p>
            <text:p text:style-name="P194">silent <text:span text:style-name="T52">(</text:span><text:span text:style-name="T68">int</text:span><text:span text:style-name="T52">)</text:span></text:p>
            <text:p text:style-name="P194">cumulate <text:span text:style-name="T51">(</text:span><text:span text:style-name="T68">int</text:span><text:span text:style-name="T51">)</text:span></text:p>
            <text:p text:style-name="P194">fast <text:span text:style-name="T51">(</text:span><text:span text:style-name="T68">int</text:span><text:span text:style-name="T51">)</text:span></text:p>
            <text:p text:style-name="P194">deadline <text:span text:style-name="T52">(</text:span><text:span text:style-name="T68">str</text:span><text:span text:style-name="T52">)</text:span></text:p>
            <text:p text:style-name="P194">speed_moves <text:span text:style-name="T52">(int)</text:span></text:p>
            <text:p text:style-name="P194">cd_possible_moves <text:span text:style-name="T68">(int)</text:span></text:p>
            <text:p text:style-name="P194">speed_retreats <text:span text:style-name="T68">(int)</text:span></text:p>
            <text:p text:style-name="P194">cd_possible_retreats <text:span text:style-name="T68">(int)</text:span></text:p>
            <text:p text:style-name="P194">speed_adjustments <text:span text:style-name="T68">(int)</text:span></text:p>
            <text:p text:style-name="P194">cd_possible_builds <text:span text:style-name="T68">(int)</text:span></text:p>
            <text:p text:style-name="P194">cd_possible_removals <text:span text:style-name="T68">(int)</text:span></text:p>
            <text:p text:style-name="P194">play_weekend <text:span text:style-name="T68">(int)</text:span></text:p>
            <text:p text:style-name="P194">manual <text:span text:style-name="T68">(int)</text:span></text:p>
            <text:p text:style-name="P194">access_code <text:span text:style-name="T68">(int)</text:span></text:p>
            <text:p text:style-name="P194">access_restriction_reliability <text:span text:style-name="T68">(int)</text:span></text:p>
            <text:p text:style-name="P194">access_restriction_regularity <text:span text:style-name="T68">(int)</text:span></text:p>
            <text:p text:style-name="P194">access_restriction_performance <text:span text:style-name="T69">(int)</text:span></text:p>
            <text:p text:style-name="P194">current_advancement <text:span text:style-name="T69">(int)</text:span></text:p>
            <text:p text:style-name="P194">nb_max_cycles_to_play <text:span text:style-name="T69">(int)</text:span></text:p>
            <text:p text:style-name="P194">victory_centers <text:span text:style-name="T69">(int) </text:span></text:p>
            <text:p text:style-name="P194">current_state <text:span text:style-name="T69">(int)</text:span></text:p>
            <text:p text:style-name="P192">pseudo (int)</text:p>
            <text:p text:style-name="P192"/>
            <text:p text:style-name="P181">Oui</text:p>
          </table:table-cell>
          <table:table-cell table:style-name="Table4.A1" office:value-type="string">
            <text:p text:style-name="P180"><text:bookmark-start text:name="__DdeLink__295_34482174671"/><text:span text:style-name="T31">Met à jour</text:span><text:span text:style-name="T30"> les informations relatives à un</text:span><text:span text:style-name="T62">e partie</text:span><text:span text:style-name="T30"> à partir de son </text:span><text:bookmark-end text:name="__DdeLink__295_34482174671"/><text:span text:style-name="T62">nom</text:span></text:p>
            <text:p text:style-name="P175"/>
            <text:p text:style-name="P176">Cf. POST pour les explications sur les <text:soft-page-break/>différents champs</text:p>
            <text:p text:style-name="P175"/>
            <text:p text:style-name="P93"><text:bookmark-start text:name="__DdeLink__303_34482174671"/>Cas d’erreur :</text:p>
            <text:list xml:id="list210132057285537" text:continue-list="list210132395093595" text:style-name="L8">
              <text:list-item>
                <text:p text:style-name="P116"><text:bookmark-start text:name="__DdeLink__282_34482174671"/><text:bookmark-start text:name="__DdeLink__287_34482174671"/>‘Game {name} does not exist ‘, <text:span text:style-name="T30">40</text:span><text:bookmark-end text:name="__DdeLink__282_34482174671"/><text:bookmark-end text:name="__DdeLink__287_34482174671"/><text:span text:style-name="T63">4</text:span></text:p>
              </text:list-item>
              <text:list-item>
                <text:p text:style-name="P116"><text:bookmark-start text:name="__DdeLink__291_34482174671"/><text:bookmark-start text:name="__DdeLink__285_34482174672"/><text:bookmark-start text:name="__DdeLink__311_34482174671"/>‘Need a pseudo to modify game ‘, <text:span text:style-name="T30">400 </text:span><text:bookmark-end text:name="__DdeLink__291_34482174671"/><text:bookmark-end text:name="__DdeLink__311_34482174671"/></text:p>
              </text:list-item>
              <text:list-item>
                <text:p text:style-name="P81"><text:span text:style-name="T29">‘Bad authentication!:{message} ‘, </text:span><text:span text:style-name="T30">40</text:span><text:span text:style-name="T63">1</text:span></text:p>
              </text:list-item>
              <text:list-item>
                <text:p text:style-name="P116">‘Failed to get id from pseudo {message ‘, <text:span text:style-name="T30">40</text:span><text:span text:style-name="T32">4</text:span></text:p>
              </text:list-item>
              <text:list-item>
                <text:p text:style-name="P81"><text:span text:style-name="T29">‘You do not seem to be the game master of the game ‘, </text:span><text:span text:style-name="T30">40</text:span><text:span text:style-name="T63">3</text:span></text:p>
              </text:list-item>
              <text:list-item>
                <text:p text:style-name="P117">‘Not enough players !’, <text:span text:style-name="T63">400 (démarrage de la partie)</text:span></text:p>
              </text:list-item>
            </text:list>
            <text:p text:style-name="P93"><text:bookmark-end text:name="__DdeLink__285_34482174672"/>Succès :</text:p>
            <text:list xml:id="list211957261" text:style-name="L18">
              <text:list-item>
                <text:p text:style-name="P120"><text:bookmark-start text:name="__DdeLink__293_34482174671"/><text:bookmark-start text:name="__DdeLink__289_34482174671"/><text:bookmark-end text:name="__DdeLink__293_34482174671"/><text:bookmark-end text:name="__DdeLink__289_34482174671"/>‘<text:span text:style-name="T32">Ok</text:span> but no change ! ‘, <text:span text:style-name="T32">2</text:span><text:span text:style-name="T30">00</text:span></text:p>
              </text:list-item>
              <text:list-item>
                <text:p text:style-name="P120">‘Ok updated ‘, <text:span text:style-name="T32">2</text:span><text:span text:style-name="T30">00</text:span><text:bookmark-end text:name="__DdeLink__303_3448217467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33">DELETE</text:p>
          </table:table-cell>
          <table:table-cell table:style-name="Table4.A1" office:value-type="string">
            <text:p text:style-name="P29">-</text:p>
            <text:p text:style-name="P29"/>
            <text:p text:style-name="P33">Oui</text:p>
          </table:table-cell>
          <table:table-cell table:style-name="Table4.A1" office:value-type="string">
            <text:p text:style-name="P26"><text:span text:style-name="T33">Suppression d’</text:span><text:span text:style-name="T30">un</text:span><text:span text:style-name="T64">e</text:span><text:span text:style-name="T30"> </text:span><text:span text:style-name="T64">partie</text:span><text:span text:style-name="T30"> à partir de son </text:span><text:span text:style-name="T64">nom</text:span></text:p>
            <text:p text:style-name="P7">Cas d’erreur :</text:p>
            <text:list xml:id="list210131899338714" text:continue-list="list210132057285537" text:style-name="L8">
              <text:list-item>
                <text:p text:style-name="P78"><text:bookmark-start text:name="__DdeLink__285_344821746711"/><text:span text:style-name="T29">‘</text:span><text:span text:style-name="T65">Game</text:span><text:span text:style-name="T29"> {name} does not exist ‘, </text:span><text:span text:style-name="T30">40</text:span><text:span text:style-name="T32">4</text:span></text:p>
              </text:list-item>
              <text:list-item>
                <text:p text:style-name="P78">‘Need a pseudo to delete game’, <text:span text:style-name="T66">401</text:span></text:p>
              </text:list-item>
              <text:list-item>
                <text:p text:style-name="P78"><text:bookmark-start text:name="__DdeLink__313_34482174671"/><text:bookmark-start text:name="__DdeLink__315_34482174671"/><text:span text:style-name="T29">‘Bad authentication!:{message} ‘, </text:span><text:span text:style-name="T30">40</text:span><text:span text:style-name="T66">1</text:span><text:span text:style-name="T30"> </text:span></text:p>
              </text:list-item>
              <text:list-item>
                <text:p text:style-name="P78">‘Failed to get id from pseudo {message}’, <text:span text:style-name="T66">404</text:span></text:p>
              </text:list-item>
              <text:list-item>
                <text:p text:style-name="P78">‘You do not seem to be the game master of the game’, <text:span text:style-name="T66">403</text:span></text:p>
              </text:list-item>
            </text:list>
            <text:p text:style-name="P26"><text:bookmark-start text:name="__DdeLink__1091_5307866421"/><text:bookmark-end text:name="__DdeLink__315_34482174671"/><text:bookmark-end text:name="__DdeLink__313_34482174671"/><text:bookmark-end text:name="__DdeLink__285_344821746711"/><text:span text:style-name="T19">Succès :</text:span></text:p>
            <text:list xml:id="list210133361248046" text:continue-list="list210132002362875" text:style-name="L14">
              <text:list-item>
                <text:p text:style-name="P125"><text:span text:style-name="T29">‘Ok </text:span><text:span text:style-name="T33">removed</text:span><text:span text:style-name="T29">‘, </text:span><text:span text:style-name="T32">2</text:span><text:span text:style-name="T30">00</text:span><text:bookmark-end text:name="__DdeLink__1091_5307866421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185">games</text:p>
          </table:table-cell>
          <table:table-cell table:style-name="Table4.A2" office:value-type="string">
            <text:p text:style-name="P35">GET</text:p>
          </table:table-cell>
          <table:table-cell table:style-name="Table4.A1" office:value-type="string">
            <text:p text:style-name="P29">- </text:p>
            <text:p text:style-name="P29"/>
            <text:p text:style-name="P151">Non</text:p>
          </table:table-cell>
          <table:table-cell table:style-name="Table4.A1" office:value-type="string">
            <text:p text:style-name="P172"><text:span text:style-name="T59">Renvoie</text:span><text:span text:style-name="T39"> un dictionnaire identifiant numérique : <text:s/></text:span><text:span text:style-name="T67">nom</text:span><text:span text:style-name="T39"> de tou</text:span><text:span text:style-name="T67">te</text:span><text:span text:style-name="T39">s les </text:span><text:span text:style-name="T67">parties</text:span></text:p>
            <text:p text:style-name="P8">Succès :</text:p>
            <text:list xml:id="list210132930037344" text:continue-numbering="true" text:style-name="L14">
              <text:list-item>
                <text:p text:style-name="P126">dictionnaire<text:span text:style-name="T29">, </text:span><text:span text:style-name="T32">2</text:span><text:span text:style-name="T30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35">POST</text:p>
          </table:table-cell>
          <table:table-cell table:style-name="Table4.A1" office:value-type="string">
            <text:p text:style-name="P134"><text:bookmark-start text:name="__DdeLink__1145_5307866422"/><text:bookmark-start text:name="__DdeLink__1432_2175262302"/>name<text:bookmark-end text:name="__DdeLink__1145_5307866422"/> <text:span text:style-name="T51">(str)</text:span></text:p>
            <text:p text:style-name="P134">description <text:span text:style-name="T51">(str)</text:span><text:bookmark-start text:name="__DdeLink__247_344821746711132"/></text:p>
            <text:p text:style-name="P143"><text:soft-page-break/>variant <text:span text:style-name="T51">(str)</text:span></text:p>
            <text:p text:style-name="P31">archive <text:span text:style-name="T51">(</text:span><text:span text:style-name="T68">int</text:span><text:span text:style-name="T51">)</text:span></text:p>
            <text:p text:style-name="P149">anonymous <text:span text:style-name="T51">(</text:span><text:span text:style-name="T68">int</text:span><text:span text:style-name="T51">)</text:span></text:p>
            <text:p text:style-name="P31">silent <text:span text:style-name="T52">(</text:span><text:span text:style-name="T68">int</text:span><text:span text:style-name="T52">)</text:span></text:p>
            <text:p text:style-name="P149">cumulate <text:span text:style-name="T51">(</text:span><text:span text:style-name="T68">int</text:span><text:span text:style-name="T51">)</text:span></text:p>
            <text:p text:style-name="P149">fast <text:span text:style-name="T51">(</text:span><text:span text:style-name="T68">int</text:span><text:span text:style-name="T51">)</text:span></text:p>
            <text:p text:style-name="P31">deadline <text:span text:style-name="T52">(</text:span><text:span text:style-name="T68">str</text:span><text:span text:style-name="T52">)</text:span></text:p>
            <text:p text:style-name="P31">speed_moves <text:span text:style-name="T52">(int)</text:span></text:p>
            <text:p text:style-name="P31">cd_possible_moves <text:span text:style-name="T68">(int)</text:span></text:p>
            <text:p text:style-name="P31">speed_retreats <text:span text:style-name="T68">(int)</text:span></text:p>
            <text:p text:style-name="P31">cd_possible_retreats <text:span text:style-name="T68">(int)</text:span></text:p>
            <text:p text:style-name="P31">speed_adjustments <text:span text:style-name="T68">(int)</text:span></text:p>
            <text:p text:style-name="P31">cd_possible_builds <text:span text:style-name="T68">(int)</text:span></text:p>
            <text:p text:style-name="P31">cd_possible_removals <text:span text:style-name="T68">(int)</text:span></text:p>
            <text:p text:style-name="P31">play_weekend <text:span text:style-name="T68">(int)</text:span></text:p>
            <text:p text:style-name="P31">manual <text:span text:style-name="T68">(int)</text:span></text:p>
            <text:p text:style-name="P31">access_code <text:span text:style-name="T68">(int)</text:span></text:p>
            <text:p text:style-name="P31">access_restriction_reliability <text:span text:style-name="T68">(int)</text:span></text:p>
            <text:p text:style-name="P31">access_restriction_regularity <text:span text:style-name="T68">(int)</text:span></text:p>
            <text:p text:style-name="P31">access_restriction_performance <text:span text:style-name="T69">(int)</text:span></text:p>
            <text:p text:style-name="P31">current_advancement <text:span text:style-name="T69">(int)</text:span></text:p>
            <text:p text:style-name="P31">nb_max_cycles_to_play <text:span text:style-name="T69">(int)</text:span></text:p>
            <text:p text:style-name="P31">victory_centers <text:span text:style-name="T69">(int) </text:span></text:p>
            <text:p text:style-name="P31">current_state <text:span text:style-name="T69">(int)</text:span></text:p>
            <text:p text:style-name="P191">pseudo (int)<text:bookmark-end text:name="__DdeLink__1432_2175262302"/></text:p>
            <text:p text:style-name="P191"/>
            <text:p text:style-name="P193"><text:bookmark-end text:name="__DdeLink__247_344821746711132"/>Oui</text:p>
          </table:table-cell>
          <table:table-cell table:style-name="Table4.A1" office:value-type="string">
            <text:p text:style-name="P34"><text:span text:style-name="T40">I</text:span><text:bookmark-start text:name="__DdeLink__1435_2175262302"/><text:span text:style-name="T40">nsère un</text:span><text:span text:style-name="T69">e partie</text:span><text:span text:style-name="T40"> avec son </text:span><text:span text:style-name="T69">nom</text:span><text:span text:style-name="T40"> et ses informations</text:span></text:p>
            <text:p text:style-name="P36"><text:soft-page-break/></text:p>
            <text:p text:style-name="P6"><text:bookmark-start text:name="__DdeLink__303_344821746733"/>Cas d’erreur :<text:bookmark-end text:name="__DdeLink__1435_2175262302"/></text:p>
            <text:list xml:id="list210132495431303" text:continue-list="list210131899338714" text:style-name="L8">
              <text:list-item>
                <text:p text:style-name="P79"><text:bookmark-start text:name="__DdeLink__287_344821746733"/><text:bookmark-start text:name="__DdeLink__282_344821746733"/><text:span text:style-name="T29">‘</text:span><text:span text:style-name="T69">Game</text:span><text:span text:style-name="T29"> {</text:span><text:span text:style-name="T69">name</text:span><text:span text:style-name="T29">} already exists ‘, </text:span><text:span text:style-name="T30">40</text:span><text:bookmark-end text:name="__DdeLink__287_344821746733"/><text:bookmark-end text:name="__DdeLink__282_344821746733"/><text:span text:style-name="T41">0</text:span></text:p>
              </text:list-item>
              <text:list-item>
                <text:p text:style-name="P79">‘Need a pseudo to create game’, <text:span text:style-name="T70">401</text:span></text:p>
              </text:list-item>
              <text:list-item>
                <text:p text:style-name="P79">Bad authentication!:{message}, <text:span text:style-name="T70">401</text:span></text:p>
              </text:list-item>
              <text:list-item>
                <text:p text:style-name="P79">‘Failed to get id from pseudo {message}’, <text:span text:style-name="T70">404</text:span><text:bookmark-start text:name="__DdeLink__285_344821746743"/></text:p>
              </text:list-item>
            </text:list>
            <text:p text:style-name="P6"><text:bookmark-start text:name="__DdeLink__1437_2175262302"/><text:bookmark-end text:name="__DdeLink__285_344821746743"/>Succès :</text:p>
            <text:list xml:id="list210133208268791" text:continue-list="list210132676072675" text:style-name="L13">
              <text:list-item>
                <text:p text:style-name="P122"><text:span text:style-name="T29">‘Ok </text:span><text:span text:style-name="T70">game</text:span><text:span text:style-name="T29"> created‘, </text:span><text:span text:style-name="T32">2</text:span><text:span text:style-name="T30">00</text:span><text:bookmark-end text:name="__DdeLink__303_344821746733"/><text:bookmark-end text:name="__DdeLink__1437_2175262302"/></text:p>
              </text:list-item>
            </text:list>
            <text:p text:style-name="P119"/>
            <text:p text:style-name="P144"><text:bookmark-start text:name="__DdeLink__1316_21752623022"/><text:bookmark-start text:name="__DdeLink__1443_2175262302"/>TODO EXPLICATIONS SUR LES CHAMPS</text:p>
            <text:p text:style-name="P144"><text:bookmark-end text:name="__DdeLink__1316_21752623022"/><text:bookmark-end text:name="__DdeLink__1443_2175262302"/></text:p>
          </table:table-cell>
        </table:table-row>
        <table:table-row table:style-name="Table4.2">
          <table:table-cell table:style-name="Table4.A2" table:number-rows-spanned="2" office:value-type="string">
            <text:p text:style-name="P186">allocations</text:p>
          </table:table-cell>
          <table:table-cell table:style-name="Table4.A2" office:value-type="string">
            <text:p text:style-name="P195">POST</text:p>
          </table:table-cell>
          <table:table-cell table:style-name="Table4.A1" office:value-type="string">
            <text:p text:style-name="P138">game_id <text:span text:style-name="T71">(int)</text:span></text:p>
            <text:p text:style-name="P138">player_id <text:span text:style-name="T71">(int)</text:span></text:p>
            <text:p text:style-name="P138">role_id <text:span text:style-name="T71">(int)</text:span></text:p>
            <text:p text:style-name="P138">pseudo <text:span text:style-name="T71">(str)</text:span></text:p>
            <text:p text:style-name="P138"/>
            <text:p text:style-name="P196">Oui</text:p>
          </table:table-cell>
          <table:table-cell table:style-name="Table4.A1" office:value-type="string">
            <text:p text:style-name="P60"><text:span text:style-name="T72">I</text:span><text:span text:style-name="T40">nsère un</text:span><text:span text:style-name="T69">e </text:span><text:span text:style-name="T72">allocation (une relation entre un joueur et une partie)</text:span></text:p>
            <text:p text:style-name="P196">Il faut être :</text:p>
            <text:list xml:id="list2292142295" text:style-name="L21">
              <text:list-item>
                <text:p text:style-name="P197">soit l’arbitre de la partie</text:p>
              </text:list-item>
              <text:list-item>
                <text:p text:style-name="P197">soit le joueur concerné</text:p>
              </text:list-item>
            </text:list>
            <text:p text:style-name="P156"/>
            <text:p text:style-name="P96">Cas d’erreur :</text:p>
            <text:list xml:id="list2065276171" text:style-name="L20">
              <text:list-item>
                <text:p text:style-name="P158">‘Need a pseudo to join/put in game’, <text:span text:style-name="T74">401</text:span></text:p>
              </text:list-item>
              <text:list-item>
                <text:p text:style-name="P158">‘Bad authentication!:{message}’, <text:span text:style-name="T72">401</text:span></text:p>
              </text:list-item>
              <text:list-item>
                <text:p text:style-name="P158">‘Failed to get id from pseudo {message}’, <text:span text:style-name="T72">404</text:span></text:p>
              </text:list-item>
              <text:list-item>
                <text:p text:style-name="P158">‘You do not seem to be either the game master of the game or the concerned player’, <text:span text:style-name="T72">403</text:span></text:p>
              </text:list-item>
              <text:list-item>
                <text:p text:style-name="P158"><text:soft-page-break/>‘This game is not in the proper state - please proceed to replacement (not implemented yet)’, <text:span text:style-name="T73">400</text:span></text:p>
                <text:p text:style-name="P158"/>
              </text:list-item>
            </text:list>
            <text:p text:style-name="P97">Succès :</text:p>
            <text:list xml:id="list210131940335813" text:continue-list="list210133208268791" text:style-name="L13">
              <text:list-item>
                <text:p text:style-name="P166"><text:span text:style-name="T29">‘Ok allocation updated or created‘, </text:span><text:span text:style-name="T32">2</text:span><text:span text:style-name="T30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98">DELETE</text:p>
          </table:table-cell>
          <table:table-cell table:style-name="Table4.A1" office:value-type="string">
            <text:p text:style-name="P138">game_id <text:span text:style-name="T71">(int)</text:span></text:p>
            <text:p text:style-name="P138">player_id <text:span text:style-name="T71">(int)</text:span></text:p>
            <text:p text:style-name="P138">role_id <text:span text:style-name="T71">(int)</text:span></text:p>
            <text:p text:style-name="P138">pseudo <text:span text:style-name="T71">(str)</text:span></text:p>
            <text:p text:style-name="P138"/>
            <text:p text:style-name="P196">Oui</text:p>
          </table:table-cell>
          <table:table-cell table:style-name="Table4.A1" office:value-type="string">
            <text:p text:style-name="P60"><text:span text:style-name="T74">Supprime</text:span><text:span text:style-name="T40"> un</text:span><text:span text:style-name="T69">e </text:span><text:span text:style-name="T72">allocation (une relation entre un joueur et une partie)</text:span></text:p>
            <text:p text:style-name="P196">Il faut être :</text:p>
            <text:list xml:id="list210132060197199" text:continue-list="list2292142295" text:style-name="L21">
              <text:list-item>
                <text:p text:style-name="P197">soit l’arbitre de la partie</text:p>
              </text:list-item>
              <text:list-item>
                <text:p text:style-name="P197">soit le joueur concerné</text:p>
              </text:list-item>
            </text:list>
            <text:p text:style-name="P156"/>
            <text:p text:style-name="P96"><text:bookmark-start text:name="__DdeLink__1446_2175262302"/>Cas d’erreur :</text:p>
            <text:list xml:id="list210132896087223" text:continue-list="list2065276171" text:style-name="L20">
              <text:list-item>
                <text:p text:style-name="P199"><text:span text:style-name="T57">‘Need a pseudo to </text:span><text:span text:style-name="T75">quit</text:span><text:span text:style-name="T57">/</text:span><text:span text:style-name="T75">remove</text:span><text:span text:style-name="T57"> </text:span><text:span text:style-name="T75">from</text:span><text:span text:style-name="T57"> game’, </text:span><text:span text:style-name="T74">401</text:span></text:p>
              </text:list-item>
              <text:list-item>
                <text:p text:style-name="P158">‘Bad authentication!:{message}’, <text:span text:style-name="T72">401</text:span></text:p>
              </text:list-item>
              <text:list-item>
                <text:p text:style-name="P158">‘Failed to get id from pseudo {message}’, <text:span text:style-name="T72">404</text:span></text:p>
              </text:list-item>
              <text:list-item>
                <text:p text:style-name="P158">‘You do not seem to be either the game master of the game or the concerned player’, <text:span text:style-name="T72">403</text:span></text:p>
              </text:list-item>
              <text:list-item>
                <text:p text:style-name="P158">‘This game is not in the proper state - please proceed to replacement (not implemented yet)’, <text:span text:style-name="T73">400</text:span></text:p>
                <text:p text:style-name="P158"/>
              </text:list-item>
            </text:list>
            <text:p text:style-name="P97"><text:bookmark-start text:name="__DdeLink__1441_2175262302"/>Succès :</text:p>
            <text:list xml:id="list210132480095760" text:continue-list="list210131940335813" text:style-name="L13">
              <text:list-item>
                <text:p text:style-name="P123"><text:span text:style-name="T29">‘Ok allocation </text:span><text:span text:style-name="T77">deleted if present</text:span><text:span text:style-name="T29">‘, </text:span><text:span text:style-name="T32">2</text:span><text:span text:style-name="T30">00</text:span><text:bookmark-end text:name="__DdeLink__1441_2175262302"/><text:bookmark-end text:name="__DdeLink__1446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4">/game-allocations/&lt;game_id&gt;</text:p>
          </table:table-cell>
          <table:table-cell table:style-name="Table4.A2" office:value-type="string">
            <text:p text:style-name="P207">GET</text:p>
          </table:table-cell>
          <table:table-cell table:style-name="Table4.A1" office:value-type="string">
            <text:p text:style-name="P138">- </text:p>
            <text:p text:style-name="P138"/>
            <text:p text:style-name="P207">Non</text:p>
          </table:table-cell>
          <table:table-cell table:style-name="Table4.A1" office:value-type="string">
            <text:p text:style-name="P61">Renvoie la liste des allocations de la partie</text:p>
            <text:p text:style-name="P61"/>
            <text:p text:style-name="P98">Succès :</text:p>
            <text:list xml:id="list210133807956152" text:continue-numbering="true" text:style-name="L13">
              <text:list-item>
                <text:p text:style-name="P208">Dictionnaire identifiant de joueur : identifiant de rôle dans la partie,<text:span text:style-name="T29"> </text:span><text:span text:style-name="T32">2</text:span><text:span text:style-name="T30">00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4">/<text:span text:style-name="T79">player</text:span>-allocations/&lt;<text:span text:style-name="T79">player</text:span>_id&gt;</text:p>
          </table:table-cell>
          <table:table-cell table:style-name="Table4.A2" office:value-type="string">
            <text:p text:style-name="P207">GET</text:p>
          </table:table-cell>
          <table:table-cell table:style-name="Table4.A1" office:value-type="string">
            <text:p text:style-name="P138">- </text:p>
            <text:p text:style-name="P138"/>
            <text:p text:style-name="P207">Non</text:p>
          </table:table-cell>
          <table:table-cell table:style-name="Table4.A1" office:value-type="string">
            <text:p text:style-name="P61">Renvoie la liste des allocations d<text:span text:style-name="T79">u joueur</text:span></text:p>
            <text:p text:style-name="P61"/>
            <text:p text:style-name="P98">Succès :</text:p>
            <text:list xml:id="list210133305080650" text:continue-numbering="true" text:style-name="L13">
              <text:list-item>
                <text:p text:style-name="P124"><text:span text:style-name="T78">Dictionnaire identifiant de </text:span><text:span text:style-name="T79">partie</text:span><text:span text:style-name="T78">: identifiant de rôle dans la partie,</text:span><text:span text:style-name="T29"> </text:span><text:span text:style-name="T32">2</text:span><text:span text:style-name="T30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184"><text:bookmark-start text:name="__DdeLink__1454_2175262302"/>/<text:bookmark-start text:name="__DdeLink__1451_2175262302"/>game-positions/&lt;game_id&gt;<text:bookmark-end text:name="__DdeLink__1454_2175262302"/><text:bookmark-end text:name="__DdeLink__1451_2175262302"/></text:p>
          </table:table-cell>
          <table:table-cell table:style-name="Table4.A2" office:value-type="string">
            <text:p text:style-name="P209">POST</text:p>
          </table:table-cell>
          <table:table-cell table:style-name="Table4.A1" office:value-type="string">
            <text:p text:style-name="P138"><text:span text:style-name="T80">p</text:span>seudo <text:span text:style-name="T80">(str)</text:span></text:p>
            <text:p text:style-name="P138">center_ownerships <text:span text:style-name="T80">(str)</text:span></text:p>
            <text:p text:style-name="P138">units <text:span text:style-name="T80">(str)</text:span></text:p>
            <text:p text:style-name="P138">forbiddens <text:span text:style-name="T80">(str)</text:span></text:p>
            <text:p text:style-name="P138"/>
            <text:p text:style-name="P209">Oui</text:p>
          </table:table-cell>
          <table:table-cell table:style-name="Table4.A1" office:value-type="string">
            <text:p text:style-name="P62">Altère la position de la partie (les possessions de centres, les unités et les zones interdites en retraite)</text:p>
            <text:p text:style-name="P62"/>
            <text:p text:style-name="P146"><text:bookmark-start text:name="__DdeLink__1555_2175262302"/>TODO EXPLICATIONS SUR LES CHAMPS</text:p>
            <text:p text:style-name="P146"><text:bookmark-end text:name="__DdeLink__1555_2175262302"/></text:p>
            <text:p text:style-name="P99"><text:bookmark-start text:name="__DdeLink__1469_2175262302"/>Cas d’erreur :</text:p>
            <text:list xml:id="list210132812549208" text:continue-list="list210132896087223" text:style-name="L20">
              <text:list-item>
                <text:p text:style-name="P200"><text:bookmark-start text:name="__DdeLink__1473_2175262302"/><text:span text:style-name="T57">‘Need a pseudo to rectify </text:span><text:span text:style-name="T81">position in</text:span><text:span text:style-name="T57"> game’, </text:span><text:span text:style-name="T74">401</text:span><text:bookmark-end text:name="__DdeLink__1473_2175262302"/></text:p>
              </text:list-item>
              <text:list-item>
                <text:p text:style-name="P159">‘Bad authentication!:{message}’, <text:span text:style-name="T72">401</text:span></text:p>
              </text:list-item>
              <text:list-item>
                <text:p text:style-name="P159">‘Failed to get id from pseudo {message}’, <text:span text:style-name="T72">404</text:span></text:p>
              </text:list-item>
              <text:list-item>
                <text:p text:style-name="P159">‘You do not seem to be the game master of the game’, <text:span text:style-name="T72">403</text:span></text:p>
                <text:p text:style-name="P159"/>
              </text:list-item>
            </text:list>
            <text:p text:style-name="P99"><text:bookmark-start text:name="__DdeLink__1441_21752623021"/><text:bookmark-start text:name="__DdeLink__1449_2175262302"/><text:soft-page-break/>Succès :</text:p>
            <text:list xml:id="list3575732051" text:style-name="L22">
              <text:list-item>
                <text:p text:style-name="P177"><text:span text:style-name="T29">‘Ok </text:span><text:span text:style-name="T81">position rectified</text:span><text:span text:style-name="T29">‘, </text:span><text:span text:style-name="T32">2</text:span><text:span text:style-name="T30">00</text:span><text:bookmark-end text:name="__DdeLink__1441_21752623021"/><text:bookmark-end text:name="__DdeLink__1449_2175262302"/><text:bookmark-end text:name="__DdeLink__1469_2175262302"/></text:p>
              </text:list-item>
            </text:list>
          </table:table-cell>
        </table:table-row>
        <table:table-row table:style-name="Table4.14">
          <table:covered-table-cell/>
          <table:table-cell table:style-name="Table4.A2" office:value-type="string">
            <text:p text:style-name="P210">GET</text:p>
          </table:table-cell>
          <table:table-cell table:style-name="Table4.A1" office:value-type="string">
            <text:p text:style-name="P138">-</text:p>
            <text:p text:style-name="P138"/>
            <text:p text:style-name="P210">Non</text:p>
          </table:table-cell>
          <table:table-cell table:style-name="Table4.A1" office:value-type="string">
            <text:p text:style-name="P63"><text:bookmark-start text:name="__DdeLink__1457_2175262302"/>Renvoie la position de la partie.<text:bookmark-end text:name="__DdeLink__1457_2175262302"/></text:p>
            <text:p text:style-name="P63"/>
            <text:p text:style-name="P63">Cf. POST pour la description des champs.</text:p>
            <text:p text:style-name="P63"/>
            <text:p text:style-name="P100"><text:bookmark-start text:name="__DdeLink__1459_2175262302"/><text:bookmark-start text:name="__DdeLink__1478_2175262302"/>Succès :</text:p>
            <text:list xml:id="list210131751903757" text:continue-numbering="true" text:style-name="L22">
              <text:list-item>
                <text:p text:style-name="P178"><text:bookmark-start text:name="__DdeLink__1461_2175262302"/><text:span text:style-name="T85">{‘</text:span><text:span text:style-name="T82">ownerships </text:span><text:span text:style-name="T85">: &lt;rapport&gt;, ‘</text:span><text:span text:style-name="T82">dislodged_ones’ : </text:span><text:span text:style-name="T85">&lt;unités délogées&gt;, ‘units’ : &lt;unités&gt;, ‘forbiddens’ : régions interdites en retraite}</text:span><text:span text:style-name="T29">, </text:span><text:span text:style-name="T32">2</text:span><text:span text:style-name="T30">00</text:span><text:bookmark-end text:name="__DdeLink__1461_2175262302"/><text:bookmark-end text:name="__DdeLink__1459_2175262302"/><text:bookmark-end text:name="__DdeLink__1478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7"><text:bookmark-start text:name="__DdeLink__1464_2175262302"/>/<text:bookmark-start text:name="__DdeLink__1451_21752623021"/>game-<text:span text:style-name="T83">reports</text:span>/&lt;game_id&gt;<text:bookmark-end text:name="__DdeLink__1464_2175262302"/><text:bookmark-end text:name="__DdeLink__1451_21752623021"/></text:p>
          </table:table-cell>
          <table:table-cell table:style-name="Table4.A2" office:value-type="string">
            <text:p text:style-name="P212">GET</text:p>
          </table:table-cell>
          <table:table-cell table:style-name="Table4.A1" office:value-type="string">
            <text:p text:style-name="P138">- </text:p>
            <text:p text:style-name="P138"/>
            <text:p text:style-name="P211">Non</text:p>
          </table:table-cell>
          <table:table-cell table:style-name="Table4.A1" office:value-type="string">
            <text:p text:style-name="P64">Renvoie l<text:span text:style-name="T84">e dernier rapport de résolution</text:span> de la partie.</text:p>
            <text:p text:style-name="P64"/>
            <text:p text:style-name="P101">Succès :</text:p>
            <text:list xml:id="list210132382700479" text:continue-numbering="true" text:style-name="L22">
              <text:list-item>
                <text:p text:style-name="P178"><text:span text:style-name="T85">{‘content’ : &lt;rapport&gt;}</text:span><text:span text:style-name="T29">, </text:span><text:span text:style-name="T32">2</text:span><text:span text:style-name="T30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188"><text:bookmark-start text:name="__DdeLink__1495_2175262302"/>/<text:bookmark-start text:name="__DdeLink__1451_217526230211"/>game-<text:span text:style-name="T97">orders</text:span>/&lt;game_id&gt;<text:bookmark-end text:name="__DdeLink__1495_2175262302"/><text:bookmark-end text:name="__DdeLink__1451_217526230211"/></text:p>
          </table:table-cell>
          <table:table-cell table:style-name="Table4.A2" office:value-type="string">
            <text:p text:style-name="P213">POST</text:p>
          </table:table-cell>
          <table:table-cell table:style-name="Table4.A1" office:value-type="string">
            <text:p text:style-name="P138">r<text:bookmark-start text:name="__DdeLink__1480_2175262302"/>ole_id <text:span text:style-name="T98">(int)</text:span></text:p>
            <text:p text:style-name="P138">orders <text:span text:style-name="T98">(str)</text:span></text:p>
            <text:p text:style-name="P138"><text:span text:style-name="T98">names (str)</text:span></text:p>
            <text:p text:style-name="P138">pseudo <text:span text:style-name="T98">(str)</text:span><text:bookmark-end text:name="__DdeLink__1480_2175262302"/></text:p>
            <text:p text:style-name="P138"/>
            <text:p text:style-name="P214">Oui</text:p>
            <text:p text:style-name="P138"/>
          </table:table-cell>
          <table:table-cell table:style-name="Table4.A1" office:value-type="string">
            <text:p text:style-name="P65">Soumission d’ordres diplomatie par un joueur d’une partie.</text:p>
            <text:p text:style-name="P65"/>
            <text:p text:style-name="P102"><text:bookmark-start text:name="__DdeLink__1485_2175262302"/>Cas d’erreur :</text:p>
            <text:list xml:id="list210131973989558" text:continue-list="list210132812549208" text:style-name="L20">
              <text:list-item>
                <text:p text:style-name="P201"><text:span text:style-name="T57">‘Game master cannot submit orders in game - please usurp game player (not implemented)’, </text:span><text:span text:style-name="T74">40</text:span><text:span text:style-name="T99">0</text:span></text:p>
              </text:list-item>
              <text:list-item>
                <text:p text:style-name="P201"><text:span text:style-name="T57">‘Need a pseudo to </text:span><text:span text:style-name="T99">submit</text:span><text:span text:style-name="T57"> </text:span><text:span text:style-name="T99">orders</text:span><text:span text:style-name="T81"> in</text:span><text:span text:style-name="T57"> game’, </text:span><text:span text:style-name="T74">401</text:span></text:p>
              </text:list-item>
              <text:list-item>
                <text:p text:style-name="P160">‘Bad authentication!:{message}’, <text:span text:style-name="T72">401</text:span></text:p>
              </text:list-item>
              <text:list-item>
                <text:p text:style-name="P160">‘Failed to get id from pseudo {message}’, <text:span text:style-name="T72">404</text:span></text:p>
              </text:list-item>
              <text:list-item>
                <text:p text:style-name="P160"><text:bookmark-start text:name="__DdeLink__1475_2175262302"/>‘You do not seem to be the player who is in charge’, <text:span text:style-name="T72">403</text:span></text:p>
              </text:list-item>
              <text:list-item>
                <text:p text:style-name="P160">Variant {variant_name} doesn't exist, <text:span text:style-name="T99">404</text:span></text:p>
              </text:list-item>
              <text:list-item>
                <text:p text:style-name="P160">Failed to submit orders {message} : {submission_report}, <text:span text:style-name="T100">400</text:span></text:p>
                <text:p text:style-name="P160"><text:bookmark-end text:name="__DdeLink__1475_2175262302"/></text:p>
              </text:list-item>
            </text:list>
            <text:p text:style-name="P102"><text:bookmark-start text:name="__DdeLink__1441_217526230211"/><text:bookmark-start text:name="__DdeLink__1449_21752623021"/>Succès :</text:p>
            <text:list xml:id="list3692323235" text:style-name="L24">
              <text:list-item>
                <text:p text:style-name="P179"><text:span text:style-name="T29">‘Ok </text:span><text:span text:style-name="T100">orders </text:span><text:span text:style-name="T29">submitted</text:span><text:span text:style-name="T81"> {submission_report}</text:span><text:span text:style-name="T29">‘, </text:span><text:span text:style-name="T32">2</text:span><text:span text:style-name="T30">0</text:span><text:bookmark-end text:name="__DdeLink__1441_217526230211"/><text:bookmark-end text:name="__DdeLink__1449_21752623021"/><text:span text:style-name="T100">1</text:span><text:bookmark-end text:name="__DdeLink__1485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214">GET</text:p>
          </table:table-cell>
          <table:table-cell table:style-name="Table4.A1" office:value-type="string">
            <text:p text:style-name="P66"><text:span text:style-name="T100">r</text:span>ole_id <text:span text:style-name="T98">(int)</text:span></text:p>
            <text:p text:style-name="P139">pseudo <text:span text:style-name="T98">(str)</text:span></text:p>
            <text:p text:style-name="P138"/>
            <text:p text:style-name="P214">Oui</text:p>
          </table:table-cell>
          <table:table-cell table:style-name="Table4.A1" office:value-type="string">
            <text:p text:style-name="P67">Renvoie les ordres soumis par le joueur de la partie</text:p>
            <text:p text:style-name="P67"/>
            <text:p text:style-name="P215"><text:bookmark-start text:name="__DdeLink__1503_2175262302"/><text:span text:style-name="T19">Cas d’erreur :</text:span></text:p>
            <text:list xml:id="list210133736021332" text:continue-list="list210131973989558" text:style-name="L20">
              <text:list-item>
                <text:p text:style-name="P202"><text:span text:style-name="T57">‘Need a pseudo to </text:span><text:span text:style-name="T101">retrieve</text:span><text:span text:style-name="T57"> </text:span><text:span text:style-name="T99">orders</text:span><text:span text:style-name="T81"> in</text:span><text:span text:style-name="T57"> game’, </text:span><text:span text:style-name="T74">401</text:span></text:p>
              </text:list-item>
              <text:list-item>
                <text:p text:style-name="P161">‘Bad authentication!:{message}’, <text:span text:style-name="T72">401</text:span></text:p>
              </text:list-item>
              <text:list-item>
                <text:p text:style-name="P161">‘Failed to get id from pseudo {message}’, <text:span text:style-name="T72">404</text:span></text:p>
              </text:list-item>
              <text:list-item>
                <text:p text:style-name="P202"><text:span text:style-name="T57">‘You do not seem to be the </text:span><text:span text:style-name="T101">game master </text:span><text:span text:style-name="T106">of the game</text:span><text:span text:style-name="T57">’, </text:span><text:span text:style-name="T72">403 </text:span><text:bookmark-start text:name="__DdeLink__1492_2175262302"/><text:span text:style-name="T101">(role_id = 0)</text:span><text:bookmark-end text:name="__DdeLink__1492_2175262302"/></text:p>
              </text:list-item>
              <text:list-item>
                <text:p text:style-name="P161"><text:bookmark-start text:name="__DdeLink__1475_21752623021"/><text:bookmark-start text:name="__DdeLink__1540_2175262302"/><text:bookmark-start text:name="__DdeLink__1490_2175262302"/>‘You do not seem to be the player who is in charge’, <text:span text:style-name="T72">403</text:span><text:bookmark-end text:name="__DdeLink__1490_2175262302"/><text:span text:style-name="T72"> </text:span><text:span text:style-name="T101">(role_id != 0)</text:span></text:p>
              </text:list-item>
              <text:list-item>
                <text:p text:style-name="P161"><text:bookmark-end text:name="__DdeLink__1540_2175262302"/>Variant {variant_name} doesn't exist, <text:soft-page-break/><text:span text:style-name="T99">404</text:span></text:p>
              </text:list-item>
              <text:list-item>
                <text:p text:style-name="P161">Failed to submit orders {message} : {submission_report}, <text:span text:style-name="T100">400</text:span></text:p>
                <text:p text:style-name="P161"><text:bookmark-end text:name="__DdeLink__1475_21752623021"/></text:p>
              </text:list-item>
            </text:list>
            <text:p text:style-name="P103"><text:bookmark-start text:name="__DdeLink__1441_2175262302111"/><text:bookmark-start text:name="__DdeLink__1449_217526230211"/>Succès :</text:p>
            <text:list xml:id="list3418595052" text:style-name="L25">
              <text:list-item>
                <text:p text:style-name="P216"><text:span text:style-name="T86">{‘orders’ : &lt;ordres&gt;, ‘fake_units’ : &lt;unités factices&gt;}</text:span><text:span text:style-name="T87">, </text:span><text:span text:style-name="T88">2</text:span><text:span text:style-name="T89">0</text:span><text:bookmark-end text:name="__DdeLink__1441_2175262302111"/><text:bookmark-end text:name="__DdeLink__1449_217526230211"/><text:span text:style-name="T89">0</text:span><text:bookmark-end text:name="__DdeLink__1503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9">/<text:bookmark-start text:name="__DdeLink__1451_2175262302111"/>game-adjudications/&lt;game_id&gt;<text:bookmark-end text:name="__DdeLink__1451_2175262302111"/></text:p>
          </table:table-cell>
          <table:table-cell table:style-name="Table4.A2" office:value-type="string">
            <text:p text:style-name="P217">POST</text:p>
          </table:table-cell>
          <table:table-cell table:style-name="Table4.A1" office:value-type="string">
            <text:p text:style-name="P217">names (str)</text:p>
            <text:p text:style-name="P217">pseudo (str)</text:p>
            <text:p text:style-name="P217"/>
            <text:p text:style-name="P224">Oui</text:p>
          </table:table-cell>
          <table:table-cell table:style-name="Table4.A1" office:value-type="string">
            <text:p text:style-name="P70"><text:bookmark-start text:name="__DdeLink__1515_2175262302"/><text:span text:style-name="T102">Résolution </text:span><text:span text:style-name="T103">de</text:span><text:span text:style-name="T102"> la partie</text:span></text:p>
            <text:p text:style-name="P68"/>
            <text:p text:style-name="P222"><text:span text:style-name="T19">Cas d’erreur :</text:span></text:p>
            <text:list xml:id="list210132634055593" text:continue-list="list210133736021332" text:style-name="L20">
              <text:list-item>
                <text:p text:style-name="P203"><text:bookmark-start text:name="__DdeLink__1529_2175262302"/><text:span text:style-name="T57">‘Need a pseudo to </text:span><text:span text:style-name="T104">adjudicate</text:span><text:span text:style-name="T57"> </text:span><text:span text:style-name="T81">in</text:span><text:span text:style-name="T57"> game’, </text:span><text:span text:style-name="T74">401</text:span><text:bookmark-end text:name="__DdeLink__1529_2175262302"/></text:p>
              </text:list-item>
              <text:list-item>
                <text:p text:style-name="P162"><text:bookmark-start text:name="__DdeLink__1531_2175262302"/>‘Bad authentication!:{message}’, <text:span text:style-name="T72">401</text:span></text:p>
              </text:list-item>
              <text:list-item>
                <text:p text:style-name="P162"><text:bookmark-start text:name="__DdeLink__1533_2175262302"/><text:bookmark-end text:name="__DdeLink__1531_2175262302"/>‘Failed to get id from pseudo {message}’, <text:span text:style-name="T72">404</text:span></text:p>
              </text:list-item>
              <text:list-item>
                <text:p text:style-name="P203"><text:bookmark-start text:name="__DdeLink__1536_2175262302"/><text:bookmark-end text:name="__DdeLink__1533_2175262302"/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-start text:name="__DdeLink__1492_21752623021"/><text:bookmark-end text:name="__DdeLink__1492_21752623021"/></text:p>
              </text:list-item>
              <text:list-item>
                <text:p text:style-name="P162"><text:bookmark-start text:name="__DdeLink__1475_217526230211"/><text:bookmark-end text:name="__DdeLink__1536_2175262302"/>Variant {variant_name} doesn't exist, <text:span text:style-name="T99">404</text:span></text:p>
              </text:list-item>
              <text:list-item>
                <text:p text:style-name="P203"><text:span text:style-name="T57">Failed to </text:span><text:span text:style-name="T107">adjudicate</text:span><text:span text:style-name="T57">{message} : {submission_report}, </text:span><text:span text:style-name="T100">400</text:span></text:p>
                <text:p text:style-name="P162"><text:bookmark-end text:name="__DdeLink__1475_217526230211"/></text:p>
              </text:list-item>
            </text:list>
            <text:p text:style-name="P104"><text:bookmark-start text:name="__DdeLink__1441_21752623021111"/><text:bookmark-start text:name="__DdeLink__1449_2175262302111"/>Succès :</text:p>
            <text:list xml:id="list2010039999" text:style-name="L26">
              <text:list-item>
                <text:p text:style-name="P218"><text:span text:style-name="T86">’Ok adjudication performed and game updated : {adjudication_report}’</text:span><text:span text:style-name="T87">, </text:span><text:span text:style-name="T88">2</text:span><text:span text:style-name="T89">0</text:span><text:bookmark-end text:name="__DdeLink__1441_21752623021111"/><text:bookmark-end text:name="__DdeLink__1449_2175262302111"/><text:span text:style-name="T90">1</text:span><text:bookmark-end text:name="__DdeLink__1515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184">/<text:span text:style-name="T108">simulation</text:span></text:p>
          </table:table-cell>
          <table:table-cell table:style-name="Table4.A2" office:value-type="string">
            <text:p text:style-name="P223">POST</text:p>
          </table:table-cell>
          <table:table-cell table:style-name="Table4.A1" office:value-type="string">
            <text:p text:style-name="P138">variant_name <text:span text:style-name="T109">(str)</text:span></text:p>
            <text:p text:style-name="P138">orders <text:span text:style-name="T109">(str)</text:span></text:p>
            <text:p text:style-name="P138">center_ownerships <text:span text:style-name="T109">(str)</text:span></text:p>
            <text:p text:style-name="P138">units <text:span text:style-name="T109">(str)</text:span></text:p>
            <text:p text:style-name="P138">names<text:span text:style-name="T109">()</text:span></text:p>
            <text:p text:style-name="P138"/>
            <text:p text:style-name="P224">Non</text:p>
          </table:table-cell>
          <table:table-cell table:style-name="Table4.A1" office:value-type="string">
            <text:p text:style-name="P71"><text:span text:style-name="T109">Simulation de résoilution (« bac à sable »)</text:span></text:p>
            <text:p text:style-name="P69"/>
            <text:p text:style-name="P225"><text:bookmark-start text:name="__DdeLink__1524_2175262302"/><text:span text:style-name="T19">Cas d’erreur :</text:span></text:p>
            <text:list xml:id="list210132599175718" text:continue-list="list210132634055593" text:style-name="L20">
              <text:list-item>
                <text:p text:style-name="P204"><text:bookmark-start text:name="__DdeLink__1475_2175262302111"/><text:span text:style-name="T57">Variant {variant_name} doesn't exist, </text:span><text:span text:style-name="T99">404</text:span></text:p>
              </text:list-item>
              <text:list-item>
                <text:p text:style-name="P204"><text:span text:style-name="T57">Failed to </text:span><text:span text:style-name="T107">adjudicate</text:span><text:span text:style-name="T57">{message} : {submission_report}, </text:span><text:span text:style-name="T100">400</text:span></text:p>
                <text:p text:style-name="P163"><text:bookmark-end text:name="__DdeLink__1475_2175262302111"/></text:p>
              </text:list-item>
            </text:list>
            <text:p text:style-name="P105"><text:bookmark-start text:name="__DdeLink__1441_217526230211111"/><text:bookmark-start text:name="__DdeLink__1449_21752623021111"/>Succès :</text:p>
            <text:list xml:id="list580336943" text:style-name="L27">
              <text:list-item>
                <text:p text:style-name="P219"><text:span text:style-name="T86">’Ok adjudication performed {adjudication_report}’</text:span><text:span text:style-name="T87">, </text:span><text:span text:style-name="T88">2</text:span><text:span text:style-name="T89">0</text:span><text:bookmark-end text:name="__DdeLink__1441_217526230211111"/><text:bookmark-end text:name="__DdeLink__1449_21752623021111"/><text:span text:style-name="T90">1</text:span><text:bookmark-end text:name="__DdeLink__1524_2175262302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184">/game-messages/&lt;game_id&gt;</text:p>
          </table:table-cell>
          <table:table-cell table:style-name="Table4.A2" office:value-type="string">
            <text:p text:style-name="P226">POST</text:p>
          </table:table-cell>
          <table:table-cell table:style-name="Table4.A1" office:value-type="string">
            <text:p text:style-name="P138">role_id <text:span text:style-name="T110">(int)</text:span></text:p>
            <text:p text:style-name="P138">dest_role_id <text:span text:style-name="T110">(int)</text:span></text:p>
            <text:p text:style-name="P138">content <text:span text:style-name="T110">(str)</text:span></text:p>
            <text:p text:style-name="P138">pseudo <text:span text:style-name="T110">(str)</text:span></text:p>
            <text:p text:style-name="P138"/>
          </table:table-cell>
          <table:table-cell table:style-name="Table4.A1" office:value-type="string">
            <text:p text:style-name="P72">Insertion d’un message diplomatique</text:p>
            <text:p text:style-name="P72"/>
            <text:p text:style-name="P227"><text:bookmark-start text:name="__DdeLink__1548_2175262302"/><text:span text:style-name="T19">Cas d’erreur :</text:span></text:p>
            <text:list xml:id="list210132997569884" text:continue-list="list210132599175718" text:style-name="L20">
              <text:list-item>
                <text:p text:style-name="P205"><text:span text:style-name="T57">‘Need a pseudo to </text:span><text:span text:style-name="T110">insert message</text:span><text:span text:style-name="T57"> </text:span><text:span text:style-name="T81">in</text:span><text:span text:style-name="T57"> game’, </text:span><text:span text:style-name="T74">401</text:span><text:bookmark-start text:name="__DdeLink__1475_21752623021111"/></text:p>
              </text:list-item>
              <text:list-item>
                <text:p text:style-name="P164">‘Bad authentication!:{message}’, <text:span text:style-name="T72">401</text:span></text:p>
              </text:list-item>
              <text:list-item>
                <text:p text:style-name="P164">‘Failed to get id from pseudo {message}’, <text:span text:style-name="T72">404</text:span></text:p>
              </text:list-item>
              <text:list-item>
                <text:p text:style-name="P205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"/><text:span text:style-name="T72"> </text:span><text:span text:style-name="T110">(role_id=0)</text:span></text:p>
              </text:list-item>
              <text:list-item>
                <text:p text:style-name="P164"><text:bookmark-start text:name="__DdeLink__1490_21752623022"/>‘You do not seem to be the player who is in charge’, <text:span text:style-name="T72">403</text:span><text:bookmark-end text:name="__DdeLink__1490_21752623022"/><text:span text:style-name="T72"> </text:span><text:span text:style-name="T101">(role_id != 0)</text:span></text:p>
                <text:p text:style-name="P164"><text:bookmark-end text:name="__DdeLink__1475_21752623021111"/></text:p>
              </text:list-item>
            </text:list>
            <text:p text:style-name="P106"><text:bookmark-start text:name="__DdeLink__1441_2175262302111111"/><text:bookmark-start text:name="__DdeLink__1449_217526230211111"/>Succès :</text:p>
            <text:list xml:id="list3348252134" text:style-name="L28">
              <text:list-item>
                <text:p text:style-name="P220"><text:span text:style-name="T86">’Ok message inserted {</text:span><text:span text:style-name="T91">content</text:span><text:span text:style-name="T86">}’</text:span><text:span text:style-name="T87">, </text:span><text:span text:style-name="T88">2</text:span><text:span text:style-name="T89">0</text:span><text:bookmark-end text:name="__DdeLink__1441_2175262302111111"/><text:bookmark-end text:name="__DdeLink__1449_217526230211111"/><text:span text:style-name="T90">1</text:span><text:bookmark-end text:name="__DdeLink__1548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228">GET</text:p>
          </table:table-cell>
          <table:table-cell table:style-name="Table4.A1" office:value-type="string">
            <text:p text:style-name="P138"><text:span text:style-name="T111">l</text:span>imit <text:span text:style-name="T111">(int)</text:span></text:p>
            <text:p text:style-name="P138">role_id <text:span text:style-name="T111">(int)</text:span></text:p>
            <text:p text:style-name="P138">pseudo <text:s/><text:span text:style-name="T111">(str)</text:span></text:p>
          </table:table-cell>
          <table:table-cell table:style-name="Table4.A1" office:value-type="string">
            <text:p text:style-name="P73">Récupération de messages diplomatiques <text:span text:style-name="T112">(au plus ‘limit’ messages si ce paramètre est fourni)</text:span></text:p>
            <text:p text:style-name="P74"/>
            <text:p text:style-name="P229"><text:span text:style-name="T19">Cas d’erreur :</text:span></text:p>
            <text:list xml:id="list210133743090007" text:continue-list="list210132997569884" text:style-name="L20">
              <text:list-item>
                <text:p text:style-name="P206"><text:span text:style-name="T57">‘Need a pseudo to </text:span><text:span text:style-name="T112">get</text:span><text:span text:style-name="T110"> message</text:span><text:span text:style-name="T57"> </text:span><text:span text:style-name="T81">in</text:span><text:span text:style-name="T57"> game’, </text:span><text:span text:style-name="T74">401</text:span><text:bookmark-start text:name="__DdeLink__1475_217526230211111"/></text:p>
              </text:list-item>
              <text:list-item>
                <text:p text:style-name="P165">‘Bad authentication!:{message}’, <text:span text:style-name="T72">401</text:span></text:p>
              </text:list-item>
              <text:list-item>
                <text:p text:style-name="P165">‘Failed to get id from pseudo {message}’, <text:span text:style-name="T72">404</text:span></text:p>
              </text:list-item>
              <text:list-item>
                <text:p text:style-name="P206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1"/><text:span text:style-name="T72"> </text:span><text:span text:style-name="T110">(role_id=0)</text:span></text:p>
              </text:list-item>
              <text:list-item>
                <text:p text:style-name="P165"><text:bookmark-start text:name="__DdeLink__1490_217526230221"/>‘You do not seem to be the player who is in charge’, <text:span text:style-name="T72">403</text:span><text:bookmark-end text:name="__DdeLink__1490_217526230221"/><text:span text:style-name="T72"> </text:span><text:span text:style-name="T101">(role_id != 0)</text:span></text:p>
              </text:list-item>
            </text:list>
            <text:p text:style-name="P147"/>
            <text:p text:style-name="P147">TODO EXPLICATIONS SUR LE <text:span text:style-name="T113">RETOUR</text:span></text:p>
            <text:list xml:id="list210133221282709" text:continue-numbering="true" text:style-name="L20">
              <text:list-header>
                <text:p text:style-name="P165"><text:bookmark-end text:name="__DdeLink__1475_217526230211111"/></text:p>
              </text:list-header>
            </text:list>
            <text:p text:style-name="P107"><text:bookmark-start text:name="__DdeLink__1441_21752623021111111"/><text:bookmark-start text:name="__DdeLink__1449_2175262302111111"/>Succès :</text:p>
            <text:list xml:id="list2944444016" text:style-name="L29">
              <text:list-item>
                <text:p text:style-name="P221"><text:span text:style-name="T92">&lt;liste de messages&gt;</text:span><text:span text:style-name="T87">, </text:span><text:span text:style-name="T88">2</text:span><text:span text:style-name="T89">0</text:span><text:bookmark-end text:name="__DdeLink__1441_21752623021111111"/><text:bookmark-end text:name="__DdeLink__1449_2175262302111111"/><text:span text:style-name="T92">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190">/game-<text:span text:style-name="T114">declarations</text:span>/&lt;game_<text:span text:style-name="T116">id</text:span>&gt;</text:p>
          </table:table-cell>
          <table:table-cell table:style-name="Table4.A2" office:value-type="string">
            <text:p text:style-name="P226">POST</text:p>
          </table:table-cell>
          <table:table-cell table:style-name="Table4.A1" office:value-type="string">
            <text:p text:style-name="P138">role_id <text:span text:style-name="T110">(int)</text:span></text:p>
            <text:p text:style-name="P138">content <text:span text:style-name="T110">(str)</text:span></text:p>
            <text:p text:style-name="P138">pseudo <text:span text:style-name="T110">(str)</text:span></text:p>
            <text:p text:style-name="P138"/>
          </table:table-cell>
          <table:table-cell table:style-name="Table4.A1" office:value-type="string">
            <text:p text:style-name="P75"><text:span text:style-name="T110">Insertion d’un</text:span><text:span text:style-name="T114">e déclaration de presse</text:span></text:p>
            <text:p text:style-name="P72"/>
            <text:p text:style-name="P227"><text:bookmark-start text:name="__DdeLink__1548_21752623021"/><text:span text:style-name="T19">Cas d’erreur :</text:span></text:p>
            <text:list xml:id="list210133897614444" text:continue-list="list210133221282709" text:style-name="L20">
              <text:list-item>
                <text:p text:style-name="P205"><text:span text:style-name="T57">‘Need a pseudo to </text:span><text:span text:style-name="T110">insert </text:span><text:span text:style-name="T115">declaration</text:span><text:span text:style-name="T57"> </text:span><text:span text:style-name="T81">in</text:span><text:span text:style-name="T57"> game’, </text:span><text:span text:style-name="T74">401</text:span><text:bookmark-start text:name="__DdeLink__1475_217526230211112"/></text:p>
              </text:list-item>
              <text:list-item>
                <text:p text:style-name="P164">‘Bad authentication!:{message}’, <text:span text:style-name="T72">401</text:span></text:p>
              </text:list-item>
              <text:list-item>
                <text:p text:style-name="P164">‘Failed to get id from pseudo {message}’, <text:span text:style-name="T72">404</text:span></text:p>
              </text:list-item>
              <text:list-item>
                <text:p text:style-name="P205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2"/><text:span text:style-name="T72"> </text:span><text:span text:style-name="T110">(role_id=0)</text:span></text:p>
              </text:list-item>
              <text:list-item>
                <text:p text:style-name="P164"><text:bookmark-start text:name="__DdeLink__1490_217526230222"/>‘You do not seem to be the player who is in charge’, <text:span text:style-name="T72">403</text:span><text:bookmark-end text:name="__DdeLink__1490_217526230222"/><text:span text:style-name="T72"> </text:span><text:span text:style-name="T101">(role_id != 0)</text:span></text:p>
                <text:p text:style-name="P164"><text:bookmark-end text:name="__DdeLink__1475_217526230211112"/></text:p>
              </text:list-item>
            </text:list>
            <text:p text:style-name="P106"><text:bookmark-start text:name="__DdeLink__1441_21752623021111112"/><text:bookmark-start text:name="__DdeLink__1449_2175262302111112"/>Succès :</text:p>
            <text:list xml:id="list210132078419504" text:continue-list="list3348252134" text:style-name="L28">
              <text:list-item>
                <text:p text:style-name="P230"><text:span text:style-name="T86">’Ok </text:span><text:span text:style-name="T93">declaration</text:span><text:span text:style-name="T86"> inserted {</text:span><text:span text:style-name="T91">content</text:span><text:span text:style-name="T86">}’</text:span><text:span text:style-name="T87">, </text:span><text:span text:style-name="T88">2</text:span><text:span text:style-name="T89">0</text:span><text:bookmark-end text:name="__DdeLink__1441_21752623021111112"/><text:bookmark-end text:name="__DdeLink__1449_2175262302111112"/><text:span text:style-name="T90">1</text:span><text:bookmark-end text:name="__DdeLink__1548_2175262302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228">GET</text:p>
          </table:table-cell>
          <table:table-cell table:style-name="Table4.A1" office:value-type="string">
            <text:p text:style-name="P138"><text:span text:style-name="T111">l</text:span>imit <text:span text:style-name="T111">(int)</text:span></text:p>
            <text:p text:style-name="P138">role_id <text:span text:style-name="T111">(int)</text:span></text:p>
            <text:p text:style-name="P138">pseudo <text:s/><text:span text:style-name="T111">(str)</text:span></text:p>
          </table:table-cell>
          <table:table-cell table:style-name="Table4.A1" office:value-type="string">
            <text:p text:style-name="P76"><text:span text:style-name="T111">Récupération de </text:span><text:span text:style-name="T115">déclarations de presse</text:span><text:span text:style-name="T111"> </text:span><text:span text:style-name="T112">(au plus ‘limit’ </text:span><text:span text:style-name="T115">déclarations</text:span><text:span text:style-name="T112"> si ce paramètre est fourni)</text:span></text:p>
            <text:p text:style-name="P74"/>
            <text:p text:style-name="P229"><text:span text:style-name="T19">Cas d’erreur :</text:span></text:p>
            <text:list xml:id="list210133859258027" text:continue-list="list210133897614444" text:style-name="L20">
              <text:list-item>
                <text:p text:style-name="P206"><text:span text:style-name="T57">‘Need a pseudo to </text:span><text:span text:style-name="T112">get</text:span><text:span text:style-name="T110"> </text:span><text:span text:style-name="T115">declarations</text:span><text:span text:style-name="T57"> </text:span><text:span text:style-name="T81">in</text:span><text:span text:style-name="T57"> game’, </text:span><text:span text:style-name="T74">401</text:span><text:bookmark-start text:name="__DdeLink__1475_2175262302111111"/></text:p>
              </text:list-item>
              <text:list-item>
                <text:p text:style-name="P165">‘Bad authentication!:{message}’, <text:span text:style-name="T72">401</text:span></text:p>
              </text:list-item>
              <text:list-item>
                <text:p text:style-name="P165">‘Failed to get id from pseudo {message}’, <text:span text:style-name="T72">404</text:span></text:p>
              </text:list-item>
              <text:list-item>
                <text:p text:style-name="P206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11"/><text:span text:style-name="T72"> </text:span><text:span text:style-name="T110">(role_id=0)</text:span></text:p>
              </text:list-item>
              <text:list-item>
                <text:p text:style-name="P165"><text:bookmark-start text:name="__DdeLink__1490_2175262302211"/>‘You do not seem to be the player who is in charge’, <text:span text:style-name="T72">403</text:span><text:bookmark-end text:name="__DdeLink__1490_2175262302211"/><text:span text:style-name="T72"> </text:span><text:span text:style-name="T101">(role_id != 0)</text:span></text:p>
              </text:list-item>
            </text:list>
            <text:p text:style-name="P147"/>
            <text:p text:style-name="P147">TODO EXPLICATIONS SUR LE <text:span text:style-name="T113">RETOUR</text:span></text:p>
            <text:list xml:id="list210133553022620" text:continue-numbering="true" text:style-name="L20">
              <text:list-header>
                <text:p text:style-name="P165"><text:bookmark-end text:name="__DdeLink__1475_2175262302111111"/></text:p>
              </text:list-header>
            </text:list>
            <text:p text:style-name="P107"><text:bookmark-start text:name="__DdeLink__1441_217526230211111111"/><text:bookmark-start text:name="__DdeLink__1449_21752623021111111"/>Succès :</text:p>
            <text:list xml:id="list210133431758040" text:continue-list="list2944444016" text:style-name="L29">
              <text:list-item>
                <text:p text:style-name="P221"><text:span text:style-name="T92">&lt;liste de </text:span><text:span text:style-name="T94">déclarations</text:span><text:span text:style-name="T92">&gt;</text:span><text:span text:style-name="T87">, </text:span><text:span text:style-name="T88">2</text:span><text:span text:style-name="T89">0</text:span><text:bookmark-end text:name="__DdeLink__1441_217526230211111111"/><text:bookmark-end text:name="__DdeLink__1449_21752623021111111"/><text:span text:style-name="T92">0</text:span></text:p>
              </text:list-item>
            </text:list>
          </table:table-cell>
        </table:table-row>
        <text:soft-page-break/>
        <table:table-row table:style-name="Table4.2">
          <table:table-cell table:style-name="Table4.A2" table:number-rows-spanned="2" office:value-type="string">
            <text:p text:style-name="P184">/game-<text:span text:style-name="T117">visits</text:span>/&lt;game_<text:span text:style-name="T117">id</text:span>&gt;</text:p>
          </table:table-cell>
          <table:table-cell table:style-name="Table4.A2" office:value-type="string">
            <text:p text:style-name="P226">POST</text:p>
          </table:table-cell>
          <table:table-cell table:style-name="Table4.A1" office:value-type="string">
            <text:p text:style-name="P138">role_id <text:span text:style-name="T110">(int)</text:span></text:p>
            <text:p text:style-name="P138">pseudo <text:span text:style-name="T110">(str)</text:span></text:p>
            <text:p text:style-name="P138"/>
          </table:table-cell>
          <table:table-cell table:style-name="Table4.A1" office:value-type="string">
            <text:p text:style-name="P75"><text:span text:style-name="T110">Insertion d’un</text:span><text:span text:style-name="T114">e </text:span><text:span text:style-name="T117">visite (date de visite)</text:span></text:p>
            <text:p text:style-name="P72"/>
            <text:p text:style-name="P227"><text:bookmark-start text:name="__DdeLink__1548_217526230211"/><text:span text:style-name="T19">Cas d’erreur :</text:span></text:p>
            <text:list xml:id="list210132988504213" text:continue-list="list210133553022620" text:style-name="L20">
              <text:list-item>
                <text:p text:style-name="P205"><text:span text:style-name="T57">‘Need a pseudo to </text:span><text:span text:style-name="T110">insert </text:span><text:span text:style-name="T117">visit</text:span><text:span text:style-name="T57"> </text:span><text:span text:style-name="T81">in</text:span><text:span text:style-name="T57"> game’, </text:span><text:span text:style-name="T74">401</text:span><text:bookmark-start text:name="__DdeLink__1475_2175262302111121"/></text:p>
              </text:list-item>
              <text:list-item>
                <text:p text:style-name="P164">‘Bad authentication!:{message}’, <text:span text:style-name="T72">401</text:span></text:p>
              </text:list-item>
              <text:list-item>
                <text:p text:style-name="P164">‘Failed to get id from pseudo {message}’, <text:span text:style-name="T72">404</text:span></text:p>
              </text:list-item>
              <text:list-item>
                <text:p text:style-name="P205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21"/><text:span text:style-name="T72"> </text:span><text:span text:style-name="T110">(role_id=0)</text:span></text:p>
              </text:list-item>
              <text:list-item>
                <text:p text:style-name="P164"><text:bookmark-start text:name="__DdeLink__1490_2175262302221"/>‘You do not seem to be the player who is in charge’, <text:span text:style-name="T72">403</text:span><text:bookmark-end text:name="__DdeLink__1490_2175262302221"/><text:span text:style-name="T72"> </text:span><text:span text:style-name="T101">(role_id != 0)</text:span></text:p>
                <text:p text:style-name="P164"><text:bookmark-end text:name="__DdeLink__1475_2175262302111121"/></text:p>
              </text:list-item>
            </text:list>
            <text:p text:style-name="P106"><text:bookmark-start text:name="__DdeLink__1441_217526230211111121"/><text:bookmark-start text:name="__DdeLink__1449_21752623021111121"/>Succès :</text:p>
            <text:list xml:id="list210132644654830" text:continue-list="list210132078419504" text:style-name="L28">
              <text:list-item>
                <text:p text:style-name="P230"><text:span text:style-name="T86">’Ok </text:span><text:span text:style-name="T95">visit</text:span><text:span text:style-name="T86"> inserted’</text:span><text:span text:style-name="T87">, </text:span><text:span text:style-name="T88">2</text:span><text:span text:style-name="T89">0</text:span><text:bookmark-end text:name="__DdeLink__1441_217526230211111121"/><text:bookmark-end text:name="__DdeLink__1449_21752623021111121"/><text:span text:style-name="T90">1</text:span><text:bookmark-end text:name="__DdeLink__1548_21752623021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228">GET</text:p>
          </table:table-cell>
          <table:table-cell table:style-name="Table4.A1" office:value-type="string">
            <text:p text:style-name="P138">role_id <text:span text:style-name="T111">(int)</text:span></text:p>
            <text:p text:style-name="P138">pseudo <text:s/><text:span text:style-name="T111">(str)</text:span></text:p>
          </table:table-cell>
          <table:table-cell table:style-name="Table4.A1" office:value-type="string">
            <text:p text:style-name="P76"><text:span text:style-name="T111">Récupération </text:span><text:span text:style-name="T117">de visite (date de visite)</text:span></text:p>
            <text:p text:style-name="P74"/>
            <text:p text:style-name="P229"><text:span text:style-name="T19">Cas d’erreur :</text:span></text:p>
            <text:list xml:id="list210132494028458" text:continue-list="list210132988504213" text:style-name="L20">
              <text:list-item>
                <text:p text:style-name="P206"><text:span text:style-name="T57">‘Need a pseudo to </text:span><text:span text:style-name="T119">retrieve</text:span><text:span text:style-name="T110"> </text:span><text:span text:style-name="T119">last </text:span><text:span text:style-name="T117">visit</text:span><text:span text:style-name="T57"> </text:span><text:span text:style-name="T81">in</text:span><text:span text:style-name="T57"> game’, </text:span><text:span text:style-name="T74">401</text:span><text:bookmark-start text:name="__DdeLink__1475_21752623021111111"/></text:p>
              </text:list-item>
              <text:list-item>
                <text:p text:style-name="P165">‘Bad authentication!:{message}’, <text:span text:style-name="T72">401</text:span></text:p>
              </text:list-item>
              <text:list-item>
                <text:p text:style-name="P165">‘Failed to get id from pseudo {message}’, <text:span text:style-name="T72">404</text:span></text:p>
              </text:list-item>
              <text:list-item>
                <text:p text:style-name="P206"><text:span text:style-name="T57">‘You do not seem to be the </text:span><text:span text:style-name="T101">game master </text:span><text:span text:style-name="T105">of the game</text:span><text:span text:style-name="T57">’, </text:span><text:span text:style-name="T72">403</text:span><text:bookmark text:name="__DdeLink__1492_217526230212111"/><text:span text:style-name="T72"> </text:span><text:span text:style-name="T110">(role_id=0)</text:span></text:p>
              </text:list-item>
              <text:list-item>
                <text:p text:style-name="P165"><text:bookmark-start text:name="__DdeLink__1490_21752623022111"/>‘You do not seem to be the player who is in charge’, <text:span text:style-name="T72">403</text:span><text:bookmark-end text:name="__DdeLink__1490_21752623022111"/><text:span text:style-name="T72"> </text:span><text:span text:style-name="T101">(role_id != 0)</text:span></text:p>
              </text:list-item>
            </text:list>
            <text:p text:style-name="P147"/>
            <text:p text:style-name="P147">TODO EXPLICATIONS SUR LE <text:span text:style-name="T113">RETOUR</text:span></text:p>
            <text:list xml:id="list210132533609436" text:continue-numbering="true" text:style-name="L20">
              <text:list-header>
                <text:p text:style-name="P165"><text:bookmark-end text:name="__DdeLink__1475_21752623021111111"/></text:p>
              </text:list-header>
            </text:list>
            <text:p text:style-name="P107"><text:bookmark-start text:name="__DdeLink__1441_2175262302111111111"/><text:bookmark-start text:name="__DdeLink__1449_217526230211111111"/>Succès :</text:p>
            <text:list xml:id="list210132861869325" text:continue-list="list210133431758040" text:style-name="L29">
              <text:list-item>
                <text:p text:style-name="P231"><text:span text:style-name="T92">&lt;l</text:span><text:span text:style-name="T96">time_stamp</text:span><text:span text:style-name="T92">&gt;</text:span><text:span text:style-name="T87">, </text:span><text:span text:style-name="T88">2</text:span><text:span text:style-name="T89">0</text:span><text:bookmark-end text:name="__DdeLink__1441_2175262302111111111"/><text:bookmark-end text:name="__DdeLink__1449_217526230211111111"/><text:span text:style-name="T92">0</text:span></text:p>
              </text:list-item>
            </text:list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0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0:38:37.000511171</meta:creation-date>
    <dc:date>2020-10-17T21:01:31.529558108</dc:date>
    <meta:editing-duration>PT10H7M13S</meta:editing-duration>
    <meta:editing-cycles>130</meta:editing-cycles>
    <meta:generator>LibreOffice/6.4.6.2$Linux_X86_64 LibreOffice_project/40$Build-2</meta:generator>
    <meta:document-statistic meta:table-count="5" meta:image-count="0" meta:object-count="0" meta:page-count="14" meta:paragraph-count="644" meta:word-count="3309" meta:character-count="19038" meta:non-whitespace-character-count="16546"/>
  </office:meta>
</office:document-meta>
</file>